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99pt"/>
    </style:style>
    <style:style style:name="co3" style:family="table-column">
      <style:table-column-properties fo:break-before="auto" style:column-width="81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lad_inner_radius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lad_outer_radius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00474" calcext:value-type="float">
            <text:p>0.00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59" calcext:value-type="float">
            <text:p>5859</text:p>
          </table:table-cell>
          <table:table-cell office:value-type="float" office:value="0.0047404282433959" calcext:value-type="float">
            <text:p>0.00474042824339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00474" calcext:value-type="float">
            <text:p>0.00474</text:p>
          </table:table-cell>
          <table:table-cell office:value-type="float" office:value="0.00074666666666667" calcext:value-type="float">
            <text:p>0.000746666666667</text:p>
          </table:table-cell>
          <table:table-cell office:value-type="float" office:value="0" calcext:value-type="float">
            <text:p>0</text:p>
          </table:table-cell>
          <table:table-cell office:value-type="float" office:value="5845" calcext:value-type="float">
            <text:p>5845</text:p>
          </table:table-cell>
          <table:table-cell office:value-type="float" office:value="0.0047403881819115" calcext:value-type="float">
            <text:p>0.00474038818191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00474" calcext:value-type="float">
            <text:p>0.00474</text:p>
          </table:table-cell>
          <table:table-cell office:value-type="float" office:value="0.0014933333333333" calcext:value-type="float">
            <text:p>0.001493333333333</text:p>
          </table:table-cell>
          <table:table-cell office:value-type="float" office:value="0" calcext:value-type="float">
            <text:p>0</text:p>
          </table:table-cell>
          <table:table-cell office:value-type="float" office:value="5824" calcext:value-type="float">
            <text:p>5824</text:p>
          </table:table-cell>
          <table:table-cell office:value-type="float" office:value="0.0047405557442973" calcext:value-type="float">
            <text:p>0.004740555744297</text:p>
          </table:table-cell>
          <table:table-cell table:number-columns-repeated="2"/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0224" calcext:value-type="float">
            <text:p>0.00224</text:p>
          </table:table-cell>
          <table:table-cell office:value-type="float" office:value="0" calcext:value-type="float">
            <text:p>0</text:p>
          </table:table-cell>
          <table:table-cell office:value-type="float" office:value="5839" calcext:value-type="float">
            <text:p>5839</text:p>
          </table:table-cell>
          <table:table-cell office:value-type="float" office:value="0.0041795483884175" calcext:value-type="float">
            <text:p>0.004179548388418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0224" calcext:value-type="float">
            <text:p>0.00224</text:p>
          </table:table-cell>
          <table:table-cell office:value-type="float" office:value="0" calcext:value-type="float">
            <text:p>0</text:p>
          </table:table-cell>
          <table:table-cell office:value-type="float" office:value="5821" calcext:value-type="float">
            <text:p>5821</text:p>
          </table:table-cell>
          <table:table-cell office:value-type="float" office:value="0.0047397801020949" calcext:value-type="float">
            <text:p>0.004739780102095</text:p>
          </table:table-cell>
          <table:table-cell table:formula="of:=PI()*(([.K5])^4-([.E5])^4)" office:value-type="float" office:value="0.000000000626893921868803" calcext:value-type="float">
            <text:p>6.26893921868803E-10</text:p>
          </table:table-cell>
          <table:table-cell table:formula="of:=[.L5]*((1000^4))" office:value-type="float" office:value="626.893921868803" calcext:value-type="float">
            <text:p>626.893921868803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0301460625" calcext:value-type="float">
            <text:p>0.00301460625</text:p>
          </table:table-cell>
          <table:table-cell office:value-type="float" office:value="0" calcext:value-type="float">
            <text:p>0</text:p>
          </table:table-cell>
          <table:table-cell office:value-type="float" office:value="8148" calcext:value-type="float">
            <text:p>8148</text:p>
          </table:table-cell>
          <table:table-cell office:value-type="float" office:value="0.0041697953903417" calcext:value-type="float">
            <text:p>0.004169795390342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0301460625" calcext:value-type="float">
            <text:p>0.00301460625</text:p>
          </table:table-cell>
          <table:table-cell office:value-type="float" office:value="0" calcext:value-type="float">
            <text:p>0</text:p>
          </table:table-cell>
          <table:table-cell office:value-type="float" office:value="8138" calcext:value-type="float">
            <text:p>8138</text:p>
          </table:table-cell>
          <table:table-cell office:value-type="float" office:value="0.0047318615309538" calcext:value-type="float">
            <text:p>0.004731861530954</text:p>
          </table:table-cell>
          <table:table-cell table:formula="of:=PI()*(([.K6])^4-([.E6])^4)" office:value-type="float" office:value="0.000000000625241641546576" calcext:value-type="float">
            <text:p>6.25241641546576E-10</text:p>
          </table:table-cell>
          <table:table-cell table:formula="of:=[.L6]*((1000^4))" office:value-type="float" office:value="625.241641546576" calcext:value-type="float">
            <text:p>625.241641546576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037892125" calcext:value-type="float">
            <text:p>0.0037892125</text:p>
          </table:table-cell>
          <table:table-cell office:value-type="float" office:value="0" calcext:value-type="float">
            <text:p>0</text:p>
          </table:table-cell>
          <table:table-cell office:value-type="float" office:value="8134" calcext:value-type="float">
            <text:p>8134</text:p>
          </table:table-cell>
          <table:table-cell office:value-type="float" office:value="0.0041624903170273" calcext:value-type="float">
            <text:p>0.004162490317027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037892125" calcext:value-type="float">
            <text:p>0.0037892125</text:p>
          </table:table-cell>
          <table:table-cell office:value-type="float" office:value="0" calcext:value-type="float">
            <text:p>0</text:p>
          </table:table-cell>
          <table:table-cell office:value-type="float" office:value="8124" calcext:value-type="float">
            <text:p>8124</text:p>
          </table:table-cell>
          <table:table-cell office:value-type="float" office:value="0.0047248213332664" calcext:value-type="float">
            <text:p>0.004724821333266</text:p>
          </table:table-cell>
          <table:table-cell table:formula="of:=PI()*(([.K7])^4-([.E7])^4)" office:value-type="float" office:value="0.000000000622527276588404" calcext:value-type="float">
            <text:p>6.22527276588404E-10</text:p>
          </table:table-cell>
          <table:table-cell table:formula="of:=[.L7]*((1000^4))" office:value-type="float" office:value="622.527276588403" calcext:value-type="float">
            <text:p>622.527276588403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0456381875" calcext:value-type="float">
            <text:p>0.00456381875</text:p>
          </table:table-cell>
          <table:table-cell office:value-type="float" office:value="0" calcext:value-type="float">
            <text:p>0</text:p>
          </table:table-cell>
          <table:table-cell office:value-type="float" office:value="8120" calcext:value-type="float">
            <text:p>8120</text:p>
          </table:table-cell>
          <table:table-cell office:value-type="float" office:value="0.0041579603745043" calcext:value-type="float">
            <text:p>0.004157960374504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0456381875" calcext:value-type="float">
            <text:p>0.00456381875</text:p>
          </table:table-cell>
          <table:table-cell office:value-type="float" office:value="0" calcext:value-type="float">
            <text:p>0</text:p>
          </table:table-cell>
          <table:table-cell office:value-type="float" office:value="8110" calcext:value-type="float">
            <text:p>8110</text:p>
          </table:table-cell>
          <table:table-cell office:value-type="float" office:value="0.0047206039410473" calcext:value-type="float">
            <text:p>0.004720603941047</text:p>
          </table:table-cell>
          <table:table-cell table:formula="of:=PI()*(([.K8])^4-([.E8])^4)" office:value-type="float" office:value="0.000000000621043546684476" calcext:value-type="float">
            <text:p>6.21043546684476E-10</text:p>
          </table:table-cell>
          <table:table-cell table:formula="of:=[.L8]*((1000^4))" office:value-type="float" office:value="621.043546684476" calcext:value-type="float">
            <text:p>621.043546684476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05338425" calcext:value-type="float">
            <text:p>0.005338425</text:p>
          </table:table-cell>
          <table:table-cell office:value-type="float" office:value="0" calcext:value-type="float">
            <text:p>0</text:p>
          </table:table-cell>
          <table:table-cell office:value-type="float" office:value="8106" calcext:value-type="float">
            <text:p>8106</text:p>
          </table:table-cell>
          <table:table-cell office:value-type="float" office:value="0.0041568267702616" calcext:value-type="float">
            <text:p>0.004156826770262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05338425" calcext:value-type="float">
            <text:p>0.005338425</text:p>
          </table:table-cell>
          <table:table-cell office:value-type="float" office:value="0" calcext:value-type="float">
            <text:p>0</text:p>
          </table:table-cell>
          <table:table-cell office:value-type="float" office:value="8096" calcext:value-type="float">
            <text:p>8096</text:p>
          </table:table-cell>
          <table:table-cell office:value-type="float" office:value="0.0047196052486996" calcext:value-type="float">
            <text:p>0.0047196052487</text:p>
          </table:table-cell>
          <table:table-cell table:formula="of:=PI()*(([.K9])^4-([.E9])^4)" office:value-type="float" office:value="0.000000000620747392690282" calcext:value-type="float">
            <text:p>6.20747392690282E-10</text:p>
          </table:table-cell>
          <table:table-cell table:formula="of:=[.L9]*((1000^4))" office:value-type="float" office:value="620.747392690282" calcext:value-type="float">
            <text:p>620.747392690282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0611303125" calcext:value-type="float">
            <text:p>0.00611303125</text:p>
          </table:table-cell>
          <table:table-cell office:value-type="float" office:value="0" calcext:value-type="float">
            <text:p>0</text:p>
          </table:table-cell>
          <table:table-cell office:value-type="float" office:value="8092" calcext:value-type="float">
            <text:p>8092</text:p>
          </table:table-cell>
          <table:table-cell office:value-type="float" office:value="0.0041586589682609" calcext:value-type="float">
            <text:p>0.004158658968261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0611303125" calcext:value-type="float">
            <text:p>0.00611303125</text:p>
          </table:table-cell>
          <table:table-cell office:value-type="float" office:value="0" calcext:value-type="float">
            <text:p>0</text:p>
          </table:table-cell>
          <table:table-cell office:value-type="float" office:value="8082" calcext:value-type="float">
            <text:p>8082</text:p>
          </table:table-cell>
          <table:table-cell office:value-type="float" office:value="0.0047213289422833" calcext:value-type="float">
            <text:p>0.004721328942283</text:p>
          </table:table-cell>
          <table:table-cell table:formula="of:=PI()*(([.K10])^4-([.E10])^4)" office:value-type="float" office:value="0.000000000621370929105026" calcext:value-type="float">
            <text:p>6.21370929105026E-10</text:p>
          </table:table-cell>
          <table:table-cell table:formula="of:=[.L10]*((1000^4))" office:value-type="float" office:value="621.370929105026" calcext:value-type="float">
            <text:p>621.370929105026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068876375" calcext:value-type="float">
            <text:p>0.0068876375</text:p>
          </table:table-cell>
          <table:table-cell office:value-type="float" office:value="0" calcext:value-type="float">
            <text:p>0</text:p>
          </table:table-cell>
          <table:table-cell office:value-type="float" office:value="8078" calcext:value-type="float">
            <text:p>8078</text:p>
          </table:table-cell>
          <table:table-cell office:value-type="float" office:value="0.0041614757950202" calcext:value-type="float">
            <text:p>0.00416147579502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068876375" calcext:value-type="float">
            <text:p>0.0068876375</text:p>
          </table:table-cell>
          <table:table-cell office:value-type="float" office:value="0" calcext:value-type="float">
            <text:p>0</text:p>
          </table:table-cell>
          <table:table-cell office:value-type="float" office:value="8068" calcext:value-type="float">
            <text:p>8068</text:p>
          </table:table-cell>
          <table:table-cell office:value-type="float" office:value="0.0047239831007923" calcext:value-type="float">
            <text:p>0.004723983100792</text:p>
          </table:table-cell>
          <table:table-cell table:formula="of:=PI()*(([.K11])^4-([.E11])^4)" office:value-type="float" office:value="0.00000000062233565021962" calcext:value-type="float">
            <text:p>6.2233565021962E-10</text:p>
          </table:table-cell>
          <table:table-cell table:formula="of:=[.L11]*((1000^4))" office:value-type="float" office:value="622.33565021962" calcext:value-type="float">
            <text:p>622.33565021962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0766224375" calcext:value-type="float">
            <text:p>0.00766224375</text:p>
          </table:table-cell>
          <table:table-cell office:value-type="float" office:value="0" calcext:value-type="float">
            <text:p>0</text:p>
          </table:table-cell>
          <table:table-cell office:value-type="float" office:value="8064" calcext:value-type="float">
            <text:p>8064</text:p>
          </table:table-cell>
          <table:table-cell office:value-type="float" office:value="0.0041643761085783" calcext:value-type="float">
            <text:p>0.004164376108578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0766224375" calcext:value-type="float">
            <text:p>0.00766224375</text:p>
          </table:table-cell>
          <table:table-cell office:value-type="float" office:value="0" calcext:value-type="float">
            <text:p>0</text:p>
          </table:table-cell>
          <table:table-cell office:value-type="float" office:value="8054" calcext:value-type="float">
            <text:p>8054</text:p>
          </table:table-cell>
          <table:table-cell office:value-type="float" office:value="0.0047266649669867" calcext:value-type="float">
            <text:p>0.004726664966987</text:p>
          </table:table-cell>
          <table:table-cell table:formula="of:=PI()*(([.K12])^4-([.E12])^4)" office:value-type="float" office:value="0.000000000623262121474275" calcext:value-type="float">
            <text:p>6.23262121474275E-10</text:p>
          </table:table-cell>
          <table:table-cell table:formula="of:=[.L12]*((1000^4))" office:value-type="float" office:value="623.262121474275" calcext:value-type="float">
            <text:p>623.262121474275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0843685" calcext:value-type="float">
            <text:p>0.00843685</text:p>
          </table:table-cell>
          <table:table-cell office:value-type="float" office:value="0" calcext:value-type="float">
            <text:p>0</text:p>
          </table:table-cell>
          <table:table-cell office:value-type="float" office:value="8050" calcext:value-type="float">
            <text:p>8050</text:p>
          </table:table-cell>
          <table:table-cell office:value-type="float" office:value="0.0041671816494043" calcext:value-type="float">
            <text:p>0.004167181649404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0843685" calcext:value-type="float">
            <text:p>0.00843685</text:p>
          </table:table-cell>
          <table:table-cell office:value-type="float" office:value="0" calcext:value-type="float">
            <text:p>0</text:p>
          </table:table-cell>
          <table:table-cell office:value-type="float" office:value="8040" calcext:value-type="float">
            <text:p>8040</text:p>
          </table:table-cell>
          <table:table-cell office:value-type="float" office:value="0.0047292660099851" calcext:value-type="float">
            <text:p>0.004729266009985</text:p>
          </table:table-cell>
          <table:table-cell table:formula="of:=PI()*(([.K13])^4-([.E13])^4)" office:value-type="float" office:value="0.000000000624167903656605" calcext:value-type="float">
            <text:p>6.24167903656605E-10</text:p>
          </table:table-cell>
          <table:table-cell table:formula="of:=[.L13]*((1000^4))" office:value-type="float" office:value="624.167903656605" calcext:value-type="float">
            <text:p>624.167903656605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0921145625" calcext:value-type="float">
            <text:p>0.00921145625</text:p>
          </table:table-cell>
          <table:table-cell office:value-type="float" office:value="0" calcext:value-type="float">
            <text:p>0</text:p>
          </table:table-cell>
          <table:table-cell office:value-type="float" office:value="8036" calcext:value-type="float">
            <text:p>8036</text:p>
          </table:table-cell>
          <table:table-cell office:value-type="float" office:value="0.004169773484034" calcext:value-type="float">
            <text:p>0.004169773484034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0921145625" calcext:value-type="float">
            <text:p>0.00921145625</text:p>
          </table:table-cell>
          <table:table-cell office:value-type="float" office:value="0" calcext:value-type="float">
            <text:p>0</text:p>
          </table:table-cell>
          <table:table-cell office:value-type="float" office:value="8026" calcext:value-type="float">
            <text:p>8026</text:p>
          </table:table-cell>
          <table:table-cell office:value-type="float" office:value="0.0047316814668452" calcext:value-type="float">
            <text:p>0.004731681466845</text:p>
          </table:table-cell>
          <table:table-cell table:formula="of:=PI()*(([.K14])^4-([.E14])^4)" office:value-type="float" office:value="0.00000000062502187744571" calcext:value-type="float">
            <text:p>6.2502187744571E-10</text:p>
          </table:table-cell>
          <table:table-cell table:formula="of:=[.L14]*((1000^4))" office:value-type="float" office:value="625.02187744571" calcext:value-type="float">
            <text:p>625.02187744571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099860625" calcext:value-type="float">
            <text:p>0.0099860625</text:p>
          </table:table-cell>
          <table:table-cell office:value-type="float" office:value="0" calcext:value-type="float">
            <text:p>0</text:p>
          </table:table-cell>
          <table:table-cell office:value-type="float" office:value="8022" calcext:value-type="float">
            <text:p>8022</text:p>
          </table:table-cell>
          <table:table-cell office:value-type="float" office:value="0.0041722533605441" calcext:value-type="float">
            <text:p>0.004172253360544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099860625" calcext:value-type="float">
            <text:p>0.0099860625</text:p>
          </table:table-cell>
          <table:table-cell office:value-type="float" office:value="0" calcext:value-type="float">
            <text:p>0</text:p>
          </table:table-cell>
          <table:table-cell office:value-type="float" office:value="8012" calcext:value-type="float">
            <text:p>8012</text:p>
          </table:table-cell>
          <table:table-cell office:value-type="float" office:value="0.0047340113529235" calcext:value-type="float">
            <text:p>0.004734011352924</text:p>
          </table:table-cell>
          <table:table-cell table:formula="of:=PI()*(([.K15])^4-([.E15])^4)" office:value-type="float" office:value="0.000000000625864472631993" calcext:value-type="float">
            <text:p>6.25864472631993E-10</text:p>
          </table:table-cell>
          <table:table-cell table:formula="of:=[.L15]*((1000^4))" office:value-type="float" office:value="625.864472631993" calcext:value-type="float">
            <text:p>625.864472631993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1076066875" calcext:value-type="float">
            <text:p>0.01076066875</text:p>
          </table:table-cell>
          <table:table-cell office:value-type="float" office:value="0" calcext:value-type="float">
            <text:p>0</text:p>
          </table:table-cell>
          <table:table-cell office:value-type="float" office:value="8008" calcext:value-type="float">
            <text:p>8008</text:p>
          </table:table-cell>
          <table:table-cell office:value-type="float" office:value="0.0041746745025799" calcext:value-type="float">
            <text:p>0.00417467450258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1076066875" calcext:value-type="float">
            <text:p>0.01076066875</text:p>
          </table:table-cell>
          <table:table-cell office:value-type="float" office:value="0" calcext:value-type="float">
            <text:p>0</text:p>
          </table:table-cell>
          <table:table-cell office:value-type="float" office:value="7998" calcext:value-type="float">
            <text:p>7998</text:p>
          </table:table-cell>
          <table:table-cell office:value-type="float" office:value="0.0047362866460413" calcext:value-type="float">
            <text:p>0.004736286646041</text:p>
          </table:table-cell>
          <table:table-cell table:formula="of:=PI()*(([.K16])^4-([.E16])^4)" office:value-type="float" office:value="0.000000000626688428957785" calcext:value-type="float">
            <text:p>6.26688428957785E-10</text:p>
          </table:table-cell>
          <table:table-cell table:formula="of:=[.L16]*((1000^4))" office:value-type="float" office:value="626.688428957785" calcext:value-type="float">
            <text:p>626.688428957785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11535275" calcext:value-type="float">
            <text:p>0.011535275</text:p>
          </table:table-cell>
          <table:table-cell office:value-type="float" office:value="0" calcext:value-type="float">
            <text:p>0</text:p>
          </table:table-cell>
          <table:table-cell office:value-type="float" office:value="7994" calcext:value-type="float">
            <text:p>7994</text:p>
          </table:table-cell>
          <table:table-cell office:value-type="float" office:value="0.0041771127169731" calcext:value-type="float">
            <text:p>0.004177112716973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11535275" calcext:value-type="float">
            <text:p>0.011535275</text:p>
          </table:table-cell>
          <table:table-cell office:value-type="float" office:value="0" calcext:value-type="float">
            <text:p>0</text:p>
          </table:table-cell>
          <table:table-cell office:value-type="float" office:value="7984" calcext:value-type="float">
            <text:p>7984</text:p>
          </table:table-cell>
          <table:table-cell office:value-type="float" office:value="0.0047385630005361" calcext:value-type="float">
            <text:p>0.004738563000536</text:p>
          </table:table-cell>
          <table:table-cell table:formula="of:=PI()*(([.K17])^4-([.E17])^4)" office:value-type="float" office:value="0.000000000627498694950199" calcext:value-type="float">
            <text:p>6.27498694950199E-10</text:p>
          </table:table-cell>
          <table:table-cell table:formula="of:=[.L17]*((1000^4))" office:value-type="float" office:value="627.498694950199" calcext:value-type="float">
            <text:p>627.498694950199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1230988125" calcext:value-type="float">
            <text:p>0.01230988125</text:p>
          </table:table-cell>
          <table:table-cell office:value-type="float" office:value="0" calcext:value-type="float">
            <text:p>0</text:p>
          </table:table-cell>
          <table:table-cell office:value-type="float" office:value="7980" calcext:value-type="float">
            <text:p>7980</text:p>
          </table:table-cell>
          <table:table-cell office:value-type="float" office:value="0.0041797299120828" calcext:value-type="float">
            <text:p>0.004179729912083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1230988125" calcext:value-type="float">
            <text:p>0.01230988125</text:p>
          </table:table-cell>
          <table:table-cell office:value-type="float" office:value="0" calcext:value-type="float">
            <text:p>0</text:p>
          </table:table-cell>
          <table:table-cell office:value-type="float" office:value="7970" calcext:value-type="float">
            <text:p>7970</text:p>
          </table:table-cell>
          <table:table-cell office:value-type="float" office:value="0.0047409813170119" calcext:value-type="float">
            <text:p>0.004740981317012</text:p>
          </table:table-cell>
          <table:table-cell table:formula="of:=PI()*(([.K18])^4-([.E18])^4)" office:value-type="float" office:value="0.000000000628335307712509" calcext:value-type="float">
            <text:p>6.28335307712509E-10</text:p>
          </table:table-cell>
          <table:table-cell table:formula="of:=[.L18]*((1000^4))" office:value-type="float" office:value="628.335307712509" calcext:value-type="float">
            <text:p>628.335307712509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130844875" calcext:value-type="float">
            <text:p>0.0130844875</text:p>
          </table:table-cell>
          <table:table-cell office:value-type="float" office:value="0" calcext:value-type="float">
            <text:p>0</text:p>
          </table:table-cell>
          <table:table-cell office:value-type="float" office:value="7966" calcext:value-type="float">
            <text:p>7966</text:p>
          </table:table-cell>
          <table:table-cell office:value-type="float" office:value="0.0041827958175101" calcext:value-type="float">
            <text:p>0.00418279581751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130844875" calcext:value-type="float">
            <text:p>0.0130844875</text:p>
          </table:table-cell>
          <table:table-cell office:value-type="float" office:value="0" calcext:value-type="float">
            <text:p>0</text:p>
          </table:table-cell>
          <table:table-cell office:value-type="float" office:value="7956" calcext:value-type="float">
            <text:p>7956</text:p>
          </table:table-cell>
          <table:table-cell office:value-type="float" office:value="0.0047437679122649" calcext:value-type="float">
            <text:p>0.004743767912265</text:p>
          </table:table-cell>
          <table:table-cell table:formula="of:=PI()*(([.K19])^4-([.E19])^4)" office:value-type="float" office:value="0.000000000629253763293288" calcext:value-type="float">
            <text:p>6.29253763293288E-10</text:p>
          </table:table-cell>
          <table:table-cell table:formula="of:=[.L19]*((1000^4))" office:value-type="float" office:value="629.253763293288" calcext:value-type="float">
            <text:p>629.253763293288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1385909375" calcext:value-type="float">
            <text:p>0.01385909375</text:p>
          </table:table-cell>
          <table:table-cell office:value-type="float" office:value="0" calcext:value-type="float">
            <text:p>0</text:p>
          </table:table-cell>
          <table:table-cell office:value-type="float" office:value="7952" calcext:value-type="float">
            <text:p>7952</text:p>
          </table:table-cell>
          <table:table-cell office:value-type="float" office:value="0.0041867918455015" calcext:value-type="float">
            <text:p>0.004186791845502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1385909375" calcext:value-type="float">
            <text:p>0.01385909375</text:p>
          </table:table-cell>
          <table:table-cell office:value-type="float" office:value="0" calcext:value-type="float">
            <text:p>0</text:p>
          </table:table-cell>
          <table:table-cell office:value-type="float" office:value="7942" calcext:value-type="float">
            <text:p>7942</text:p>
          </table:table-cell>
          <table:table-cell office:value-type="float" office:value="0.0047474672009595" calcext:value-type="float">
            <text:p>0.00474746720096</text:p>
          </table:table-cell>
          <table:table-cell table:formula="of:=PI()*(([.K20])^4-([.E20])^4)" office:value-type="float" office:value="0.000000000630541937694889" calcext:value-type="float">
            <text:p>6.30541937694889E-10</text:p>
          </table:table-cell>
          <table:table-cell table:formula="of:=[.L20]*((1000^4))" office:value-type="float" office:value="630.541937694889" calcext:value-type="float">
            <text:p>630.541937694889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146337" calcext:value-type="float">
            <text:p>0.0146337</text:p>
          </table:table-cell>
          <table:table-cell office:value-type="float" office:value="0" calcext:value-type="float">
            <text:p>0</text:p>
          </table:table-cell>
          <table:table-cell office:value-type="float" office:value="7938" calcext:value-type="float">
            <text:p>7938</text:p>
          </table:table-cell>
          <table:table-cell office:value-type="float" office:value="0.0041921470117181" calcext:value-type="float">
            <text:p>0.004192147011718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146337" calcext:value-type="float">
            <text:p>0.0146337</text:p>
          </table:table-cell>
          <table:table-cell office:value-type="float" office:value="0" calcext:value-type="float">
            <text:p>0</text:p>
          </table:table-cell>
          <table:table-cell office:value-type="float" office:value="7928" calcext:value-type="float">
            <text:p>7928</text:p>
          </table:table-cell>
          <table:table-cell office:value-type="float" office:value="0.0047524400711231" calcext:value-type="float">
            <text:p>0.004752440071123</text:p>
          </table:table-cell>
          <table:table-cell table:formula="of:=PI()*(([.K21])^4-([.E21])^4)" office:value-type="float" office:value="0.000000000632290667336254" calcext:value-type="float">
            <text:p>6.32290667336254E-10</text:p>
          </table:table-cell>
          <table:table-cell table:formula="of:=[.L21]*((1000^4))" office:value-type="float" office:value="632.290667336254" calcext:value-type="float">
            <text:p>632.290667336254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1540830625" calcext:value-type="float">
            <text:p>0.01540830625</text:p>
          </table:table-cell>
          <table:table-cell office:value-type="float" office:value="0" calcext:value-type="float">
            <text:p>0</text:p>
          </table:table-cell>
          <table:table-cell office:value-type="float" office:value="7924" calcext:value-type="float">
            <text:p>7924</text:p>
          </table:table-cell>
          <table:table-cell office:value-type="float" office:value="0.0041981486526444" calcext:value-type="float">
            <text:p>0.004198148652644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1540830625" calcext:value-type="float">
            <text:p>0.01540830625</text:p>
          </table:table-cell>
          <table:table-cell office:value-type="float" office:value="0" calcext:value-type="float">
            <text:p>0</text:p>
          </table:table-cell>
          <table:table-cell office:value-type="float" office:value="7914" calcext:value-type="float">
            <text:p>7914</text:p>
          </table:table-cell>
          <table:table-cell office:value-type="float" office:value="0.0047572372974619" calcext:value-type="float">
            <text:p>0.004757237297462</text:p>
          </table:table-cell>
          <table:table-cell table:formula="of:=PI()*(([.K22])^4-([.E22])^4)" office:value-type="float" office:value="0.000000000633202862142467" calcext:value-type="float">
            <text:p>6.33202862142467E-10</text:p>
          </table:table-cell>
          <table:table-cell table:formula="of:=[.L22]*((1000^4))" office:value-type="float" office:value="633.202862142467" calcext:value-type="float">
            <text:p>633.202862142467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161829125" calcext:value-type="float">
            <text:p>0.0161829125</text:p>
          </table:table-cell>
          <table:table-cell office:value-type="float" office:value="0" calcext:value-type="float">
            <text:p>0</text:p>
          </table:table-cell>
          <table:table-cell office:value-type="float" office:value="7910" calcext:value-type="float">
            <text:p>7910</text:p>
          </table:table-cell>
          <table:table-cell office:value-type="float" office:value="0.0041948401113345" calcext:value-type="float">
            <text:p>0.004194840111335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161829125" calcext:value-type="float">
            <text:p>0.0161829125</text:p>
          </table:table-cell>
          <table:table-cell office:value-type="float" office:value="0" calcext:value-type="float">
            <text:p>0</text:p>
          </table:table-cell>
          <table:table-cell office:value-type="float" office:value="7900" calcext:value-type="float">
            <text:p>7900</text:p>
          </table:table-cell>
          <table:table-cell office:value-type="float" office:value="0.00475541731642" calcext:value-type="float">
            <text:p>0.00475541731642</text:p>
          </table:table-cell>
          <table:table-cell table:formula="of:=PI()*(([.K23])^4-([.E23])^4)" office:value-type="float" office:value="0.000000000633814576472464" calcext:value-type="float">
            <text:p>6.33814576472464E-10</text:p>
          </table:table-cell>
          <table:table-cell table:formula="of:=[.L23]*((1000^4))" office:value-type="float" office:value="633.814576472464" calcext:value-type="float">
            <text:p>633.814576472464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1695751875" calcext:value-type="float">
            <text:p>0.01695751875</text:p>
          </table:table-cell>
          <table:table-cell office:value-type="float" office:value="0" calcext:value-type="float">
            <text:p>0</text:p>
          </table:table-cell>
          <table:table-cell office:value-type="float" office:value="7896" calcext:value-type="float">
            <text:p>7896</text:p>
          </table:table-cell>
          <table:table-cell office:value-type="float" office:value="0.0041930737965713" calcext:value-type="float">
            <text:p>0.004193073796571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1695751875" calcext:value-type="float">
            <text:p>0.01695751875</text:p>
          </table:table-cell>
          <table:table-cell office:value-type="float" office:value="0" calcext:value-type="float">
            <text:p>0</text:p>
          </table:table-cell>
          <table:table-cell office:value-type="float" office:value="7886" calcext:value-type="float">
            <text:p>7886</text:p>
          </table:table-cell>
          <table:table-cell office:value-type="float" office:value="0.0047534832807446" calcext:value-type="float">
            <text:p>0.004753483280745</text:p>
          </table:table-cell>
          <table:table-cell table:formula="of:=PI()*(([.K24])^4-([.E24])^4)" office:value-type="float" office:value="0.000000000632839945221585" calcext:value-type="float">
            <text:p>6.32839945221585E-10</text:p>
          </table:table-cell>
          <table:table-cell table:formula="of:=[.L24]*((1000^4))" office:value-type="float" office:value="632.839945221585" calcext:value-type="float">
            <text:p>632.839945221585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17732125" calcext:value-type="float">
            <text:p>0.017732125</text:p>
          </table:table-cell>
          <table:table-cell office:value-type="float" office:value="0" calcext:value-type="float">
            <text:p>0</text:p>
          </table:table-cell>
          <table:table-cell office:value-type="float" office:value="7882" calcext:value-type="float">
            <text:p>7882</text:p>
          </table:table-cell>
          <table:table-cell office:value-type="float" office:value="0.0041928713664179" calcext:value-type="float">
            <text:p>0.004192871366418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17732125" calcext:value-type="float">
            <text:p>0.017732125</text:p>
          </table:table-cell>
          <table:table-cell office:value-type="float" office:value="0" calcext:value-type="float">
            <text:p>0</text:p>
          </table:table-cell>
          <table:table-cell office:value-type="float" office:value="7872" calcext:value-type="float">
            <text:p>7872</text:p>
          </table:table-cell>
          <table:table-cell office:value-type="float" office:value="0.0047533943852" calcext:value-type="float">
            <text:p>0.0047533943852</text:p>
          </table:table-cell>
          <table:table-cell table:formula="of:=PI()*(([.K25])^4-([.E25])^4)" office:value-type="float" office:value="0.000000000632907485443854" calcext:value-type="float">
            <text:p>6.32907485443854E-10</text:p>
          </table:table-cell>
          <table:table-cell table:formula="of:=[.L25]*((1000^4))" office:value-type="float" office:value="632.907485443854" calcext:value-type="float">
            <text:p>632.907485443854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1850673125" calcext:value-type="float">
            <text:p>0.01850673125</text:p>
          </table:table-cell>
          <table:table-cell office:value-type="float" office:value="0" calcext:value-type="float">
            <text:p>0</text:p>
          </table:table-cell>
          <table:table-cell office:value-type="float" office:value="7868" calcext:value-type="float">
            <text:p>7868</text:p>
          </table:table-cell>
          <table:table-cell office:value-type="float" office:value="0.0041933600061648" calcext:value-type="float">
            <text:p>0.004193360006165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1850673125" calcext:value-type="float">
            <text:p>0.01850673125</text:p>
          </table:table-cell>
          <table:table-cell office:value-type="float" office:value="0" calcext:value-type="float">
            <text:p>0</text:p>
          </table:table-cell>
          <table:table-cell office:value-type="float" office:value="7858" calcext:value-type="float">
            <text:p>7858</text:p>
          </table:table-cell>
          <table:table-cell office:value-type="float" office:value="0.0047537921209523" calcext:value-type="float">
            <text:p>0.004753792120952</text:p>
          </table:table-cell>
          <table:table-cell table:formula="of:=PI()*(([.K26])^4-([.E26])^4)" office:value-type="float" office:value="0.000000000632991658551647" calcext:value-type="float">
            <text:p>6.32991658551647E-10</text:p>
          </table:table-cell>
          <table:table-cell table:formula="of:=[.L26]*((1000^4))" office:value-type="float" office:value="632.991658551647" calcext:value-type="float">
            <text:p>632.991658551647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192813375" calcext:value-type="float">
            <text:p>0.0192813375</text:p>
          </table:table-cell>
          <table:table-cell office:value-type="float" office:value="0" calcext:value-type="float">
            <text:p>0</text:p>
          </table:table-cell>
          <table:table-cell office:value-type="float" office:value="7854" calcext:value-type="float">
            <text:p>7854</text:p>
          </table:table-cell>
          <table:table-cell office:value-type="float" office:value="0.0041940657396485" calcext:value-type="float">
            <text:p>0.004194065739649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192813375" calcext:value-type="float">
            <text:p>0.0192813375</text:p>
          </table:table-cell>
          <table:table-cell office:value-type="float" office:value="0" calcext:value-type="float">
            <text:p>0</text:p>
          </table:table-cell>
          <table:table-cell office:value-type="float" office:value="7844" calcext:value-type="float">
            <text:p>7844</text:p>
          </table:table-cell>
          <table:table-cell office:value-type="float" office:value="0.0047544313284861" calcext:value-type="float">
            <text:p>0.004754431328486</text:p>
          </table:table-cell>
          <table:table-cell table:formula="of:=PI()*(([.K27])^4-([.E27])^4)" office:value-type="float" office:value="0.000000000633200652343788" calcext:value-type="float">
            <text:p>6.33200652343788E-10</text:p>
          </table:table-cell>
          <table:table-cell table:formula="of:=[.L27]*((1000^4))" office:value-type="float" office:value="633.200652343788" calcext:value-type="float">
            <text:p>633.200652343788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2005594375" calcext:value-type="float">
            <text:p>0.02005594375</text:p>
          </table:table-cell>
          <table:table-cell office:value-type="float" office:value="0" calcext:value-type="float">
            <text:p>0</text:p>
          </table:table-cell>
          <table:table-cell office:value-type="float" office:value="7840" calcext:value-type="float">
            <text:p>7840</text:p>
          </table:table-cell>
          <table:table-cell office:value-type="float" office:value="0.0041947311628577" calcext:value-type="float">
            <text:p>0.004194731162858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2005594375" calcext:value-type="float">
            <text:p>0.02005594375</text:p>
          </table:table-cell>
          <table:table-cell office:value-type="float" office:value="0" calcext:value-type="float">
            <text:p>0</text:p>
          </table:table-cell>
          <table:table-cell office:value-type="float" office:value="7830" calcext:value-type="float">
            <text:p>7830</text:p>
          </table:table-cell>
          <table:table-cell office:value-type="float" office:value="0.0047550364893886" calcext:value-type="float">
            <text:p>0.004755036489389</text:p>
          </table:table-cell>
          <table:table-cell table:formula="of:=PI()*(([.K28])^4-([.E28])^4)" office:value-type="float" office:value="0.000000000633401053883043" calcext:value-type="float">
            <text:p>6.33401053883043E-10</text:p>
          </table:table-cell>
          <table:table-cell table:formula="of:=[.L28]*((1000^4))" office:value-type="float" office:value="633.401053883043" calcext:value-type="float">
            <text:p>633.401053883043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2083055" calcext:value-type="float">
            <text:p>0.02083055</text:p>
          </table:table-cell>
          <table:table-cell office:value-type="float" office:value="0" calcext:value-type="float">
            <text:p>0</text:p>
          </table:table-cell>
          <table:table-cell office:value-type="float" office:value="7826" calcext:value-type="float">
            <text:p>7826</text:p>
          </table:table-cell>
          <table:table-cell office:value-type="float" office:value="0.0041952105718276" calcext:value-type="float">
            <text:p>0.004195210571828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2083055" calcext:value-type="float">
            <text:p>0.02083055</text:p>
          </table:table-cell>
          <table:table-cell office:value-type="float" office:value="0" calcext:value-type="float">
            <text:p>0</text:p>
          </table:table-cell>
          <table:table-cell office:value-type="float" office:value="7816" calcext:value-type="float">
            <text:p>7816</text:p>
          </table:table-cell>
          <table:table-cell office:value-type="float" office:value="0.0047554853200602" calcext:value-type="float">
            <text:p>0.00475548532006</text:p>
          </table:table-cell>
          <table:table-cell table:formula="of:=PI()*(([.K29])^4-([.E29])^4)" office:value-type="float" office:value="0.00000000063356279583302" calcext:value-type="float">
            <text:p>6.3356279583302E-10</text:p>
          </table:table-cell>
          <table:table-cell table:formula="of:=[.L29]*((1000^4))" office:value-type="float" office:value="633.56279583302" calcext:value-type="float">
            <text:p>633.56279583302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2160515625" calcext:value-type="float">
            <text:p>0.02160515625</text:p>
          </table:table-cell>
          <table:table-cell office:value-type="float" office:value="0" calcext:value-type="float">
            <text:p>0</text:p>
          </table:table-cell>
          <table:table-cell office:value-type="float" office:value="7812" calcext:value-type="float">
            <text:p>7812</text:p>
          </table:table-cell>
          <table:table-cell office:value-type="float" office:value="0.0041954955068596" calcext:value-type="float">
            <text:p>0.00419549550686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2160515625" calcext:value-type="float">
            <text:p>0.02160515625</text:p>
          </table:table-cell>
          <table:table-cell office:value-type="float" office:value="0" calcext:value-type="float">
            <text:p>0</text:p>
          </table:table-cell>
          <table:table-cell office:value-type="float" office:value="7802" calcext:value-type="float">
            <text:p>7802</text:p>
          </table:table-cell>
          <table:table-cell office:value-type="float" office:value="0.0047557565165487" calcext:value-type="float">
            <text:p>0.004755756516549</text:p>
          </table:table-cell>
          <table:table-cell table:formula="of:=PI()*(([.K30])^4-([.E30])^4)" office:value-type="float" office:value="0.000000000633664931091114" calcext:value-type="float">
            <text:p>6.33664931091114E-10</text:p>
          </table:table-cell>
          <table:table-cell table:formula="of:=[.L30]*((1000^4))" office:value-type="float" office:value="633.664931091114" calcext:value-type="float">
            <text:p>633.664931091114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223797625" calcext:value-type="float">
            <text:p>0.0223797625</text:p>
          </table:table-cell>
          <table:table-cell office:value-type="float" office:value="0" calcext:value-type="float">
            <text:p>0</text:p>
          </table:table-cell>
          <table:table-cell office:value-type="float" office:value="7798" calcext:value-type="float">
            <text:p>7798</text:p>
          </table:table-cell>
          <table:table-cell office:value-type="float" office:value="0.0041955977204399" calcext:value-type="float">
            <text:p>0.00419559772044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223797625" calcext:value-type="float">
            <text:p>0.0223797625</text:p>
          </table:table-cell>
          <table:table-cell office:value-type="float" office:value="0" calcext:value-type="float">
            <text:p>0</text:p>
          </table:table-cell>
          <table:table-cell office:value-type="float" office:value="7788" calcext:value-type="float">
            <text:p>7788</text:p>
          </table:table-cell>
          <table:table-cell office:value-type="float" office:value="0.0047558686365608" calcext:value-type="float">
            <text:p>0.004755868636561</text:p>
          </table:table-cell>
          <table:table-cell table:formula="of:=PI()*(([.K31])^4-([.E31])^4)" office:value-type="float" office:value="0.000000000633721624800136" calcext:value-type="float">
            <text:p>6.33721624800136E-10</text:p>
          </table:table-cell>
          <table:table-cell table:formula="of:=[.L31]*((1000^4))" office:value-type="float" office:value="633.721624800136" calcext:value-type="float">
            <text:p>633.721624800136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2315436875" calcext:value-type="float">
            <text:p>0.02315436875</text:p>
          </table:table-cell>
          <table:table-cell office:value-type="float" office:value="0" calcext:value-type="float">
            <text:p>0</text:p>
          </table:table-cell>
          <table:table-cell office:value-type="float" office:value="7784" calcext:value-type="float">
            <text:p>7784</text:p>
          </table:table-cell>
          <table:table-cell office:value-type="float" office:value="0.0041955793069758" calcext:value-type="float">
            <text:p>0.004195579306976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2315436875" calcext:value-type="float">
            <text:p>0.02315436875</text:p>
          </table:table-cell>
          <table:table-cell office:value-type="float" office:value="0" calcext:value-type="float">
            <text:p>0</text:p>
          </table:table-cell>
          <table:table-cell office:value-type="float" office:value="7774" calcext:value-type="float">
            <text:p>7774</text:p>
          </table:table-cell>
          <table:table-cell office:value-type="float" office:value="0.0047558768465218" calcext:value-type="float">
            <text:p>0.004755876846522</text:p>
          </table:table-cell>
          <table:table-cell table:formula="of:=PI()*(([.K32])^4-([.E32])^4)" office:value-type="float" office:value="0.000000000633749812011534" calcext:value-type="float">
            <text:p>6.33749812011534E-10</text:p>
          </table:table-cell>
          <table:table-cell table:formula="of:=[.L32]*((1000^4))" office:value-type="float" office:value="633.749812011534" calcext:value-type="float">
            <text:p>633.749812011534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23928975" calcext:value-type="float">
            <text:p>0.023928975</text:p>
          </table:table-cell>
          <table:table-cell office:value-type="float" office:value="0" calcext:value-type="float">
            <text:p>0</text:p>
          </table:table-cell>
          <table:table-cell office:value-type="float" office:value="7770" calcext:value-type="float">
            <text:p>7770</text:p>
          </table:table-cell>
          <table:table-cell office:value-type="float" office:value="0.0041955883252963" calcext:value-type="float">
            <text:p>0.004195588325296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23928975" calcext:value-type="float">
            <text:p>0.023928975</text:p>
          </table:table-cell>
          <table:table-cell office:value-type="float" office:value="0" calcext:value-type="float">
            <text:p>0</text:p>
          </table:table-cell>
          <table:table-cell office:value-type="float" office:value="7760" calcext:value-type="float">
            <text:p>7760</text:p>
          </table:table-cell>
          <table:table-cell office:value-type="float" office:value="0.0047559036859967" calcext:value-type="float">
            <text:p>0.004755903685997</text:p>
          </table:table-cell>
          <table:table-cell table:formula="of:=PI()*(([.K33])^4-([.E33])^4)" office:value-type="float" office:value="0.000000000633777723265649" calcext:value-type="float">
            <text:p>6.33777723265649E-10</text:p>
          </table:table-cell>
          <table:table-cell table:formula="of:=[.L33]*((1000^4))" office:value-type="float" office:value="633.777723265649" calcext:value-type="float">
            <text:p>633.777723265649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2470358125" calcext:value-type="float">
            <text:p>0.02470358125</text:p>
          </table:table-cell>
          <table:table-cell office:value-type="float" office:value="0" calcext:value-type="float">
            <text:p>0</text:p>
          </table:table-cell>
          <table:table-cell office:value-type="float" office:value="7756" calcext:value-type="float">
            <text:p>7756</text:p>
          </table:table-cell>
          <table:table-cell office:value-type="float" office:value="0.0041959491071542" calcext:value-type="float">
            <text:p>0.004195949107154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2470358125" calcext:value-type="float">
            <text:p>0.02470358125</text:p>
          </table:table-cell>
          <table:table-cell office:value-type="float" office:value="0" calcext:value-type="float">
            <text:p>0</text:p>
          </table:table-cell>
          <table:table-cell office:value-type="float" office:value="7746" calcext:value-type="float">
            <text:p>7746</text:p>
          </table:table-cell>
          <table:table-cell office:value-type="float" office:value="0.0047562689162818" calcext:value-type="float">
            <text:p>0.004756268916282</text:p>
          </table:table-cell>
          <table:table-cell table:formula="of:=PI()*(([.K34])^4-([.E34])^4)" office:value-type="float" office:value="0.000000000633936614572466" calcext:value-type="float">
            <text:p>6.33936614572466E-10</text:p>
          </table:table-cell>
          <table:table-cell table:formula="of:=[.L34]*((1000^4))" office:value-type="float" office:value="633.936614572466" calcext:value-type="float">
            <text:p>633.936614572466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254781875" calcext:value-type="float">
            <text:p>0.0254781875</text:p>
          </table:table-cell>
          <table:table-cell office:value-type="float" office:value="0" calcext:value-type="float">
            <text:p>0</text:p>
          </table:table-cell>
          <table:table-cell office:value-type="float" office:value="7742" calcext:value-type="float">
            <text:p>7742</text:p>
          </table:table-cell>
          <table:table-cell office:value-type="float" office:value="0.0041972365662992" calcext:value-type="float">
            <text:p>0.004197236566299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254781875" calcext:value-type="float">
            <text:p>0.0254781875</text:p>
          </table:table-cell>
          <table:table-cell office:value-type="float" office:value="0" calcext:value-type="float">
            <text:p>0</text:p>
          </table:table-cell>
          <table:table-cell office:value-type="float" office:value="7732" calcext:value-type="float">
            <text:p>7732</text:p>
          </table:table-cell>
          <table:table-cell office:value-type="float" office:value="0.0047574245224881" calcext:value-type="float">
            <text:p>0.004757424522488</text:p>
          </table:table-cell>
          <table:table-cell table:formula="of:=PI()*(([.K35])^4-([.E35])^4)" office:value-type="float" office:value="0.000000000634303948227094" calcext:value-type="float">
            <text:p>6.34303948227094E-10</text:p>
          </table:table-cell>
          <table:table-cell table:formula="of:=[.L35]*((1000^4))" office:value-type="float" office:value="634.303948227094" calcext:value-type="float">
            <text:p>634.303948227094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2625279375" calcext:value-type="float">
            <text:p>0.02625279375</text:p>
          </table:table-cell>
          <table:table-cell office:value-type="float" office:value="0" calcext:value-type="float">
            <text:p>0</text:p>
          </table:table-cell>
          <table:table-cell office:value-type="float" office:value="7728" calcext:value-type="float">
            <text:p>7728</text:p>
          </table:table-cell>
          <table:table-cell office:value-type="float" office:value="0.0042004570748788" calcext:value-type="float">
            <text:p>0.004200457074879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2625279375" calcext:value-type="float">
            <text:p>0.02625279375</text:p>
          </table:table-cell>
          <table:table-cell office:value-type="float" office:value="0" calcext:value-type="float">
            <text:p>0</text:p>
          </table:table-cell>
          <table:table-cell office:value-type="float" office:value="7718" calcext:value-type="float">
            <text:p>7718</text:p>
          </table:table-cell>
          <table:table-cell office:value-type="float" office:value="0.0047604956945731" calcext:value-type="float">
            <text:p>0.004760495694573</text:p>
          </table:table-cell>
          <table:table-cell table:formula="of:=PI()*(([.K36])^4-([.E36])^4)" office:value-type="float" office:value="0.000000000635467655154882" calcext:value-type="float">
            <text:p>6.35467655154882E-10</text:p>
          </table:table-cell>
          <table:table-cell table:formula="of:=[.L36]*((1000^4))" office:value-type="float" office:value="635.467655154882" calcext:value-type="float">
            <text:p>635.467655154882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270274" calcext:value-type="float">
            <text:p>0.0270274</text:p>
          </table:table-cell>
          <table:table-cell office:value-type="float" office:value="0" calcext:value-type="float">
            <text:p>0</text:p>
          </table:table-cell>
          <table:table-cell office:value-type="float" office:value="7714" calcext:value-type="float">
            <text:p>7714</text:p>
          </table:table-cell>
          <table:table-cell office:value-type="float" office:value="0.0042050193650296" calcext:value-type="float">
            <text:p>0.00420501936503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270274" calcext:value-type="float">
            <text:p>0.0270274</text:p>
          </table:table-cell>
          <table:table-cell office:value-type="float" office:value="0" calcext:value-type="float">
            <text:p>0</text:p>
          </table:table-cell>
          <table:table-cell office:value-type="float" office:value="7704" calcext:value-type="float">
            <text:p>7704</text:p>
          </table:table-cell>
          <table:table-cell office:value-type="float" office:value="0.004764777803599" calcext:value-type="float">
            <text:p>0.004764777803599</text:p>
          </table:table-cell>
          <table:table-cell table:formula="of:=PI()*(([.K37])^4-([.E37])^4)" office:value-type="float" office:value="0.000000000637024900055327" calcext:value-type="float">
            <text:p>6.37024900055327E-10</text:p>
          </table:table-cell>
          <table:table-cell table:formula="of:=[.L37]*((1000^4))" office:value-type="float" office:value="637.024900055327" calcext:value-type="float">
            <text:p>637.024900055327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2780200625" calcext:value-type="float">
            <text:p>0.02780200625</text:p>
          </table:table-cell>
          <table:table-cell office:value-type="float" office:value="0" calcext:value-type="float">
            <text:p>0</text:p>
          </table:table-cell>
          <table:table-cell office:value-type="float" office:value="7700" calcext:value-type="float">
            <text:p>7700</text:p>
          </table:table-cell>
          <table:table-cell office:value-type="float" office:value="0.004203436419086" calcext:value-type="float">
            <text:p>0.004203436419086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2780200625" calcext:value-type="float">
            <text:p>0.02780200625</text:p>
          </table:table-cell>
          <table:table-cell office:value-type="float" office:value="0" calcext:value-type="float">
            <text:p>0</text:p>
          </table:table-cell>
          <table:table-cell office:value-type="float" office:value="7690" calcext:value-type="float">
            <text:p>7690</text:p>
          </table:table-cell>
          <table:table-cell office:value-type="float" office:value="0.004763335172537" calcext:value-type="float">
            <text:p>0.004763335172537</text:p>
          </table:table-cell>
          <table:table-cell table:formula="of:=PI()*(([.K38])^4-([.E38])^4)" office:value-type="float" office:value="0.000000000636542925628808" calcext:value-type="float">
            <text:p>6.36542925628808E-10</text:p>
          </table:table-cell>
          <table:table-cell table:formula="of:=[.L38]*((1000^4))" office:value-type="float" office:value="636.542925628808" calcext:value-type="float">
            <text:p>636.542925628808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285766125" calcext:value-type="float">
            <text:p>0.0285766125</text:p>
          </table:table-cell>
          <table:table-cell office:value-type="float" office:value="0" calcext:value-type="float">
            <text:p>0</text:p>
          </table:table-cell>
          <table:table-cell office:value-type="float" office:value="7686" calcext:value-type="float">
            <text:p>7686</text:p>
          </table:table-cell>
          <table:table-cell office:value-type="float" office:value="0.0041993724774047" calcext:value-type="float">
            <text:p>0.004199372477405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285766125" calcext:value-type="float">
            <text:p>0.0285766125</text:p>
          </table:table-cell>
          <table:table-cell office:value-type="float" office:value="0" calcext:value-type="float">
            <text:p>0</text:p>
          </table:table-cell>
          <table:table-cell office:value-type="float" office:value="7676" calcext:value-type="float">
            <text:p>7676</text:p>
          </table:table-cell>
          <table:table-cell office:value-type="float" office:value="0.0047591898048445" calcext:value-type="float">
            <text:p>0.004759189804845</text:p>
          </table:table-cell>
          <table:table-cell table:formula="of:=PI()*(([.K39])^4-([.E39])^4)" office:value-type="float" office:value="0.000000000634707694915277" calcext:value-type="float">
            <text:p>6.34707694915277E-10</text:p>
          </table:table-cell>
          <table:table-cell table:formula="of:=[.L39]*((1000^4))" office:value-type="float" office:value="634.707694915277" calcext:value-type="float">
            <text:p>634.707694915277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2935121875" calcext:value-type="float">
            <text:p>0.02935121875</text:p>
          </table:table-cell>
          <table:table-cell office:value-type="float" office:value="0" calcext:value-type="float">
            <text:p>0</text:p>
          </table:table-cell>
          <table:table-cell office:value-type="float" office:value="7672" calcext:value-type="float">
            <text:p>7672</text:p>
          </table:table-cell>
          <table:table-cell office:value-type="float" office:value="0.0041974203002397" calcext:value-type="float">
            <text:p>0.00419742030024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2935121875" calcext:value-type="float">
            <text:p>0.02935121875</text:p>
          </table:table-cell>
          <table:table-cell office:value-type="float" office:value="0" calcext:value-type="float">
            <text:p>0</text:p>
          </table:table-cell>
          <table:table-cell office:value-type="float" office:value="7662" calcext:value-type="float">
            <text:p>7662</text:p>
          </table:table-cell>
          <table:table-cell office:value-type="float" office:value="0.0047574926541929" calcext:value-type="float">
            <text:p>0.004757492654193</text:p>
          </table:table-cell>
          <table:table-cell table:formula="of:=PI()*(([.K40])^4-([.E40])^4)" office:value-type="float" office:value="0.000000000634225405050087" calcext:value-type="float">
            <text:p>6.34225405050087E-10</text:p>
          </table:table-cell>
          <table:table-cell table:formula="of:=[.L40]*((1000^4))" office:value-type="float" office:value="634.225405050087" calcext:value-type="float">
            <text:p>634.225405050087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30125825" calcext:value-type="float">
            <text:p>0.030125825</text:p>
          </table:table-cell>
          <table:table-cell office:value-type="float" office:value="0" calcext:value-type="float">
            <text:p>0</text:p>
          </table:table-cell>
          <table:table-cell office:value-type="float" office:value="7658" calcext:value-type="float">
            <text:p>7658</text:p>
          </table:table-cell>
          <table:table-cell office:value-type="float" office:value="0.0041967722475861" calcext:value-type="float">
            <text:p>0.004196772247586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30125825" calcext:value-type="float">
            <text:p>0.030125825</text:p>
          </table:table-cell>
          <table:table-cell office:value-type="float" office:value="0" calcext:value-type="float">
            <text:p>0</text:p>
          </table:table-cell>
          <table:table-cell office:value-type="float" office:value="7648" calcext:value-type="float">
            <text:p>7648</text:p>
          </table:table-cell>
          <table:table-cell office:value-type="float" office:value="0.0047569692910249" calcext:value-type="float">
            <text:p>0.004756969291025</text:p>
          </table:table-cell>
          <table:table-cell table:formula="of:=PI()*(([.K41])^4-([.E41])^4)" office:value-type="float" office:value="0.000000000634119433480003" calcext:value-type="float">
            <text:p>6.34119433480003E-10</text:p>
          </table:table-cell>
          <table:table-cell table:formula="of:=[.L41]*((1000^4))" office:value-type="float" office:value="634.119433480003" calcext:value-type="float">
            <text:p>634.119433480003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3090043125" calcext:value-type="float">
            <text:p>0.03090043125</text:p>
          </table:table-cell>
          <table:table-cell office:value-type="float" office:value="0" calcext:value-type="float">
            <text:p>0</text:p>
          </table:table-cell>
          <table:table-cell office:value-type="float" office:value="7644" calcext:value-type="float">
            <text:p>7644</text:p>
          </table:table-cell>
          <table:table-cell office:value-type="float" office:value="0.0041967908361561" calcext:value-type="float">
            <text:p>0.004196790836156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3090043125" calcext:value-type="float">
            <text:p>0.03090043125</text:p>
          </table:table-cell>
          <table:table-cell office:value-type="float" office:value="0" calcext:value-type="float">
            <text:p>0</text:p>
          </table:table-cell>
          <table:table-cell office:value-type="float" office:value="7634" calcext:value-type="float">
            <text:p>7634</text:p>
          </table:table-cell>
          <table:table-cell office:value-type="float" office:value="0.0047570114609449" calcext:value-type="float">
            <text:p>0.004757011460945</text:p>
          </table:table-cell>
          <table:table-cell table:formula="of:=PI()*(([.K42])^4-([.E42])^4)" office:value-type="float" office:value="0.000000000634159210888073" calcext:value-type="float">
            <text:p>6.34159210888073E-10</text:p>
          </table:table-cell>
          <table:table-cell table:formula="of:=[.L42]*((1000^4))" office:value-type="float" office:value="634.159210888073" calcext:value-type="float">
            <text:p>634.159210888073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316750375" calcext:value-type="float">
            <text:p>0.0316750375</text:p>
          </table:table-cell>
          <table:table-cell office:value-type="float" office:value="0" calcext:value-type="float">
            <text:p>0</text:p>
          </table:table-cell>
          <table:table-cell office:value-type="float" office:value="7630" calcext:value-type="float">
            <text:p>7630</text:p>
          </table:table-cell>
          <table:table-cell office:value-type="float" office:value="0.0041970194636102" calcext:value-type="float">
            <text:p>0.00419701946361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316750375" calcext:value-type="float">
            <text:p>0.0316750375</text:p>
          </table:table-cell>
          <table:table-cell office:value-type="float" office:value="0" calcext:value-type="float">
            <text:p>0</text:p>
          </table:table-cell>
          <table:table-cell office:value-type="float" office:value="7620" calcext:value-type="float">
            <text:p>7620</text:p>
          </table:table-cell>
          <table:table-cell office:value-type="float" office:value="0.0047572264878674" calcext:value-type="float">
            <text:p>0.004757226487867</text:p>
          </table:table-cell>
          <table:table-cell table:formula="of:=PI()*(([.K43])^4-([.E43])^4)" office:value-type="float" office:value="0.00000000063423771896148" calcext:value-type="float">
            <text:p>6.3423771896148E-10</text:p>
          </table:table-cell>
          <table:table-cell table:formula="of:=[.L43]*((1000^4))" office:value-type="float" office:value="634.23771896148" calcext:value-type="float">
            <text:p>634.23771896148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3244964375" calcext:value-type="float">
            <text:p>0.03244964375</text:p>
          </table:table-cell>
          <table:table-cell office:value-type="float" office:value="0" calcext:value-type="float">
            <text:p>0</text:p>
          </table:table-cell>
          <table:table-cell office:value-type="float" office:value="7616" calcext:value-type="float">
            <text:p>7616</text:p>
          </table:table-cell>
          <table:table-cell office:value-type="float" office:value="0.0041972015063868" calcext:value-type="float">
            <text:p>0.004197201506387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3244964375" calcext:value-type="float">
            <text:p>0.03244964375</text:p>
          </table:table-cell>
          <table:table-cell office:value-type="float" office:value="0" calcext:value-type="float">
            <text:p>0</text:p>
          </table:table-cell>
          <table:table-cell office:value-type="float" office:value="7606" calcext:value-type="float">
            <text:p>7606</text:p>
          </table:table-cell>
          <table:table-cell office:value-type="float" office:value="0.0047573895814939" calcext:value-type="float">
            <text:p>0.004757389581494</text:p>
          </table:table-cell>
          <table:table-cell table:formula="of:=PI()*(([.K44])^4-([.E44])^4)" office:value-type="float" office:value="0.00000000063428924714562" calcext:value-type="float">
            <text:p>6.3428924714562E-10</text:p>
          </table:table-cell>
          <table:table-cell table:formula="of:=[.L44]*((1000^4))" office:value-type="float" office:value="634.28924714562" calcext:value-type="float">
            <text:p>634.28924714562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3322425" calcext:value-type="float">
            <text:p>0.03322425</text:p>
          </table:table-cell>
          <table:table-cell office:value-type="float" office:value="0" calcext:value-type="float">
            <text:p>0</text:p>
          </table:table-cell>
          <table:table-cell office:value-type="float" office:value="7602" calcext:value-type="float">
            <text:p>7602</text:p>
          </table:table-cell>
          <table:table-cell office:value-type="float" office:value="0.0041972244416019" calcext:value-type="float">
            <text:p>0.004197224441602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3322425" calcext:value-type="float">
            <text:p>0.03322425</text:p>
          </table:table-cell>
          <table:table-cell office:value-type="float" office:value="0" calcext:value-type="float">
            <text:p>0</text:p>
          </table:table-cell>
          <table:table-cell office:value-type="float" office:value="7592" calcext:value-type="float">
            <text:p>7592</text:p>
          </table:table-cell>
          <table:table-cell office:value-type="float" office:value="0.0047574053645251" calcext:value-type="float">
            <text:p>0.004757405364525</text:p>
          </table:table-cell>
          <table:table-cell table:formula="of:=PI()*(([.K45])^4-([.E45])^4)" office:value-type="float" office:value="0.000000000634289291987773" calcext:value-type="float">
            <text:p>6.34289291987773E-10</text:p>
          </table:table-cell>
          <table:table-cell table:formula="of:=[.L45]*((1000^4))" office:value-type="float" office:value="634.289291987773" calcext:value-type="float">
            <text:p>634.289291987773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3399885625" calcext:value-type="float">
            <text:p>0.03399885625</text:p>
          </table:table-cell>
          <table:table-cell office:value-type="float" office:value="0" calcext:value-type="float">
            <text:p>0</text:p>
          </table:table-cell>
          <table:table-cell office:value-type="float" office:value="7588" calcext:value-type="float">
            <text:p>7588</text:p>
          </table:table-cell>
          <table:table-cell office:value-type="float" office:value="0.0041970659663999" calcext:value-type="float">
            <text:p>0.0041970659664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3399885625" calcext:value-type="float">
            <text:p>0.03399885625</text:p>
          </table:table-cell>
          <table:table-cell office:value-type="float" office:value="0" calcext:value-type="float">
            <text:p>0</text:p>
          </table:table-cell>
          <table:table-cell office:value-type="float" office:value="7578" calcext:value-type="float">
            <text:p>7578</text:p>
          </table:table-cell>
          <table:table-cell office:value-type="float" office:value="0.0047572564081419" calcext:value-type="float">
            <text:p>0.004757256408142</text:p>
          </table:table-cell>
          <table:table-cell table:formula="of:=PI()*(([.K46])^4-([.E46])^4)" office:value-type="float" office:value="0.000000000634234995498891" calcext:value-type="float">
            <text:p>6.34234995498891E-10</text:p>
          </table:table-cell>
          <table:table-cell table:formula="of:=[.L46]*((1000^4))" office:value-type="float" office:value="634.234995498891" calcext:value-type="float">
            <text:p>634.234995498891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347734625" calcext:value-type="float">
            <text:p>0.0347734625</text:p>
          </table:table-cell>
          <table:table-cell office:value-type="float" office:value="0" calcext:value-type="float">
            <text:p>0</text:p>
          </table:table-cell>
          <table:table-cell office:value-type="float" office:value="7574" calcext:value-type="float">
            <text:p>7574</text:p>
          </table:table-cell>
          <table:table-cell office:value-type="float" office:value="0.0041967501487008" calcext:value-type="float">
            <text:p>0.004196750148701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347734625" calcext:value-type="float">
            <text:p>0.0347734625</text:p>
          </table:table-cell>
          <table:table-cell office:value-type="float" office:value="0" calcext:value-type="float">
            <text:p>0</text:p>
          </table:table-cell>
          <table:table-cell office:value-type="float" office:value="7564" calcext:value-type="float">
            <text:p>7564</text:p>
          </table:table-cell>
          <table:table-cell office:value-type="float" office:value="0.004756967452384" calcext:value-type="float">
            <text:p>0.004756967452384</text:p>
          </table:table-cell>
          <table:table-cell table:formula="of:=PI()*(([.K47])^4-([.E47])^4)" office:value-type="float" office:value="0.000000000634137473238172" calcext:value-type="float">
            <text:p>6.34137473238172E-10</text:p>
          </table:table-cell>
          <table:table-cell table:formula="of:=[.L47]*((1000^4))" office:value-type="float" office:value="634.137473238172" calcext:value-type="float">
            <text:p>634.137473238172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3554806875" calcext:value-type="float">
            <text:p>0.03554806875</text:p>
          </table:table-cell>
          <table:table-cell office:value-type="float" office:value="0" calcext:value-type="float">
            <text:p>0</text:p>
          </table:table-cell>
          <table:table-cell office:value-type="float" office:value="7560" calcext:value-type="float">
            <text:p>7560</text:p>
          </table:table-cell>
          <table:table-cell office:value-type="float" office:value="0.0041963859955828" calcext:value-type="float">
            <text:p>0.004196385995583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3554806875" calcext:value-type="float">
            <text:p>0.03554806875</text:p>
          </table:table-cell>
          <table:table-cell office:value-type="float" office:value="0" calcext:value-type="float">
            <text:p>0</text:p>
          </table:table-cell>
          <table:table-cell office:value-type="float" office:value="7550" calcext:value-type="float">
            <text:p>7550</text:p>
          </table:table-cell>
          <table:table-cell office:value-type="float" office:value="0.0047566274791765" calcext:value-type="float">
            <text:p>0.004756627479177</text:p>
          </table:table-cell>
          <table:table-cell table:formula="of:=PI()*(([.K48])^4-([.E48])^4)" office:value-type="float" office:value="0.000000000634015844351238" calcext:value-type="float">
            <text:p>6.34015844351238E-10</text:p>
          </table:table-cell>
          <table:table-cell table:formula="of:=[.L48]*((1000^4))" office:value-type="float" office:value="634.015844351238" calcext:value-type="float">
            <text:p>634.015844351238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36322675" calcext:value-type="float">
            <text:p>0.036322675</text:p>
          </table:table-cell>
          <table:table-cell office:value-type="float" office:value="0" calcext:value-type="float">
            <text:p>0</text:p>
          </table:table-cell>
          <table:table-cell office:value-type="float" office:value="7546" calcext:value-type="float">
            <text:p>7546</text:p>
          </table:table-cell>
          <table:table-cell office:value-type="float" office:value="0.0041962133668812" calcext:value-type="float">
            <text:p>0.004196213366881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36322675" calcext:value-type="float">
            <text:p>0.036322675</text:p>
          </table:table-cell>
          <table:table-cell office:value-type="float" office:value="0" calcext:value-type="float">
            <text:p>0</text:p>
          </table:table-cell>
          <table:table-cell office:value-type="float" office:value="7536" calcext:value-type="float">
            <text:p>7536</text:p>
          </table:table-cell>
          <table:table-cell office:value-type="float" office:value="0.0047564454552767" calcext:value-type="float">
            <text:p>0.004756445455277</text:p>
          </table:table-cell>
          <table:table-cell table:formula="of:=PI()*(([.K49])^4-([.E49])^4)" office:value-type="float" office:value="0.000000000633929984034309" calcext:value-type="float">
            <text:p>6.33929984034309E-10</text:p>
          </table:table-cell>
          <table:table-cell table:formula="of:=[.L49]*((1000^4))" office:value-type="float" office:value="633.929984034309" calcext:value-type="float">
            <text:p>633.929984034309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3709728125" calcext:value-type="float">
            <text:p>0.03709728125</text:p>
          </table:table-cell>
          <table:table-cell office:value-type="float" office:value="0" calcext:value-type="float">
            <text:p>0</text:p>
          </table:table-cell>
          <table:table-cell office:value-type="float" office:value="7532" calcext:value-type="float">
            <text:p>7532</text:p>
          </table:table-cell>
          <table:table-cell office:value-type="float" office:value="0.0041966895863136" calcext:value-type="float">
            <text:p>0.004196689586314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3709728125" calcext:value-type="float">
            <text:p>0.03709728125</text:p>
          </table:table-cell>
          <table:table-cell office:value-type="float" office:value="0" calcext:value-type="float">
            <text:p>0</text:p>
          </table:table-cell>
          <table:table-cell office:value-type="float" office:value="7522" calcext:value-type="float">
            <text:p>7522</text:p>
          </table:table-cell>
          <table:table-cell office:value-type="float" office:value="0.0047568119912521" calcext:value-type="float">
            <text:p>0.004756811991252</text:p>
          </table:table-cell>
          <table:table-cell table:formula="of:=PI()*(([.K50])^4-([.E50])^4)" office:value-type="float" office:value="0.000000000633983444424335" calcext:value-type="float">
            <text:p>6.33983444424335E-10</text:p>
          </table:table-cell>
          <table:table-cell table:formula="of:=[.L50]*((1000^4))" office:value-type="float" office:value="633.983444424335" calcext:value-type="float">
            <text:p>633.983444424335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378718875" calcext:value-type="float">
            <text:p>0.0378718875</text:p>
          </table:table-cell>
          <table:table-cell office:value-type="float" office:value="0" calcext:value-type="float">
            <text:p>0</text:p>
          </table:table-cell>
          <table:table-cell office:value-type="float" office:value="7518" calcext:value-type="float">
            <text:p>7518</text:p>
          </table:table-cell>
          <table:table-cell office:value-type="float" office:value="0.0041983845437466" calcext:value-type="float">
            <text:p>0.004198384543747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378718875" calcext:value-type="float">
            <text:p>0.0378718875</text:p>
          </table:table-cell>
          <table:table-cell office:value-type="float" office:value="0" calcext:value-type="float">
            <text:p>0</text:p>
          </table:table-cell>
          <table:table-cell office:value-type="float" office:value="7508" calcext:value-type="float">
            <text:p>7508</text:p>
          </table:table-cell>
          <table:table-cell office:value-type="float" office:value="0.0047582775969667" calcext:value-type="float">
            <text:p>0.004758277596967</text:p>
          </table:table-cell>
          <table:table-cell table:formula="of:=PI()*(([.K51])^4-([.E51])^4)" office:value-type="float" office:value="0.000000000634391426105169" calcext:value-type="float">
            <text:p>6.34391426105169E-10</text:p>
          </table:table-cell>
          <table:table-cell table:formula="of:=[.L51]*((1000^4))" office:value-type="float" office:value="634.391426105169" calcext:value-type="float">
            <text:p>634.391426105169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3864649375" calcext:value-type="float">
            <text:p>0.03864649375</text:p>
          </table:table-cell>
          <table:table-cell office:value-type="float" office:value="0" calcext:value-type="float">
            <text:p>0</text:p>
          </table:table-cell>
          <table:table-cell office:value-type="float" office:value="7504" calcext:value-type="float">
            <text:p>7504</text:p>
          </table:table-cell>
          <table:table-cell office:value-type="float" office:value="0.0042021843223958" calcext:value-type="float">
            <text:p>0.004202184322396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3864649375" calcext:value-type="float">
            <text:p>0.03864649375</text:p>
          </table:table-cell>
          <table:table-cell office:value-type="float" office:value="0" calcext:value-type="float">
            <text:p>0</text:p>
          </table:table-cell>
          <table:table-cell office:value-type="float" office:value="7494" calcext:value-type="float">
            <text:p>7494</text:p>
          </table:table-cell>
          <table:table-cell office:value-type="float" office:value="0.0047621672548115" calcext:value-type="float">
            <text:p>0.004762167254812</text:p>
          </table:table-cell>
          <table:table-cell table:formula="of:=PI()*(([.K52])^4-([.E52])^4)" office:value-type="float" office:value="0.000000000636125383009862" calcext:value-type="float">
            <text:p>6.36125383009862E-10</text:p>
          </table:table-cell>
          <table:table-cell table:formula="of:=[.L52]*((1000^4))" office:value-type="float" office:value="636.125383009862" calcext:value-type="float">
            <text:p>636.125383009862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394211" calcext:value-type="float">
            <text:p>0.0394211</text:p>
          </table:table-cell>
          <table:table-cell office:value-type="float" office:value="0" calcext:value-type="float">
            <text:p>0</text:p>
          </table:table-cell>
          <table:table-cell office:value-type="float" office:value="7490" calcext:value-type="float">
            <text:p>7490</text:p>
          </table:table-cell>
          <table:table-cell office:value-type="float" office:value="0.0042046929138728" calcext:value-type="float">
            <text:p>0.004204692913873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394211" calcext:value-type="float">
            <text:p>0.0394211</text:p>
          </table:table-cell>
          <table:table-cell office:value-type="float" office:value="0" calcext:value-type="float">
            <text:p>0</text:p>
          </table:table-cell>
          <table:table-cell office:value-type="float" office:value="7480" calcext:value-type="float">
            <text:p>7480</text:p>
          </table:table-cell>
          <table:table-cell office:value-type="float" office:value="0.0047644386640333" calcext:value-type="float">
            <text:p>0.004764438664033</text:p>
          </table:table-cell>
          <table:table-cell table:formula="of:=PI()*(([.K53])^4-([.E53])^4)" office:value-type="float" office:value="0.000000000636868920093754" calcext:value-type="float">
            <text:p>6.36868920093754E-10</text:p>
          </table:table-cell>
          <table:table-cell table:formula="of:=[.L53]*((1000^4))" office:value-type="float" office:value="636.868920093754" calcext:value-type="float">
            <text:p>636.868920093754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4019570625" calcext:value-type="float">
            <text:p>0.04019570625</text:p>
          </table:table-cell>
          <table:table-cell office:value-type="float" office:value="0" calcext:value-type="float">
            <text:p>0</text:p>
          </table:table-cell>
          <table:table-cell office:value-type="float" office:value="7476" calcext:value-type="float">
            <text:p>7476</text:p>
          </table:table-cell>
          <table:table-cell office:value-type="float" office:value="0.0042007433576879" calcext:value-type="float">
            <text:p>0.004200743357688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4019570625" calcext:value-type="float">
            <text:p>0.04019570625</text:p>
          </table:table-cell>
          <table:table-cell office:value-type="float" office:value="0" calcext:value-type="float">
            <text:p>0</text:p>
          </table:table-cell>
          <table:table-cell office:value-type="float" office:value="7466" calcext:value-type="float">
            <text:p>7466</text:p>
          </table:table-cell>
          <table:table-cell office:value-type="float" office:value="0.0047607726412754" calcext:value-type="float">
            <text:p>0.004760772641275</text:p>
          </table:table-cell>
          <table:table-cell table:formula="of:=PI()*(([.K54])^4-([.E54])^4)" office:value-type="float" office:value="0.000000000635576498458539" calcext:value-type="float">
            <text:p>6.35576498458539E-10</text:p>
          </table:table-cell>
          <table:table-cell table:formula="of:=[.L54]*((1000^4))" office:value-type="float" office:value="635.576498458539" calcext:value-type="float">
            <text:p>635.576498458539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409703125" calcext:value-type="float">
            <text:p>0.0409703125</text:p>
          </table:table-cell>
          <table:table-cell office:value-type="float" office:value="0" calcext:value-type="float">
            <text:p>0</text:p>
          </table:table-cell>
          <table:table-cell office:value-type="float" office:value="7462" calcext:value-type="float">
            <text:p>7462</text:p>
          </table:table-cell>
          <table:table-cell office:value-type="float" office:value="0.0041976809708986" calcext:value-type="float">
            <text:p>0.004197680970899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409703125" calcext:value-type="float">
            <text:p>0.0409703125</text:p>
          </table:table-cell>
          <table:table-cell office:value-type="float" office:value="0" calcext:value-type="float">
            <text:p>0</text:p>
          </table:table-cell>
          <table:table-cell office:value-type="float" office:value="7452" calcext:value-type="float">
            <text:p>7452</text:p>
          </table:table-cell>
          <table:table-cell office:value-type="float" office:value="0.004757812990835" calcext:value-type="float">
            <text:p>0.004757812990835</text:p>
          </table:table-cell>
          <table:table-cell table:formula="of:=PI()*(([.K55])^4-([.E55])^4)" office:value-type="float" office:value="0.000000000634416646126727" calcext:value-type="float">
            <text:p>6.34416646126727E-10</text:p>
          </table:table-cell>
          <table:table-cell table:formula="of:=[.L55]*((1000^4))" office:value-type="float" office:value="634.416646126727" calcext:value-type="float">
            <text:p>634.416646126727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4174491875" calcext:value-type="float">
            <text:p>0.04174491875</text:p>
          </table:table-cell>
          <table:table-cell office:value-type="float" office:value="0" calcext:value-type="float">
            <text:p>0</text:p>
          </table:table-cell>
          <table:table-cell office:value-type="float" office:value="7448" calcext:value-type="float">
            <text:p>7448</text:p>
          </table:table-cell>
          <table:table-cell office:value-type="float" office:value="0.0041966527098532" calcext:value-type="float">
            <text:p>0.004196652709853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4174491875" calcext:value-type="float">
            <text:p>0.04174491875</text:p>
          </table:table-cell>
          <table:table-cell office:value-type="float" office:value="0" calcext:value-type="float">
            <text:p>0</text:p>
          </table:table-cell>
          <table:table-cell office:value-type="float" office:value="7438" calcext:value-type="float">
            <text:p>7438</text:p>
          </table:table-cell>
          <table:table-cell office:value-type="float" office:value="0.0047569087661233" calcext:value-type="float">
            <text:p>0.004756908766123</text:p>
          </table:table-cell>
          <table:table-cell table:formula="of:=PI()*(([.K56])^4-([.E56])^4)" office:value-type="float" office:value="0.000000000634148593677329" calcext:value-type="float">
            <text:p>6.34148593677329E-10</text:p>
          </table:table-cell>
          <table:table-cell table:formula="of:=[.L56]*((1000^4))" office:value-type="float" office:value="634.148593677329" calcext:value-type="float">
            <text:p>634.148593677329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42519525" calcext:value-type="float">
            <text:p>0.042519525</text:p>
          </table:table-cell>
          <table:table-cell office:value-type="float" office:value="0" calcext:value-type="float">
            <text:p>0</text:p>
          </table:table-cell>
          <table:table-cell office:value-type="float" office:value="7434" calcext:value-type="float">
            <text:p>7434</text:p>
          </table:table-cell>
          <table:table-cell office:value-type="float" office:value="0.0041966122506452" calcext:value-type="float">
            <text:p>0.004196612250645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42519525" calcext:value-type="float">
            <text:p>0.042519525</text:p>
          </table:table-cell>
          <table:table-cell office:value-type="float" office:value="0" calcext:value-type="float">
            <text:p>0</text:p>
          </table:table-cell>
          <table:table-cell office:value-type="float" office:value="7424" calcext:value-type="float">
            <text:p>7424</text:p>
          </table:table-cell>
          <table:table-cell office:value-type="float" office:value="0.0047568649668432" calcext:value-type="float">
            <text:p>0.004756864966843</text:p>
          </table:table-cell>
          <table:table-cell table:formula="of:=PI()*(([.K57])^4-([.E57])^4)" office:value-type="float" office:value="0.000000000634126927238101" calcext:value-type="float">
            <text:p>6.34126927238101E-10</text:p>
          </table:table-cell>
          <table:table-cell table:formula="of:=[.L57]*((1000^4))" office:value-type="float" office:value="634.126927238101" calcext:value-type="float">
            <text:p>634.126927238101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4329413125" calcext:value-type="float">
            <text:p>0.04329413125</text:p>
          </table:table-cell>
          <table:table-cell office:value-type="float" office:value="0" calcext:value-type="float">
            <text:p>0</text:p>
          </table:table-cell>
          <table:table-cell office:value-type="float" office:value="7420" calcext:value-type="float">
            <text:p>7420</text:p>
          </table:table-cell>
          <table:table-cell office:value-type="float" office:value="0.0041969845357576" calcext:value-type="float">
            <text:p>0.004196984535758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4329413125" calcext:value-type="float">
            <text:p>0.04329413125</text:p>
          </table:table-cell>
          <table:table-cell office:value-type="float" office:value="0" calcext:value-type="float">
            <text:p>0</text:p>
          </table:table-cell>
          <table:table-cell office:value-type="float" office:value="7410" calcext:value-type="float">
            <text:p>7410</text:p>
          </table:table-cell>
          <table:table-cell office:value-type="float" office:value="0.0047572116247942" calcext:value-type="float">
            <text:p>0.004757211624794</text:p>
          </table:table-cell>
          <table:table-cell table:formula="of:=PI()*(([.K58])^4-([.E58])^4)" office:value-type="float" office:value="0.000000000634250059389902" calcext:value-type="float">
            <text:p>6.34250059389902E-10</text:p>
          </table:table-cell>
          <table:table-cell table:formula="of:=[.L58]*((1000^4))" office:value-type="float" office:value="634.250059389902" calcext:value-type="float">
            <text:p>634.250059389902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440687375" calcext:value-type="float">
            <text:p>0.0440687375</text:p>
          </table:table-cell>
          <table:table-cell office:value-type="float" office:value="0" calcext:value-type="float">
            <text:p>0</text:p>
          </table:table-cell>
          <table:table-cell office:value-type="float" office:value="7406" calcext:value-type="float">
            <text:p>7406</text:p>
          </table:table-cell>
          <table:table-cell office:value-type="float" office:value="0.0041974294650168" calcext:value-type="float">
            <text:p>0.004197429465017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440687375" calcext:value-type="float">
            <text:p>0.0440687375</text:p>
          </table:table-cell>
          <table:table-cell office:value-type="float" office:value="0" calcext:value-type="float">
            <text:p>0</text:p>
          </table:table-cell>
          <table:table-cell office:value-type="float" office:value="7396" calcext:value-type="float">
            <text:p>7396</text:p>
          </table:table-cell>
          <table:table-cell office:value-type="float" office:value="0.0047576170872001" calcext:value-type="float">
            <text:p>0.0047576170872</text:p>
          </table:table-cell>
          <table:table-cell table:formula="of:=PI()*(([.K59])^4-([.E59])^4)" office:value-type="float" office:value="0.00000000063438527064036" calcext:value-type="float">
            <text:p>6.3438527064036E-10</text:p>
          </table:table-cell>
          <table:table-cell table:formula="of:=[.L59]*((1000^4))" office:value-type="float" office:value="634.38527064036" calcext:value-type="float">
            <text:p>634.38527064036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4484334375" calcext:value-type="float">
            <text:p>0.04484334375</text:p>
          </table:table-cell>
          <table:table-cell office:value-type="float" office:value="0" calcext:value-type="float">
            <text:p>0</text:p>
          </table:table-cell>
          <table:table-cell office:value-type="float" office:value="7392" calcext:value-type="float">
            <text:p>7392</text:p>
          </table:table-cell>
          <table:table-cell office:value-type="float" office:value="0.0041977750164884" calcext:value-type="float">
            <text:p>0.004197775016488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4484334375" calcext:value-type="float">
            <text:p>0.04484334375</text:p>
          </table:table-cell>
          <table:table-cell office:value-type="float" office:value="0" calcext:value-type="float">
            <text:p>0</text:p>
          </table:table-cell>
          <table:table-cell office:value-type="float" office:value="7382" calcext:value-type="float">
            <text:p>7382</text:p>
          </table:table-cell>
          <table:table-cell office:value-type="float" office:value="0.0047579290419036" calcext:value-type="float">
            <text:p>0.004757929041904</text:p>
          </table:table-cell>
          <table:table-cell table:formula="of:=PI()*(([.K60])^4-([.E60])^4)" office:value-type="float" office:value="0.000000000634486301435444" calcext:value-type="float">
            <text:p>6.34486301435444E-10</text:p>
          </table:table-cell>
          <table:table-cell table:formula="of:=[.L60]*((1000^4))" office:value-type="float" office:value="634.486301435444" calcext:value-type="float">
            <text:p>634.486301435444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4561795" calcext:value-type="float">
            <text:p>0.04561795</text:p>
          </table:table-cell>
          <table:table-cell office:value-type="float" office:value="0" calcext:value-type="float">
            <text:p>0</text:p>
          </table:table-cell>
          <table:table-cell office:value-type="float" office:value="7378" calcext:value-type="float">
            <text:p>7378</text:p>
          </table:table-cell>
          <table:table-cell office:value-type="float" office:value="0.0041979506155107" calcext:value-type="float">
            <text:p>0.004197950615511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4561795" calcext:value-type="float">
            <text:p>0.04561795</text:p>
          </table:table-cell>
          <table:table-cell office:value-type="float" office:value="0" calcext:value-type="float">
            <text:p>0</text:p>
          </table:table-cell>
          <table:table-cell office:value-type="float" office:value="7368" calcext:value-type="float">
            <text:p>7368</text:p>
          </table:table-cell>
          <table:table-cell office:value-type="float" office:value="0.0047580854154681" calcext:value-type="float">
            <text:p>0.004758085415468</text:p>
          </table:table-cell>
          <table:table-cell table:formula="of:=PI()*(([.K61])^4-([.E61])^4)" office:value-type="float" office:value="0.000000000634534729885382" calcext:value-type="float">
            <text:p>6.34534729885382E-10</text:p>
          </table:table-cell>
          <table:table-cell table:formula="of:=[.L61]*((1000^4))" office:value-type="float" office:value="634.534729885382" calcext:value-type="float">
            <text:p>634.534729885382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4639255625" calcext:value-type="float">
            <text:p>0.04639255625</text:p>
          </table:table-cell>
          <table:table-cell office:value-type="float" office:value="0" calcext:value-type="float">
            <text:p>0</text:p>
          </table:table-cell>
          <table:table-cell office:value-type="float" office:value="7364" calcext:value-type="float">
            <text:p>7364</text:p>
          </table:table-cell>
          <table:table-cell office:value-type="float" office:value="0.0041979522917233" calcext:value-type="float">
            <text:p>0.004197952291723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4639255625" calcext:value-type="float">
            <text:p>0.04639255625</text:p>
          </table:table-cell>
          <table:table-cell office:value-type="float" office:value="0" calcext:value-type="float">
            <text:p>0</text:p>
          </table:table-cell>
          <table:table-cell office:value-type="float" office:value="7354" calcext:value-type="float">
            <text:p>7354</text:p>
          </table:table-cell>
          <table:table-cell office:value-type="float" office:value="0.0047580841378385" calcext:value-type="float">
            <text:p>0.004758084137839</text:p>
          </table:table-cell>
          <table:table-cell table:formula="of:=PI()*(([.K62])^4-([.E62])^4)" office:value-type="float" office:value="0.000000000634531442121594" calcext:value-type="float">
            <text:p>6.34531442121594E-10</text:p>
          </table:table-cell>
          <table:table-cell table:formula="of:=[.L62]*((1000^4))" office:value-type="float" office:value="634.531442121594" calcext:value-type="float">
            <text:p>634.531442121594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471671625" calcext:value-type="float">
            <text:p>0.0471671625</text:p>
          </table:table-cell>
          <table:table-cell office:value-type="float" office:value="0" calcext:value-type="float">
            <text:p>0</text:p>
          </table:table-cell>
          <table:table-cell office:value-type="float" office:value="7350" calcext:value-type="float">
            <text:p>7350</text:p>
          </table:table-cell>
          <table:table-cell office:value-type="float" office:value="0.0041978358418256" calcext:value-type="float">
            <text:p>0.004197835841826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471671625" calcext:value-type="float">
            <text:p>0.0471671625</text:p>
          </table:table-cell>
          <table:table-cell office:value-type="float" office:value="0" calcext:value-type="float">
            <text:p>0</text:p>
          </table:table-cell>
          <table:table-cell office:value-type="float" office:value="7340" calcext:value-type="float">
            <text:p>7340</text:p>
          </table:table-cell>
          <table:table-cell office:value-type="float" office:value="0.0047579785496668" calcext:value-type="float">
            <text:p>0.004757978549667</text:p>
          </table:table-cell>
          <table:table-cell table:formula="of:=PI()*(([.K63])^4-([.E63])^4)" office:value-type="float" office:value="0.000000000634496771369335" calcext:value-type="float">
            <text:p>6.34496771369335E-10</text:p>
          </table:table-cell>
          <table:table-cell table:formula="of:=[.L63]*((1000^4))" office:value-type="float" office:value="634.496771369335" calcext:value-type="float">
            <text:p>634.496771369335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4794176875" calcext:value-type="float">
            <text:p>0.04794176875</text:p>
          </table:table-cell>
          <table:table-cell office:value-type="float" office:value="0" calcext:value-type="float">
            <text:p>0</text:p>
          </table:table-cell>
          <table:table-cell office:value-type="float" office:value="7336" calcext:value-type="float">
            <text:p>7336</text:p>
          </table:table-cell>
          <table:table-cell office:value-type="float" office:value="0.0041977341406681" calcext:value-type="float">
            <text:p>0.004197734140668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4794176875" calcext:value-type="float">
            <text:p>0.04794176875</text:p>
          </table:table-cell>
          <table:table-cell office:value-type="float" office:value="0" calcext:value-type="float">
            <text:p>0</text:p>
          </table:table-cell>
          <table:table-cell office:value-type="float" office:value="7326" calcext:value-type="float">
            <text:p>7326</text:p>
          </table:table-cell>
          <table:table-cell office:value-type="float" office:value="0.0047578920089305" calcext:value-type="float">
            <text:p>0.004757892008931</text:p>
          </table:table-cell>
          <table:table-cell table:formula="of:=PI()*(([.K64])^4-([.E64])^4)" office:value-type="float" office:value="0.000000000634474172348315" calcext:value-type="float">
            <text:p>6.34474172348315E-10</text:p>
          </table:table-cell>
          <table:table-cell table:formula="of:=[.L64]*((1000^4))" office:value-type="float" office:value="634.474172348315" calcext:value-type="float">
            <text:p>634.474172348315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48716375" calcext:value-type="float">
            <text:p>0.048716375</text:p>
          </table:table-cell>
          <table:table-cell office:value-type="float" office:value="0" calcext:value-type="float">
            <text:p>0</text:p>
          </table:table-cell>
          <table:table-cell office:value-type="float" office:value="7322" calcext:value-type="float">
            <text:p>7322</text:p>
          </table:table-cell>
          <table:table-cell office:value-type="float" office:value="0.004197949123517" calcext:value-type="float">
            <text:p>0.004197949123517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48716375" calcext:value-type="float">
            <text:p>0.048716375</text:p>
          </table:table-cell>
          <table:table-cell office:value-type="float" office:value="0" calcext:value-type="float">
            <text:p>0</text:p>
          </table:table-cell>
          <table:table-cell office:value-type="float" office:value="7312" calcext:value-type="float">
            <text:p>7312</text:p>
          </table:table-cell>
          <table:table-cell office:value-type="float" office:value="0.0047581224129235" calcext:value-type="float">
            <text:p>0.004758122412924</text:p>
          </table:table-cell>
          <table:table-cell table:formula="of:=PI()*(([.K65])^4-([.E65])^4)" office:value-type="float" office:value="0.000000000634586199134378" calcext:value-type="float">
            <text:p>6.34586199134378E-10</text:p>
          </table:table-cell>
          <table:table-cell table:formula="of:=[.L65]*((1000^4))" office:value-type="float" office:value="634.586199134378" calcext:value-type="float">
            <text:p>634.586199134378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4949098125" calcext:value-type="float">
            <text:p>0.04949098125</text:p>
          </table:table-cell>
          <table:table-cell office:value-type="float" office:value="0" calcext:value-type="float">
            <text:p>0</text:p>
          </table:table-cell>
          <table:table-cell office:value-type="float" office:value="7308" calcext:value-type="float">
            <text:p>7308</text:p>
          </table:table-cell>
          <table:table-cell office:value-type="float" office:value="0.004199046275899" calcext:value-type="float">
            <text:p>0.004199046275899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4949098125" calcext:value-type="float">
            <text:p>0.04949098125</text:p>
          </table:table-cell>
          <table:table-cell office:value-type="float" office:value="0" calcext:value-type="float">
            <text:p>0</text:p>
          </table:table-cell>
          <table:table-cell office:value-type="float" office:value="7298" calcext:value-type="float">
            <text:p>7298</text:p>
          </table:table-cell>
          <table:table-cell office:value-type="float" office:value="0.0047591345752465" calcext:value-type="float">
            <text:p>0.004759134575247</text:p>
          </table:table-cell>
          <table:table-cell table:formula="of:=PI()*(([.K66])^4-([.E66])^4)" office:value-type="float" office:value="0.00000000063493641032954" calcext:value-type="float">
            <text:p>6.3493641032954E-10</text:p>
          </table:table-cell>
          <table:table-cell table:formula="of:=[.L66]*((1000^4))" office:value-type="float" office:value="634.93641032954" calcext:value-type="float">
            <text:p>634.93641032954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502655875" calcext:value-type="float">
            <text:p>0.0502655875</text:p>
          </table:table-cell>
          <table:table-cell office:value-type="float" office:value="0" calcext:value-type="float">
            <text:p>0</text:p>
          </table:table-cell>
          <table:table-cell office:value-type="float" office:value="7294" calcext:value-type="float">
            <text:p>7294</text:p>
          </table:table-cell>
          <table:table-cell office:value-type="float" office:value="0.0042020128698649" calcext:value-type="float">
            <text:p>0.004202012869865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502655875" calcext:value-type="float">
            <text:p>0.0502655875</text:p>
          </table:table-cell>
          <table:table-cell office:value-type="float" office:value="0" calcext:value-type="float">
            <text:p>0</text:p>
          </table:table-cell>
          <table:table-cell office:value-type="float" office:value="7284" calcext:value-type="float">
            <text:p>7284</text:p>
          </table:table-cell>
          <table:table-cell office:value-type="float" office:value="0.0047619103584193" calcext:value-type="float">
            <text:p>0.004761910358419</text:p>
          </table:table-cell>
          <table:table-cell table:formula="of:=PI()*(([.K67])^4-([.E67])^4)" office:value-type="float" office:value="0.000000000635936632199983" calcext:value-type="float">
            <text:p>6.35936632199983E-10</text:p>
          </table:table-cell>
          <table:table-cell table:formula="of:=[.L67]*((1000^4))" office:value-type="float" office:value="635.936632199983" calcext:value-type="float">
            <text:p>635.936632199983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5104019375" calcext:value-type="float">
            <text:p>0.05104019375</text:p>
          </table:table-cell>
          <table:table-cell office:value-type="float" office:value="0" calcext:value-type="float">
            <text:p>0</text:p>
          </table:table-cell>
          <table:table-cell office:value-type="float" office:value="7280" calcext:value-type="float">
            <text:p>7280</text:p>
          </table:table-cell>
          <table:table-cell office:value-type="float" office:value="0.0042070706728378" calcext:value-type="float">
            <text:p>0.004207070672838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5104019375" calcext:value-type="float">
            <text:p>0.05104019375</text:p>
          </table:table-cell>
          <table:table-cell office:value-type="float" office:value="0" calcext:value-type="float">
            <text:p>0</text:p>
          </table:table-cell>
          <table:table-cell office:value-type="float" office:value="7270" calcext:value-type="float">
            <text:p>7270</text:p>
          </table:table-cell>
          <table:table-cell office:value-type="float" office:value="0.0047666201299309" calcext:value-type="float">
            <text:p>0.004766620129931</text:p>
          </table:table-cell>
          <table:table-cell table:formula="of:=PI()*(([.K68])^4-([.E68])^4)" office:value-type="float" office:value="0.000000000637612695645374" calcext:value-type="float">
            <text:p>6.37612695645374E-10</text:p>
          </table:table-cell>
          <table:table-cell table:formula="of:=[.L68]*((1000^4))" office:value-type="float" office:value="637.612695645374" calcext:value-type="float">
            <text:p>637.612695645374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518148" calcext:value-type="float">
            <text:p>0.0518148</text:p>
          </table:table-cell>
          <table:table-cell office:value-type="float" office:value="0" calcext:value-type="float">
            <text:p>0</text:p>
          </table:table-cell>
          <table:table-cell office:value-type="float" office:value="7266" calcext:value-type="float">
            <text:p>7266</text:p>
          </table:table-cell>
          <table:table-cell office:value-type="float" office:value="0.0042063028863764" calcext:value-type="float">
            <text:p>0.004206302886376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518148" calcext:value-type="float">
            <text:p>0.0518148</text:p>
          </table:table-cell>
          <table:table-cell office:value-type="float" office:value="0" calcext:value-type="float">
            <text:p>0</text:p>
          </table:table-cell>
          <table:table-cell office:value-type="float" office:value="7256" calcext:value-type="float">
            <text:p>7256</text:p>
          </table:table-cell>
          <table:table-cell office:value-type="float" office:value="0.0047659276228194" calcext:value-type="float">
            <text:p>0.004765927622819</text:p>
          </table:table-cell>
          <table:table-cell table:formula="of:=PI()*(([.K69])^4-([.E69])^4)" office:value-type="float" office:value="0.000000000637388677011387" calcext:value-type="float">
            <text:p>6.37388677011387E-10</text:p>
          </table:table-cell>
          <table:table-cell table:formula="of:=[.L69]*((1000^4))" office:value-type="float" office:value="637.388677011387" calcext:value-type="float">
            <text:p>637.388677011387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5258940625" calcext:value-type="float">
            <text:p>0.05258940625</text:p>
          </table:table-cell>
          <table:table-cell office:value-type="float" office:value="0" calcext:value-type="float">
            <text:p>0</text:p>
          </table:table-cell>
          <table:table-cell office:value-type="float" office:value="7252" calcext:value-type="float">
            <text:p>7252</text:p>
          </table:table-cell>
          <table:table-cell office:value-type="float" office:value="0.0042017680879367" calcext:value-type="float">
            <text:p>0.004201768087937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5258940625" calcext:value-type="float">
            <text:p>0.05258940625</text:p>
          </table:table-cell>
          <table:table-cell office:value-type="float" office:value="0" calcext:value-type="float">
            <text:p>0</text:p>
          </table:table-cell>
          <table:table-cell office:value-type="float" office:value="7242" calcext:value-type="float">
            <text:p>7242</text:p>
          </table:table-cell>
          <table:table-cell office:value-type="float" office:value="0.0047614480477326" calcext:value-type="float">
            <text:p>0.004761448047733</text:p>
          </table:table-cell>
          <table:table-cell table:formula="of:=PI()*(([.K70])^4-([.E70])^4)" office:value-type="float" office:value="0.00000000063553761006828" calcext:value-type="float">
            <text:p>6.3553761006828E-10</text:p>
          </table:table-cell>
          <table:table-cell table:formula="of:=[.L70]*((1000^4))" office:value-type="float" office:value="635.53761006828" calcext:value-type="float">
            <text:p>635.53761006828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533640125" calcext:value-type="float">
            <text:p>0.0533640125</text:p>
          </table:table-cell>
          <table:table-cell office:value-type="float" office:value="0" calcext:value-type="float">
            <text:p>0</text:p>
          </table:table-cell>
          <table:table-cell office:value-type="float" office:value="7238" calcext:value-type="float">
            <text:p>7238</text:p>
          </table:table-cell>
          <table:table-cell office:value-type="float" office:value="0.0041994591838957" calcext:value-type="float">
            <text:p>0.004199459183896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533640125" calcext:value-type="float">
            <text:p>0.0533640125</text:p>
          </table:table-cell>
          <table:table-cell office:value-type="float" office:value="0" calcext:value-type="float">
            <text:p>0</text:p>
          </table:table-cell>
          <table:table-cell office:value-type="float" office:value="7228" calcext:value-type="float">
            <text:p>7228</text:p>
          </table:table-cell>
          <table:table-cell office:value-type="float" office:value="0.0047594016543393" calcext:value-type="float">
            <text:p>0.004759401654339</text:p>
          </table:table-cell>
          <table:table-cell table:formula="of:=PI()*(([.K71])^4-([.E71])^4)" office:value-type="float" office:value="0.000000000634913992433695" calcext:value-type="float">
            <text:p>6.34913992433695E-10</text:p>
          </table:table-cell>
          <table:table-cell table:formula="of:=[.L71]*((1000^4))" office:value-type="float" office:value="634.913992433695" calcext:value-type="float">
            <text:p>634.913992433695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5413861875" calcext:value-type="float">
            <text:p>0.05413861875</text:p>
          </table:table-cell>
          <table:table-cell office:value-type="float" office:value="0" calcext:value-type="float">
            <text:p>0</text:p>
          </table:table-cell>
          <table:table-cell office:value-type="float" office:value="7224" calcext:value-type="float">
            <text:p>7224</text:p>
          </table:table-cell>
          <table:table-cell office:value-type="float" office:value="0.0041987624057233" calcext:value-type="float">
            <text:p>0.004198762405723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5413861875" calcext:value-type="float">
            <text:p>0.05413861875</text:p>
          </table:table-cell>
          <table:table-cell office:value-type="float" office:value="0" calcext:value-type="float">
            <text:p>0</text:p>
          </table:table-cell>
          <table:table-cell office:value-type="float" office:value="7214" calcext:value-type="float">
            <text:p>7214</text:p>
          </table:table-cell>
          <table:table-cell office:value-type="float" office:value="0.0047588339876143" calcext:value-type="float">
            <text:p>0.004758833987614</text:p>
          </table:table-cell>
          <table:table-cell table:formula="of:=PI()*(([.K72])^4-([.E72])^4)" office:value-type="float" office:value="0.000000000634793370322356" calcext:value-type="float">
            <text:p>6.34793370322356E-10</text:p>
          </table:table-cell>
          <table:table-cell table:formula="of:=[.L72]*((1000^4))" office:value-type="float" office:value="634.793370322356" calcext:value-type="float">
            <text:p>634.793370322356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54913225" calcext:value-type="float">
            <text:p>0.054913225</text:p>
          </table:table-cell>
          <table:table-cell office:value-type="float" office:value="0" calcext:value-type="float">
            <text:p>0</text:p>
          </table:table-cell>
          <table:table-cell office:value-type="float" office:value="7210" calcext:value-type="float">
            <text:p>7210</text:p>
          </table:table-cell>
          <table:table-cell office:value-type="float" office:value="0.0041988275497809" calcext:value-type="float">
            <text:p>0.004198827549781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54913225" calcext:value-type="float">
            <text:p>0.054913225</text:p>
          </table:table-cell>
          <table:table-cell office:value-type="float" office:value="0" calcext:value-type="float">
            <text:p>0</text:p>
          </table:table-cell>
          <table:table-cell office:value-type="float" office:value="7200" calcext:value-type="float">
            <text:p>7200</text:p>
          </table:table-cell>
          <table:table-cell office:value-type="float" office:value="0.0047589265883697" calcext:value-type="float">
            <text:p>0.00475892658837</text:p>
          </table:table-cell>
          <table:table-cell table:formula="of:=PI()*(([.K73])^4-([.E73])^4)" office:value-type="float" office:value="0.000000000634858184164475" calcext:value-type="float">
            <text:p>6.34858184164475E-10</text:p>
          </table:table-cell>
          <table:table-cell table:formula="of:=[.L73]*((1000^4))" office:value-type="float" office:value="634.858184164475" calcext:value-type="float">
            <text:p>634.858184164475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5568783125" calcext:value-type="float">
            <text:p>0.05568783125</text:p>
          </table:table-cell>
          <table:table-cell office:value-type="float" office:value="0" calcext:value-type="float">
            <text:p>0</text:p>
          </table:table-cell>
          <table:table-cell office:value-type="float" office:value="7196" calcext:value-type="float">
            <text:p>7196</text:p>
          </table:table-cell>
          <table:table-cell office:value-type="float" office:value="0.0041991437105354" calcext:value-type="float">
            <text:p>0.004199143710535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5568783125" calcext:value-type="float">
            <text:p>0.05568783125</text:p>
          </table:table-cell>
          <table:table-cell office:value-type="float" office:value="0" calcext:value-type="float">
            <text:p>0</text:p>
          </table:table-cell>
          <table:table-cell office:value-type="float" office:value="7186" calcext:value-type="float">
            <text:p>7186</text:p>
          </table:table-cell>
          <table:table-cell office:value-type="float" office:value="0.0047592460574889" calcext:value-type="float">
            <text:p>0.004759246057489</text:p>
          </table:table-cell>
          <table:table-cell table:formula="of:=PI()*(([.K74])^4-([.E74])^4)" office:value-type="float" office:value="0.000000000634996768781653" calcext:value-type="float">
            <text:p>6.34996768781653E-10</text:p>
          </table:table-cell>
          <table:table-cell table:formula="of:=[.L74]*((1000^4))" office:value-type="float" office:value="634.996768781653" calcext:value-type="float">
            <text:p>634.996768781653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564624375" calcext:value-type="float">
            <text:p>0.0564624375</text:p>
          </table:table-cell>
          <table:table-cell office:value-type="float" office:value="0" calcext:value-type="float">
            <text:p>0</text:p>
          </table:table-cell>
          <table:table-cell office:value-type="float" office:value="7182" calcext:value-type="float">
            <text:p>7182</text:p>
          </table:table-cell>
          <table:table-cell office:value-type="float" office:value="0.0041994604544658" calcext:value-type="float">
            <text:p>0.004199460454466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564624375" calcext:value-type="float">
            <text:p>0.0564624375</text:p>
          </table:table-cell>
          <table:table-cell office:value-type="float" office:value="0" calcext:value-type="float">
            <text:p>0</text:p>
          </table:table-cell>
          <table:table-cell office:value-type="float" office:value="7172" calcext:value-type="float">
            <text:p>7172</text:p>
          </table:table-cell>
          <table:table-cell office:value-type="float" office:value="0.0047595464454676" calcext:value-type="float">
            <text:p>0.004759546445468</text:p>
          </table:table-cell>
          <table:table-cell table:formula="of:=PI()*(([.K75])^4-([.E75])^4)" office:value-type="float" office:value="0.000000000635108978212169" calcext:value-type="float">
            <text:p>6.35108978212169E-10</text:p>
          </table:table-cell>
          <table:table-cell table:formula="of:=[.L75]*((1000^4))" office:value-type="float" office:value="635.108978212169" calcext:value-type="float">
            <text:p>635.108978212169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5723704375" calcext:value-type="float">
            <text:p>0.05723704375</text:p>
          </table:table-cell>
          <table:table-cell office:value-type="float" office:value="0" calcext:value-type="float">
            <text:p>0</text:p>
          </table:table-cell>
          <table:table-cell office:value-type="float" office:value="7168" calcext:value-type="float">
            <text:p>7168</text:p>
          </table:table-cell>
          <table:table-cell office:value-type="float" office:value="0.0041996657079541" calcext:value-type="float">
            <text:p>0.004199665707954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5723704375" calcext:value-type="float">
            <text:p>0.05723704375</text:p>
          </table:table-cell>
          <table:table-cell office:value-type="float" office:value="0" calcext:value-type="float">
            <text:p>0</text:p>
          </table:table-cell>
          <table:table-cell office:value-type="float" office:value="7158" calcext:value-type="float">
            <text:p>7158</text:p>
          </table:table-cell>
          <table:table-cell office:value-type="float" office:value="0.0047597298561453" calcext:value-type="float">
            <text:p>0.004759729856145</text:p>
          </table:table-cell>
          <table:table-cell table:formula="of:=PI()*(([.K76])^4-([.E76])^4)" office:value-type="float" office:value="0.000000000635166460409764" calcext:value-type="float">
            <text:p>6.35166460409764E-10</text:p>
          </table:table-cell>
          <table:table-cell table:formula="of:=[.L76]*((1000^4))" office:value-type="float" office:value="635.166460409764" calcext:value-type="float">
            <text:p>635.166460409764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5801165" calcext:value-type="float">
            <text:p>0.05801165</text:p>
          </table:table-cell>
          <table:table-cell office:value-type="float" office:value="0" calcext:value-type="float">
            <text:p>0</text:p>
          </table:table-cell>
          <table:table-cell office:value-type="float" office:value="7154" calcext:value-type="float">
            <text:p>7154</text:p>
          </table:table-cell>
          <table:table-cell office:value-type="float" office:value="0.0041997084074478" calcext:value-type="float">
            <text:p>0.004199708407448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5801165" calcext:value-type="float">
            <text:p>0.05801165</text:p>
          </table:table-cell>
          <table:table-cell office:value-type="float" office:value="0" calcext:value-type="float">
            <text:p>0</text:p>
          </table:table-cell>
          <table:table-cell office:value-type="float" office:value="7144" calcext:value-type="float">
            <text:p>7144</text:p>
          </table:table-cell>
          <table:table-cell office:value-type="float" office:value="0.0047597555872428" calcext:value-type="float">
            <text:p>0.004759755587243</text:p>
          </table:table-cell>
          <table:table-cell table:formula="of:=PI()*(([.K77])^4-([.E77])^4)" office:value-type="float" office:value="0.000000000635161582652814" calcext:value-type="float">
            <text:p>6.35161582652814E-10</text:p>
          </table:table-cell>
          <table:table-cell table:formula="of:=[.L77]*((1000^4))" office:value-type="float" office:value="635.161582652814" calcext:value-type="float">
            <text:p>635.161582652814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5878625625" calcext:value-type="float">
            <text:p>0.05878625625</text:p>
          </table:table-cell>
          <table:table-cell office:value-type="float" office:value="0" calcext:value-type="float">
            <text:p>0</text:p>
          </table:table-cell>
          <table:table-cell office:value-type="float" office:value="7140" calcext:value-type="float">
            <text:p>7140</text:p>
          </table:table-cell>
          <table:table-cell office:value-type="float" office:value="0.0041995887504008" calcext:value-type="float">
            <text:p>0.004199588750401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5878625625" calcext:value-type="float">
            <text:p>0.05878625625</text:p>
          </table:table-cell>
          <table:table-cell office:value-type="float" office:value="0" calcext:value-type="float">
            <text:p>0</text:p>
          </table:table-cell>
          <table:table-cell office:value-type="float" office:value="7130" calcext:value-type="float">
            <text:p>7130</text:p>
          </table:table-cell>
          <table:table-cell office:value-type="float" office:value="0.0047596302022706" calcext:value-type="float">
            <text:p>0.004759630202271</text:p>
          </table:table-cell>
          <table:table-cell table:formula="of:=PI()*(([.K78])^4-([.E78])^4)" office:value-type="float" office:value="0.000000000635103057949605" calcext:value-type="float">
            <text:p>6.35103057949605E-10</text:p>
          </table:table-cell>
          <table:table-cell table:formula="of:=[.L78]*((1000^4))" office:value-type="float" office:value="635.103057949605" calcext:value-type="float">
            <text:p>635.103057949605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595608625" calcext:value-type="float">
            <text:p>0.0595608625</text:p>
          </table:table-cell>
          <table:table-cell office:value-type="float" office:value="0" calcext:value-type="float">
            <text:p>0</text:p>
          </table:table-cell>
          <table:table-cell office:value-type="float" office:value="7126" calcext:value-type="float">
            <text:p>7126</text:p>
          </table:table-cell>
          <table:table-cell office:value-type="float" office:value="0.0041993871137666" calcext:value-type="float">
            <text:p>0.004199387113767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595608625" calcext:value-type="float">
            <text:p>0.0595608625</text:p>
          </table:table-cell>
          <table:table-cell office:value-type="float" office:value="0" calcext:value-type="float">
            <text:p>0</text:p>
          </table:table-cell>
          <table:table-cell office:value-type="float" office:value="7116" calcext:value-type="float">
            <text:p>7116</text:p>
          </table:table-cell>
          <table:table-cell office:value-type="float" office:value="0.0047594301823344" calcext:value-type="float">
            <text:p>0.004759430182334</text:p>
          </table:table-cell>
          <table:table-cell table:formula="of:=PI()*(([.K79])^4-([.E79])^4)" office:value-type="float" office:value="0.000000000635019712665868" calcext:value-type="float">
            <text:p>6.35019712665868E-10</text:p>
          </table:table-cell>
          <table:table-cell table:formula="of:=[.L79]*((1000^4))" office:value-type="float" office:value="635.019712665868" calcext:value-type="float">
            <text:p>635.019712665868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6033546875" calcext:value-type="float">
            <text:p>0.06033546875</text:p>
          </table:table-cell>
          <table:table-cell office:value-type="float" office:value="0" calcext:value-type="float">
            <text:p>0</text:p>
          </table:table-cell>
          <table:table-cell office:value-type="float" office:value="7112" calcext:value-type="float">
            <text:p>7112</text:p>
          </table:table-cell>
          <table:table-cell office:value-type="float" office:value="0.004199311775349" calcext:value-type="float">
            <text:p>0.004199311775349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6033546875" calcext:value-type="float">
            <text:p>0.06033546875</text:p>
          </table:table-cell>
          <table:table-cell office:value-type="float" office:value="0" calcext:value-type="float">
            <text:p>0</text:p>
          </table:table-cell>
          <table:table-cell office:value-type="float" office:value="7102" calcext:value-type="float">
            <text:p>7102</text:p>
          </table:table-cell>
          <table:table-cell office:value-type="float" office:value="0.0047593516462181" calcext:value-type="float">
            <text:p>0.004759351646218</text:p>
          </table:table-cell>
          <table:table-cell table:formula="of:=PI()*(([.K80])^4-([.E80])^4)" office:value-type="float" office:value="0.00000000063498342345673" calcext:value-type="float">
            <text:p>6.3498342345673E-10</text:p>
          </table:table-cell>
          <table:table-cell table:formula="of:=[.L80]*((1000^4))" office:value-type="float" office:value="634.98342345673" calcext:value-type="float">
            <text:p>634.98342345673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61110075" calcext:value-type="float">
            <text:p>0.061110075</text:p>
          </table:table-cell>
          <table:table-cell office:value-type="float" office:value="0" calcext:value-type="float">
            <text:p>0</text:p>
          </table:table-cell>
          <table:table-cell office:value-type="float" office:value="7098" calcext:value-type="float">
            <text:p>7098</text:p>
          </table:table-cell>
          <table:table-cell office:value-type="float" office:value="0.0041998117911274" calcext:value-type="float">
            <text:p>0.004199811791127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61110075" calcext:value-type="float">
            <text:p>0.061110075</text:p>
          </table:table-cell>
          <table:table-cell office:value-type="float" office:value="0" calcext:value-type="float">
            <text:p>0</text:p>
          </table:table-cell>
          <table:table-cell office:value-type="float" office:value="7088" calcext:value-type="float">
            <text:p>7088</text:p>
          </table:table-cell>
          <table:table-cell office:value-type="float" office:value="0.004759799632856" calcext:value-type="float">
            <text:p>0.004759799632856</text:p>
          </table:table-cell>
          <table:table-cell table:formula="of:=PI()*(([.K81])^4-([.E81])^4)" office:value-type="float" office:value="0.000000000635125033159488" calcext:value-type="float">
            <text:p>6.35125033159488E-10</text:p>
          </table:table-cell>
          <table:table-cell table:formula="of:=[.L81]*((1000^4))" office:value-type="float" office:value="635.125033159488" calcext:value-type="float">
            <text:p>635.125033159488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6188468125" calcext:value-type="float">
            <text:p>0.06188468125</text:p>
          </table:table-cell>
          <table:table-cell office:value-type="float" office:value="0" calcext:value-type="float">
            <text:p>0</text:p>
          </table:table-cell>
          <table:table-cell office:value-type="float" office:value="7084" calcext:value-type="float">
            <text:p>7084</text:p>
          </table:table-cell>
          <table:table-cell office:value-type="float" office:value="0.004201504862418" calcext:value-type="float">
            <text:p>0.004201504862418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6188468125" calcext:value-type="float">
            <text:p>0.06188468125</text:p>
          </table:table-cell>
          <table:table-cell office:value-type="float" office:value="0" calcext:value-type="float">
            <text:p>0</text:p>
          </table:table-cell>
          <table:table-cell office:value-type="float" office:value="7074" calcext:value-type="float">
            <text:p>7074</text:p>
          </table:table-cell>
          <table:table-cell office:value-type="float" office:value="0.0047613056266075" calcext:value-type="float">
            <text:p>0.004761305626608</text:p>
          </table:table-cell>
          <table:table-cell table:formula="of:=PI()*(([.K82])^4-([.E82])^4)" office:value-type="float" office:value="0.000000000635589775346675" calcext:value-type="float">
            <text:p>6.35589775346675E-10</text:p>
          </table:table-cell>
          <table:table-cell table:formula="of:=[.L82]*((1000^4))" office:value-type="float" office:value="635.589775346675" calcext:value-type="float">
            <text:p>635.589775346675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626592875" calcext:value-type="float">
            <text:p>0.0626592875</text:p>
          </table:table-cell>
          <table:table-cell office:value-type="float" office:value="0" calcext:value-type="float">
            <text:p>0</text:p>
          </table:table-cell>
          <table:table-cell office:value-type="float" office:value="7070" calcext:value-type="float">
            <text:p>7070</text:p>
          </table:table-cell>
          <table:table-cell office:value-type="float" office:value="0.0042054884207752" calcext:value-type="float">
            <text:p>0.004205488420775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626592875" calcext:value-type="float">
            <text:p>0.0626592875</text:p>
          </table:table-cell>
          <table:table-cell office:value-type="float" office:value="0" calcext:value-type="float">
            <text:p>0</text:p>
          </table:table-cell>
          <table:table-cell office:value-type="float" office:value="7060" calcext:value-type="float">
            <text:p>7060</text:p>
          </table:table-cell>
          <table:table-cell office:value-type="float" office:value="0.004765401693893" calcext:value-type="float">
            <text:p>0.004765401693893</text:p>
          </table:table-cell>
          <table:table-cell table:formula="of:=PI()*(([.K83])^4-([.E83])^4)" office:value-type="float" office:value="0.000000000637434824782006" calcext:value-type="float">
            <text:p>6.37434824782006E-10</text:p>
          </table:table-cell>
          <table:table-cell table:formula="of:=[.L83]*((1000^4))" office:value-type="float" office:value="637.434824782006" calcext:value-type="float">
            <text:p>637.434824782006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6343389375" calcext:value-type="float">
            <text:p>0.06343389375</text:p>
          </table:table-cell>
          <table:table-cell office:value-type="float" office:value="0" calcext:value-type="float">
            <text:p>0</text:p>
          </table:table-cell>
          <table:table-cell office:value-type="float" office:value="7056" calcext:value-type="float">
            <text:p>7056</text:p>
          </table:table-cell>
          <table:table-cell office:value-type="float" office:value="0.0042092186293125" calcext:value-type="float">
            <text:p>0.004209218629313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6343389375" calcext:value-type="float">
            <text:p>0.06343389375</text:p>
          </table:table-cell>
          <table:table-cell office:value-type="float" office:value="0" calcext:value-type="float">
            <text:p>0</text:p>
          </table:table-cell>
          <table:table-cell office:value-type="float" office:value="7046" calcext:value-type="float">
            <text:p>7046</text:p>
          </table:table-cell>
          <table:table-cell office:value-type="float" office:value="0.0047686773573666" calcext:value-type="float">
            <text:p>0.004768677357367</text:p>
          </table:table-cell>
          <table:table-cell table:formula="of:=PI()*(([.K84])^4-([.E84])^4)" office:value-type="float" office:value="0.000000000638402846779773" calcext:value-type="float">
            <text:p>6.38402846779773E-10</text:p>
          </table:table-cell>
          <table:table-cell table:formula="of:=[.L84]*((1000^4))" office:value-type="float" office:value="638.402846779773" calcext:value-type="float">
            <text:p>638.402846779773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642085" calcext:value-type="float">
            <text:p>0.0642085</text:p>
          </table:table-cell>
          <table:table-cell office:value-type="float" office:value="0" calcext:value-type="float">
            <text:p>0</text:p>
          </table:table-cell>
          <table:table-cell office:value-type="float" office:value="7042" calcext:value-type="float">
            <text:p>7042</text:p>
          </table:table-cell>
          <table:table-cell office:value-type="float" office:value="0.0042050228671247" calcext:value-type="float">
            <text:p>0.004205022867125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642085" calcext:value-type="float">
            <text:p>0.0642085</text:p>
          </table:table-cell>
          <table:table-cell office:value-type="float" office:value="0" calcext:value-type="float">
            <text:p>0</text:p>
          </table:table-cell>
          <table:table-cell office:value-type="float" office:value="7032" calcext:value-type="float">
            <text:p>7032</text:p>
          </table:table-cell>
          <table:table-cell office:value-type="float" office:value="0.0047648461962878" calcext:value-type="float">
            <text:p>0.004764846196288</text:p>
          </table:table-cell>
          <table:table-cell table:formula="of:=PI()*(([.K85])^4-([.E85])^4)" office:value-type="float" office:value="0.000000000637114600837919" calcext:value-type="float">
            <text:p>6.37114600837919E-10</text:p>
          </table:table-cell>
          <table:table-cell table:formula="of:=[.L85]*((1000^4))" office:value-type="float" office:value="637.114600837919" calcext:value-type="float">
            <text:p>637.114600837919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6498310625" calcext:value-type="float">
            <text:p>0.06498310625</text:p>
          </table:table-cell>
          <table:table-cell office:value-type="float" office:value="0" calcext:value-type="float">
            <text:p>0</text:p>
          </table:table-cell>
          <table:table-cell office:value-type="float" office:value="7028" calcext:value-type="float">
            <text:p>7028</text:p>
          </table:table-cell>
          <table:table-cell office:value-type="float" office:value="0.0042011627865171" calcext:value-type="float">
            <text:p>0.004201162786517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6498310625" calcext:value-type="float">
            <text:p>0.06498310625</text:p>
          </table:table-cell>
          <table:table-cell office:value-type="float" office:value="0" calcext:value-type="float">
            <text:p>0</text:p>
          </table:table-cell>
          <table:table-cell office:value-type="float" office:value="7018" calcext:value-type="float">
            <text:p>7018</text:p>
          </table:table-cell>
          <table:table-cell office:value-type="float" office:value="0.0047610652462444" calcext:value-type="float">
            <text:p>0.004761065246244</text:p>
          </table:table-cell>
          <table:table-cell table:formula="of:=PI()*(([.K86])^4-([.E86])^4)" office:value-type="float" office:value="0.000000000635582530008189" calcext:value-type="float">
            <text:p>6.35582530008189E-10</text:p>
          </table:table-cell>
          <table:table-cell table:formula="of:=[.L86]*((1000^4))" office:value-type="float" office:value="635.582530008189" calcext:value-type="float">
            <text:p>635.582530008189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657577125" calcext:value-type="float">
            <text:p>0.0657577125</text:p>
          </table:table-cell>
          <table:table-cell office:value-type="float" office:value="0" calcext:value-type="float">
            <text:p>0</text:p>
          </table:table-cell>
          <table:table-cell office:value-type="float" office:value="7014" calcext:value-type="float">
            <text:p>7014</text:p>
          </table:table-cell>
          <table:table-cell office:value-type="float" office:value="0.0041996033124891" calcext:value-type="float">
            <text:p>0.004199603312489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657577125" calcext:value-type="float">
            <text:p>0.0657577125</text:p>
          </table:table-cell>
          <table:table-cell office:value-type="float" office:value="0" calcext:value-type="float">
            <text:p>0</text:p>
          </table:table-cell>
          <table:table-cell office:value-type="float" office:value="7004" calcext:value-type="float">
            <text:p>7004</text:p>
          </table:table-cell>
          <table:table-cell office:value-type="float" office:value="0.00475963658283" calcext:value-type="float">
            <text:p>0.00475963658283</text:p>
          </table:table-cell>
          <table:table-cell table:formula="of:=PI()*(([.K87])^4-([.E87])^4)" office:value-type="float" office:value="0.000000000635098149785968" calcext:value-type="float">
            <text:p>6.35098149785968E-10</text:p>
          </table:table-cell>
          <table:table-cell table:formula="of:=[.L87]*((1000^4))" office:value-type="float" office:value="635.098149785968" calcext:value-type="float">
            <text:p>635.098149785968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6653231875" calcext:value-type="float">
            <text:p>0.06653231875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0041991780915456" calcext:value-type="float">
            <text:p>0.004199178091546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6653231875" calcext:value-type="float">
            <text:p>0.06653231875</text:p>
          </table:table-cell>
          <table:table-cell office:value-type="float" office:value="0" calcext:value-type="float">
            <text:p>0</text:p>
          </table:table-cell>
          <table:table-cell office:value-type="float" office:value="6990" calcext:value-type="float">
            <text:p>6990</text:p>
          </table:table-cell>
          <table:table-cell office:value-type="float" office:value="0.0047592445995286" calcext:value-type="float">
            <text:p>0.004759244599529</text:p>
          </table:table-cell>
          <table:table-cell table:formula="of:=PI()*(([.K88])^4-([.E88])^4)" office:value-type="float" office:value="0.000000000634962803636229" calcext:value-type="float">
            <text:p>6.34962803636229E-10</text:p>
          </table:table-cell>
          <table:table-cell table:formula="of:=[.L88]*((1000^4))" office:value-type="float" office:value="634.962803636229" calcext:value-type="float">
            <text:p>634.962803636229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67306925" calcext:value-type="float">
            <text:p>0.067306925</text:p>
          </table:table-cell>
          <table:table-cell office:value-type="float" office:value="0" calcext:value-type="float">
            <text:p>0</text:p>
          </table:table-cell>
          <table:table-cell office:value-type="float" office:value="6986" calcext:value-type="float">
            <text:p>6986</text:p>
          </table:table-cell>
          <table:table-cell office:value-type="float" office:value="0.0041992633721466" calcext:value-type="float">
            <text:p>0.004199263372147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67306925" calcext:value-type="float">
            <text:p>0.067306925</text:p>
          </table:table-cell>
          <table:table-cell office:value-type="float" office:value="0" calcext:value-type="float">
            <text:p>0</text:p>
          </table:table-cell>
          <table:table-cell office:value-type="float" office:value="6976" calcext:value-type="float">
            <text:p>6976</text:p>
          </table:table-cell>
          <table:table-cell office:value-type="float" office:value="0.0047593398608578" calcext:value-type="float">
            <text:p>0.004759339860858</text:p>
          </table:table-cell>
          <table:table-cell table:formula="of:=PI()*(([.K89])^4-([.E89])^4)" office:value-type="float" office:value="0.000000000635012498805541" calcext:value-type="float">
            <text:p>6.35012498805541E-10</text:p>
          </table:table-cell>
          <table:table-cell table:formula="of:=[.L89]*((1000^4))" office:value-type="float" office:value="635.012498805541" calcext:value-type="float">
            <text:p>635.012498805541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6808153125" calcext:value-type="float">
            <text:p>0.06808153125</text:p>
          </table:table-cell>
          <table:table-cell office:value-type="float" office:value="0" calcext:value-type="float">
            <text:p>0</text:p>
          </table:table-cell>
          <table:table-cell office:value-type="float" office:value="6972" calcext:value-type="float">
            <text:p>6972</text:p>
          </table:table-cell>
          <table:table-cell office:value-type="float" office:value="0.0041994511618904" calcext:value-type="float">
            <text:p>0.00419945116189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6808153125" calcext:value-type="float">
            <text:p>0.06808153125</text:p>
          </table:table-cell>
          <table:table-cell office:value-type="float" office:value="0" calcext:value-type="float">
            <text:p>0</text:p>
          </table:table-cell>
          <table:table-cell office:value-type="float" office:value="6962" calcext:value-type="float">
            <text:p>6962</text:p>
          </table:table-cell>
          <table:table-cell office:value-type="float" office:value="0.0047595305711527" calcext:value-type="float">
            <text:p>0.004759530571153</text:p>
          </table:table-cell>
          <table:table-cell table:formula="of:=PI()*(([.K90])^4-([.E90])^4)" office:value-type="float" office:value="0.000000000635096118429402" calcext:value-type="float">
            <text:p>6.35096118429402E-10</text:p>
          </table:table-cell>
          <table:table-cell table:formula="of:=[.L90]*((1000^4))" office:value-type="float" office:value="635.096118429403" calcext:value-type="float">
            <text:p>635.096118429403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688561375" calcext:value-type="float">
            <text:p>0.0688561375</text:p>
          </table:table-cell>
          <table:table-cell office:value-type="float" office:value="0" calcext:value-type="float">
            <text:p>0</text:p>
          </table:table-cell>
          <table:table-cell office:value-type="float" office:value="6958" calcext:value-type="float">
            <text:p>6958</text:p>
          </table:table-cell>
          <table:table-cell office:value-type="float" office:value="0.0041995688019127" calcext:value-type="float">
            <text:p>0.004199568801913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688561375" calcext:value-type="float">
            <text:p>0.0688561375</text:p>
          </table:table-cell>
          <table:table-cell office:value-type="float" office:value="0" calcext:value-type="float">
            <text:p>0</text:p>
          </table:table-cell>
          <table:table-cell office:value-type="float" office:value="6948" calcext:value-type="float">
            <text:p>6948</text:p>
          </table:table-cell>
          <table:table-cell office:value-type="float" office:value="0.004759649003832" calcext:value-type="float">
            <text:p>0.004759649003832</text:p>
          </table:table-cell>
          <table:table-cell table:formula="of:=PI()*(([.K91])^4-([.E91])^4)" office:value-type="float" office:value="0.000000000635147100441071" calcext:value-type="float">
            <text:p>6.35147100441071E-10</text:p>
          </table:table-cell>
          <table:table-cell table:formula="of:=[.L91]*((1000^4))" office:value-type="float" office:value="635.147100441071" calcext:value-type="float">
            <text:p>635.147100441071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6963074375" calcext:value-type="float">
            <text:p>0.06963074375</text:p>
          </table:table-cell>
          <table:table-cell office:value-type="float" office:value="0" calcext:value-type="float">
            <text:p>0</text:p>
          </table:table-cell>
          <table:table-cell office:value-type="float" office:value="6944" calcext:value-type="float">
            <text:p>6944</text:p>
          </table:table-cell>
          <table:table-cell office:value-type="float" office:value="0.00419954617343" calcext:value-type="float">
            <text:p>0.00419954617343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6963074375" calcext:value-type="float">
            <text:p>0.06963074375</text:p>
          </table:table-cell>
          <table:table-cell office:value-type="float" office:value="0" calcext:value-type="float">
            <text:p>0</text:p>
          </table:table-cell>
          <table:table-cell office:value-type="float" office:value="6934" calcext:value-type="float">
            <text:p>6934</text:p>
          </table:table-cell>
          <table:table-cell office:value-type="float" office:value="0.0047596262420716" calcext:value-type="float">
            <text:p>0.004759626242072</text:p>
          </table:table-cell>
          <table:table-cell table:formula="of:=PI()*(([.K92])^4-([.E92])^4)" office:value-type="float" office:value="0.000000000635137319656936" calcext:value-type="float">
            <text:p>6.35137319656936E-10</text:p>
          </table:table-cell>
          <table:table-cell table:formula="of:=[.L92]*((1000^4))" office:value-type="float" office:value="635.137319656936" calcext:value-type="float">
            <text:p>635.137319656936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7040535" calcext:value-type="float">
            <text:p>0.07040535</text:p>
          </table:table-cell>
          <table:table-cell office:value-type="float" office:value="0" calcext:value-type="float">
            <text:p>0</text:p>
          </table:table-cell>
          <table:table-cell office:value-type="float" office:value="6930" calcext:value-type="float">
            <text:p>6930</text:p>
          </table:table-cell>
          <table:table-cell office:value-type="float" office:value="0.0041993542497691" calcext:value-type="float">
            <text:p>0.004199354249769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7040535" calcext:value-type="float">
            <text:p>0.07040535</text:p>
          </table:table-cell>
          <table:table-cell office:value-type="float" office:value="0" calcext:value-type="float">
            <text:p>0</text:p>
          </table:table-cell>
          <table:table-cell office:value-type="float" office:value="6920" calcext:value-type="float">
            <text:p>6920</text:p>
          </table:table-cell>
          <table:table-cell office:value-type="float" office:value="0.0047594368292352" calcext:value-type="float">
            <text:p>0.004759436829235</text:p>
          </table:table-cell>
          <table:table-cell table:formula="of:=PI()*(([.K93])^4-([.E93])^4)" office:value-type="float" office:value="0.000000000635059301094195" calcext:value-type="float">
            <text:p>6.35059301094195E-10</text:p>
          </table:table-cell>
          <table:table-cell table:formula="of:=[.L93]*((1000^4))" office:value-type="float" office:value="635.059301094195" calcext:value-type="float">
            <text:p>635.059301094195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7117995625" calcext:value-type="float">
            <text:p>0.07117995625</text:p>
          </table:table-cell>
          <table:table-cell office:value-type="float" office:value="0" calcext:value-type="float">
            <text:p>0</text:p>
          </table:table-cell>
          <table:table-cell office:value-type="float" office:value="6916" calcext:value-type="float">
            <text:p>6916</text:p>
          </table:table-cell>
          <table:table-cell office:value-type="float" office:value="0.0041990256037817" calcext:value-type="float">
            <text:p>0.004199025603782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7117995625" calcext:value-type="float">
            <text:p>0.07117995625</text:p>
          </table:table-cell>
          <table:table-cell office:value-type="float" office:value="0" calcext:value-type="float">
            <text:p>0</text:p>
          </table:table-cell>
          <table:table-cell office:value-type="float" office:value="6906" calcext:value-type="float">
            <text:p>6906</text:p>
          </table:table-cell>
          <table:table-cell office:value-type="float" office:value="0.0047591169592367" calcext:value-type="float">
            <text:p>0.004759116959237</text:p>
          </table:table-cell>
          <table:table-cell table:formula="of:=PI()*(([.K94])^4-([.E94])^4)" office:value-type="float" office:value="0.000000000634931781611001" calcext:value-type="float">
            <text:p>6.34931781611001E-10</text:p>
          </table:table-cell>
          <table:table-cell table:formula="of:=[.L94]*((1000^4))" office:value-type="float" office:value="634.931781611001" calcext:value-type="float">
            <text:p>634.931781611001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719545625" calcext:value-type="float">
            <text:p>0.0719545625</text:p>
          </table:table-cell>
          <table:table-cell office:value-type="float" office:value="0" calcext:value-type="float">
            <text:p>0</text:p>
          </table:table-cell>
          <table:table-cell office:value-type="float" office:value="6902" calcext:value-type="float">
            <text:p>6902</text:p>
          </table:table-cell>
          <table:table-cell office:value-type="float" office:value="0.0041986836721823" calcext:value-type="float">
            <text:p>0.004198683672182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719545625" calcext:value-type="float">
            <text:p>0.0719545625</text:p>
          </table:table-cell>
          <table:table-cell office:value-type="float" office:value="0" calcext:value-type="float">
            <text:p>0</text:p>
          </table:table-cell>
          <table:table-cell office:value-type="float" office:value="6892" calcext:value-type="float">
            <text:p>6892</text:p>
          </table:table-cell>
          <table:table-cell office:value-type="float" office:value="0.0047587770091921" calcext:value-type="float">
            <text:p>0.004758777009192</text:p>
          </table:table-cell>
          <table:table-cell table:formula="of:=PI()*(([.K95])^4-([.E95])^4)" office:value-type="float" office:value="0.000000000634789441872648" calcext:value-type="float">
            <text:p>6.34789441872648E-10</text:p>
          </table:table-cell>
          <table:table-cell table:formula="of:=[.L95]*((1000^4))" office:value-type="float" office:value="634.789441872648" calcext:value-type="float">
            <text:p>634.789441872648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7272916875" calcext:value-type="float">
            <text:p>0.07272916875</text:p>
          </table:table-cell>
          <table:table-cell office:value-type="float" office:value="0" calcext:value-type="float">
            <text:p>0</text:p>
          </table:table-cell>
          <table:table-cell office:value-type="float" office:value="6888" calcext:value-type="float">
            <text:p>6888</text:p>
          </table:table-cell>
          <table:table-cell office:value-type="float" office:value="0.004198610610358" calcext:value-type="float">
            <text:p>0.004198610610358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7272916875" calcext:value-type="float">
            <text:p>0.07272916875</text:p>
          </table:table-cell>
          <table:table-cell office:value-type="float" office:value="0" calcext:value-type="float">
            <text:p>0</text:p>
          </table:table-cell>
          <table:table-cell office:value-type="float" office:value="6878" calcext:value-type="float">
            <text:p>6878</text:p>
          </table:table-cell>
          <table:table-cell office:value-type="float" office:value="0.0047587038722238" calcext:value-type="float">
            <text:p>0.004758703872224</text:p>
          </table:table-cell>
          <table:table-cell table:formula="of:=PI()*(([.K96])^4-([.E96])^4)" office:value-type="float" office:value="0.000000000634758355191373" calcext:value-type="float">
            <text:p>6.34758355191373E-10</text:p>
          </table:table-cell>
          <table:table-cell table:formula="of:=[.L96]*((1000^4))" office:value-type="float" office:value="634.758355191373" calcext:value-type="float">
            <text:p>634.758355191373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73503775" calcext:value-type="float">
            <text:p>0.073503775</text:p>
          </table:table-cell>
          <table:table-cell office:value-type="float" office:value="0" calcext:value-type="float">
            <text:p>0</text:p>
          </table:table-cell>
          <table:table-cell office:value-type="float" office:value="6874" calcext:value-type="float">
            <text:p>6874</text:p>
          </table:table-cell>
          <table:table-cell office:value-type="float" office:value="0.0041993574706275" calcext:value-type="float">
            <text:p>0.004199357470628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73503775" calcext:value-type="float">
            <text:p>0.073503775</text:p>
          </table:table-cell>
          <table:table-cell office:value-type="float" office:value="0" calcext:value-type="float">
            <text:p>0</text:p>
          </table:table-cell>
          <table:table-cell office:value-type="float" office:value="6864" calcext:value-type="float">
            <text:p>6864</text:p>
          </table:table-cell>
          <table:table-cell office:value-type="float" office:value="0.0047592956430448" calcext:value-type="float">
            <text:p>0.004759295643045</text:p>
          </table:table-cell>
          <table:table-cell table:formula="of:=PI()*(([.K97])^4-([.E97])^4)" office:value-type="float" office:value="0.000000000634865032652892" calcext:value-type="float">
            <text:p>6.34865032652892E-10</text:p>
          </table:table-cell>
          <table:table-cell table:formula="of:=[.L97]*((1000^4))" office:value-type="float" office:value="634.865032652892" calcext:value-type="float">
            <text:p>634.865032652892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7427838125" calcext:value-type="float">
            <text:p>0.07427838125</text:p>
          </table:table-cell>
          <table:table-cell office:value-type="float" office:value="0" calcext:value-type="float">
            <text:p>0</text:p>
          </table:table-cell>
          <table:table-cell office:value-type="float" office:value="6860" calcext:value-type="float">
            <text:p>6860</text:p>
          </table:table-cell>
          <table:table-cell office:value-type="float" office:value="0.0042018601051669" calcext:value-type="float">
            <text:p>0.004201860105167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7427838125" calcext:value-type="float">
            <text:p>0.07427838125</text:p>
          </table:table-cell>
          <table:table-cell office:value-type="float" office:value="0" calcext:value-type="float">
            <text:p>0</text:p>
          </table:table-cell>
          <table:table-cell office:value-type="float" office:value="6850" calcext:value-type="float">
            <text:p>6850</text:p>
          </table:table-cell>
          <table:table-cell office:value-type="float" office:value="0.0047615035411802" calcext:value-type="float">
            <text:p>0.00476150354118</text:p>
          </table:table-cell>
          <table:table-cell table:formula="of:=PI()*(([.K98])^4-([.E98])^4)" office:value-type="float" office:value="0.000000000635527108809457" calcext:value-type="float">
            <text:p>6.35527108809457E-10</text:p>
          </table:table-cell>
          <table:table-cell table:formula="of:=[.L98]*((1000^4))" office:value-type="float" office:value="635.527108809457" calcext:value-type="float">
            <text:p>635.527108809457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750529875" calcext:value-type="float">
            <text:p>0.0750529875</text:p>
          </table:table-cell>
          <table:table-cell office:value-type="float" office:value="0" calcext:value-type="float">
            <text:p>0</text:p>
          </table:table-cell>
          <table:table-cell office:value-type="float" office:value="6846" calcext:value-type="float">
            <text:p>6846</text:p>
          </table:table-cell>
          <table:table-cell office:value-type="float" office:value="0.004206468948037" calcext:value-type="float">
            <text:p>0.004206468948037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750529875" calcext:value-type="float">
            <text:p>0.0750529875</text:p>
          </table:table-cell>
          <table:table-cell office:value-type="float" office:value="0" calcext:value-type="float">
            <text:p>0</text:p>
          </table:table-cell>
          <table:table-cell office:value-type="float" office:value="6836" calcext:value-type="float">
            <text:p>6836</text:p>
          </table:table-cell>
          <table:table-cell office:value-type="float" office:value="0.0047660218045071" calcext:value-type="float">
            <text:p>0.004766021804507</text:p>
          </table:table-cell>
          <table:table-cell table:formula="of:=PI()*(([.K99])^4-([.E99])^4)" office:value-type="float" office:value="0.000000000637361488757344" calcext:value-type="float">
            <text:p>6.37361488757344E-10</text:p>
          </table:table-cell>
          <table:table-cell table:formula="of:=[.L99]*((1000^4))" office:value-type="float" office:value="637.361488757344" calcext:value-type="float">
            <text:p>637.361488757344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7582759375" calcext:value-type="float">
            <text:p>0.07582759375</text:p>
          </table:table-cell>
          <table:table-cell office:value-type="float" office:value="0" calcext:value-type="float">
            <text:p>0</text:p>
          </table:table-cell>
          <table:table-cell office:value-type="float" office:value="6832" calcext:value-type="float">
            <text:p>6832</text:p>
          </table:table-cell>
          <table:table-cell office:value-type="float" office:value="0.004206445822671" calcext:value-type="float">
            <text:p>0.004206445822671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7582759375" calcext:value-type="float">
            <text:p>0.07582759375</text:p>
          </table:table-cell>
          <table:table-cell office:value-type="float" office:value="0" calcext:value-type="float">
            <text:p>0</text:p>
          </table:table-cell>
          <table:table-cell office:value-type="float" office:value="6822" calcext:value-type="float">
            <text:p>6822</text:p>
          </table:table-cell>
          <table:table-cell office:value-type="float" office:value="0.004765987296148" calcext:value-type="float">
            <text:p>0.004765987296148</text:p>
          </table:table-cell>
          <table:table-cell table:formula="of:=PI()*(([.K100])^4-([.E100])^4)" office:value-type="float" office:value="0.000000000637336172446009" calcext:value-type="float">
            <text:p>6.37336172446009E-10</text:p>
          </table:table-cell>
          <table:table-cell table:formula="of:=[.L100]*((1000^4))" office:value-type="float" office:value="637.336172446009" calcext:value-type="float">
            <text:p>637.336172446009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766022" calcext:value-type="float">
            <text:p>0.0766022</text:p>
          </table:table-cell>
          <table:table-cell office:value-type="float" office:value="0" calcext:value-type="float">
            <text:p>0</text:p>
          </table:table-cell>
          <table:table-cell office:value-type="float" office:value="6818" calcext:value-type="float">
            <text:p>6818</text:p>
          </table:table-cell>
          <table:table-cell office:value-type="float" office:value="0.0042016958002652" calcext:value-type="float">
            <text:p>0.004201695800265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766022" calcext:value-type="float">
            <text:p>0.0766022</text:p>
          </table:table-cell>
          <table:table-cell office:value-type="float" office:value="0" calcext:value-type="float">
            <text:p>0</text:p>
          </table:table-cell>
          <table:table-cell office:value-type="float" office:value="6808" calcext:value-type="float">
            <text:p>6808</text:p>
          </table:table-cell>
          <table:table-cell office:value-type="float" office:value="0.0047614649337742" calcext:value-type="float">
            <text:p>0.004761464933774</text:p>
          </table:table-cell>
          <table:table-cell table:formula="of:=PI()*(([.K101])^4-([.E101])^4)" office:value-type="float" office:value="0.000000000635627900849156" calcext:value-type="float">
            <text:p>6.35627900849156E-10</text:p>
          </table:table-cell>
          <table:table-cell table:formula="of:=[.L101]*((1000^4))" office:value-type="float" office:value="635.627900849156" calcext:value-type="float">
            <text:p>635.627900849156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7737680625" calcext:value-type="float">
            <text:p>0.07737680625</text:p>
          </table:table-cell>
          <table:table-cell office:value-type="float" office:value="0" calcext:value-type="float">
            <text:p>0</text:p>
          </table:table-cell>
          <table:table-cell office:value-type="float" office:value="6804" calcext:value-type="float">
            <text:p>6804</text:p>
          </table:table-cell>
          <table:table-cell office:value-type="float" office:value="0.0041989505904431" calcext:value-type="float">
            <text:p>0.004198950590443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7737680625" calcext:value-type="float">
            <text:p>0.07737680625</text:p>
          </table:table-cell>
          <table:table-cell office:value-type="float" office:value="0" calcext:value-type="float">
            <text:p>0</text:p>
          </table:table-cell>
          <table:table-cell office:value-type="float" office:value="6794" calcext:value-type="float">
            <text:p>6794</text:p>
          </table:table-cell>
          <table:table-cell office:value-type="float" office:value="0.0047589566338913" calcext:value-type="float">
            <text:p>0.004758956633891</text:p>
          </table:table-cell>
          <table:table-cell table:formula="of:=PI()*(([.K102])^4-([.E102])^4)" office:value-type="float" office:value="0.000000000634784415156455" calcext:value-type="float">
            <text:p>6.34784415156455E-10</text:p>
          </table:table-cell>
          <table:table-cell table:formula="of:=[.L102]*((1000^4))" office:value-type="float" office:value="634.784415156455" calcext:value-type="float">
            <text:p>634.784415156455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781514125" calcext:value-type="float">
            <text:p>0.0781514125</text:p>
          </table:table-cell>
          <table:table-cell office:value-type="float" office:value="0" calcext:value-type="float">
            <text:p>0</text:p>
          </table:table-cell>
          <table:table-cell office:value-type="float" office:value="6790" calcext:value-type="float">
            <text:p>6790</text:p>
          </table:table-cell>
          <table:table-cell office:value-type="float" office:value="0.0041979748823725" calcext:value-type="float">
            <text:p>0.004197974882373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781514125" calcext:value-type="float">
            <text:p>0.0781514125</text:p>
          </table:table-cell>
          <table:table-cell office:value-type="float" office:value="0" calcext:value-type="float">
            <text:p>0</text:p>
          </table:table-cell>
          <table:table-cell office:value-type="float" office:value="6780" calcext:value-type="float">
            <text:p>6780</text:p>
          </table:table-cell>
          <table:table-cell office:value-type="float" office:value="0.004758118057351" calcext:value-type="float">
            <text:p>0.004758118057351</text:p>
          </table:table-cell>
          <table:table-cell table:formula="of:=PI()*(([.K103])^4-([.E103])^4)" office:value-type="float" office:value="0.000000000634556356036438" calcext:value-type="float">
            <text:p>6.34556356036438E-10</text:p>
          </table:table-cell>
          <table:table-cell table:formula="of:=[.L103]*((1000^4))" office:value-type="float" office:value="634.556356036438" calcext:value-type="float">
            <text:p>634.556356036438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7892601875" calcext:value-type="float">
            <text:p>0.07892601875</text:p>
          </table:table-cell>
          <table:table-cell office:value-type="float" office:value="0" calcext:value-type="float">
            <text:p>0</text:p>
          </table:table-cell>
          <table:table-cell office:value-type="float" office:value="6776" calcext:value-type="float">
            <text:p>6776</text:p>
          </table:table-cell>
          <table:table-cell office:value-type="float" office:value="0.0041978567410135" calcext:value-type="float">
            <text:p>0.004197856741014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7892601875" calcext:value-type="float">
            <text:p>0.07892601875</text:p>
          </table:table-cell>
          <table:table-cell office:value-type="float" office:value="0" calcext:value-type="float">
            <text:p>0</text:p>
          </table:table-cell>
          <table:table-cell office:value-type="float" office:value="6766" calcext:value-type="float">
            <text:p>6766</text:p>
          </table:table-cell>
          <table:table-cell office:value-type="float" office:value="0.0047580170024605" calcext:value-type="float">
            <text:p>0.004758017002461</text:p>
          </table:table-cell>
          <table:table-cell table:formula="of:=PI()*(([.K104])^4-([.E104])^4)" office:value-type="float" office:value="0.000000000634529392551348" calcext:value-type="float">
            <text:p>6.34529392551348E-10</text:p>
          </table:table-cell>
          <table:table-cell table:formula="of:=[.L104]*((1000^4))" office:value-type="float" office:value="634.529392551348" calcext:value-type="float">
            <text:p>634.529392551348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79700625" calcext:value-type="float">
            <text:p>0.079700625</text:p>
          </table:table-cell>
          <table:table-cell office:value-type="float" office:value="0" calcext:value-type="float">
            <text:p>0</text:p>
          </table:table-cell>
          <table:table-cell office:value-type="float" office:value="6762" calcext:value-type="float">
            <text:p>6762</text:p>
          </table:table-cell>
          <table:table-cell office:value-type="float" office:value="0.004198039082042" calcext:value-type="float">
            <text:p>0.004198039082042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79700625" calcext:value-type="float">
            <text:p>0.079700625</text:p>
          </table:table-cell>
          <table:table-cell office:value-type="float" office:value="0" calcext:value-type="float">
            <text:p>0</text:p>
          </table:table-cell>
          <table:table-cell office:value-type="float" office:value="6752" calcext:value-type="float">
            <text:p>6752</text:p>
          </table:table-cell>
          <table:table-cell office:value-type="float" office:value="0.0047582001522571" calcext:value-type="float">
            <text:p>0.004758200152257</text:p>
          </table:table-cell>
          <table:table-cell table:formula="of:=PI()*(([.K105])^4-([.E105])^4)" office:value-type="float" office:value="0.000000000634607803062941" calcext:value-type="float">
            <text:p>6.34607803062941E-10</text:p>
          </table:table-cell>
          <table:table-cell table:formula="of:=[.L105]*((1000^4))" office:value-type="float" office:value="634.607803062942" calcext:value-type="float">
            <text:p>634.607803062942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8047523125" calcext:value-type="float">
            <text:p>0.08047523125</text:p>
          </table:table-cell>
          <table:table-cell office:value-type="float" office:value="0" calcext:value-type="float">
            <text:p>0</text:p>
          </table:table-cell>
          <table:table-cell office:value-type="float" office:value="6748" calcext:value-type="float">
            <text:p>6748</text:p>
          </table:table-cell>
          <table:table-cell office:value-type="float" office:value="0.0041982244894633" calcext:value-type="float">
            <text:p>0.004198224489463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8047523125" calcext:value-type="float">
            <text:p>0.08047523125</text:p>
          </table:table-cell>
          <table:table-cell office:value-type="float" office:value="0" calcext:value-type="float">
            <text:p>0</text:p>
          </table:table-cell>
          <table:table-cell office:value-type="float" office:value="6738" calcext:value-type="float">
            <text:p>6738</text:p>
          </table:table-cell>
          <table:table-cell office:value-type="float" office:value="0.0047583861314209" calcext:value-type="float">
            <text:p>0.004758386131421</text:p>
          </table:table-cell>
          <table:table-cell table:formula="of:=PI()*(([.K106])^4-([.E106])^4)" office:value-type="float" office:value="0.000000000634687199570056" calcext:value-type="float">
            <text:p>6.34687199570056E-10</text:p>
          </table:table-cell>
          <table:table-cell table:formula="of:=[.L106]*((1000^4))" office:value-type="float" office:value="634.687199570056" calcext:value-type="float">
            <text:p>634.687199570056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812498375" calcext:value-type="float">
            <text:p>0.0812498375</text:p>
          </table:table-cell>
          <table:table-cell office:value-type="float" office:value="0" calcext:value-type="float">
            <text:p>0</text:p>
          </table:table-cell>
          <table:table-cell office:value-type="float" office:value="6734" calcext:value-type="float">
            <text:p>6734</text:p>
          </table:table-cell>
          <table:table-cell office:value-type="float" office:value="0.004198289163598" calcext:value-type="float">
            <text:p>0.004198289163598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812498375" calcext:value-type="float">
            <text:p>0.0812498375</text:p>
          </table:table-cell>
          <table:table-cell office:value-type="float" office:value="0" calcext:value-type="float">
            <text:p>0</text:p>
          </table:table-cell>
          <table:table-cell office:value-type="float" office:value="6724" calcext:value-type="float">
            <text:p>6724</text:p>
          </table:table-cell>
          <table:table-cell office:value-type="float" office:value="0.0047584584356032" calcext:value-type="float">
            <text:p>0.004758458435603</text:p>
          </table:table-cell>
          <table:table-cell table:formula="of:=PI()*(([.K107])^4-([.E107])^4)" office:value-type="float" office:value="0.000000000634724957161581" calcext:value-type="float">
            <text:p>6.34724957161581E-10</text:p>
          </table:table-cell>
          <table:table-cell table:formula="of:=[.L107]*((1000^4))" office:value-type="float" office:value="634.724957161581" calcext:value-type="float">
            <text:p>634.724957161581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8202444375" calcext:value-type="float">
            <text:p>0.08202444375</text:p>
          </table:table-cell>
          <table:table-cell office:value-type="float" office:value="0" calcext:value-type="float">
            <text:p>0</text:p>
          </table:table-cell>
          <table:table-cell office:value-type="float" office:value="6720" calcext:value-type="float">
            <text:p>6720</text:p>
          </table:table-cell>
          <table:table-cell office:value-type="float" office:value="0.0041981912754373" calcext:value-type="float">
            <text:p>0.004198191275437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8202444375" calcext:value-type="float">
            <text:p>0.08202444375</text:p>
          </table:table-cell>
          <table:table-cell office:value-type="float" office:value="0" calcext:value-type="float">
            <text:p>0</text:p>
          </table:table-cell>
          <table:table-cell office:value-type="float" office:value="6710" calcext:value-type="float">
            <text:p>6710</text:p>
          </table:table-cell>
          <table:table-cell office:value-type="float" office:value="0.004758372144087" calcext:value-type="float">
            <text:p>0.004758372144087</text:p>
          </table:table-cell>
          <table:table-cell table:formula="of:=PI()*(([.K108])^4-([.E108])^4)" office:value-type="float" office:value="0.000000000634699145365819" calcext:value-type="float">
            <text:p>6.34699145365819E-10</text:p>
          </table:table-cell>
          <table:table-cell table:formula="of:=[.L108]*((1000^4))" office:value-type="float" office:value="634.699145365819" calcext:value-type="float">
            <text:p>634.699145365819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8279905" calcext:value-type="float">
            <text:p>0.08279905</text:p>
          </table:table-cell>
          <table:table-cell office:value-type="float" office:value="0" calcext:value-type="float">
            <text:p>0</text:p>
          </table:table-cell>
          <table:table-cell office:value-type="float" office:value="6706" calcext:value-type="float">
            <text:p>6706</text:p>
          </table:table-cell>
          <table:table-cell office:value-type="float" office:value="0.004197947475646" calcext:value-type="float">
            <text:p>0.004197947475646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8279905" calcext:value-type="float">
            <text:p>0.08279905</text:p>
          </table:table-cell>
          <table:table-cell office:value-type="float" office:value="0" calcext:value-type="float">
            <text:p>0</text:p>
          </table:table-cell>
          <table:table-cell office:value-type="float" office:value="6696" calcext:value-type="float">
            <text:p>6696</text:p>
          </table:table-cell>
          <table:table-cell office:value-type="float" office:value="0.0047581367474081" calcext:value-type="float">
            <text:p>0.004758136747408</text:p>
          </table:table-cell>
          <table:table-cell table:formula="of:=PI()*(([.K109])^4-([.E109])^4)" office:value-type="float" office:value="0.000000000634607135506853" calcext:value-type="float">
            <text:p>6.34607135506853E-10</text:p>
          </table:table-cell>
          <table:table-cell table:formula="of:=[.L109]*((1000^4))" office:value-type="float" office:value="634.607135506853" calcext:value-type="float">
            <text:p>634.607135506853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8357365625" calcext:value-type="float">
            <text:p>0.08357365625</text:p>
          </table:table-cell>
          <table:table-cell office:value-type="float" office:value="0" calcext:value-type="float">
            <text:p>0</text:p>
          </table:table-cell>
          <table:table-cell office:value-type="float" office:value="6692" calcext:value-type="float">
            <text:p>6692</text:p>
          </table:table-cell>
          <table:table-cell office:value-type="float" office:value="0.0041976279307929" calcext:value-type="float">
            <text:p>0.004197627930793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8357365625" calcext:value-type="float">
            <text:p>0.08357365625</text:p>
          </table:table-cell>
          <table:table-cell office:value-type="float" office:value="0" calcext:value-type="float">
            <text:p>0</text:p>
          </table:table-cell>
          <table:table-cell office:value-type="float" office:value="6682" calcext:value-type="float">
            <text:p>6682</text:p>
          </table:table-cell>
          <table:table-cell office:value-type="float" office:value="0.0047578220170061" calcext:value-type="float">
            <text:p>0.004757822017006</text:p>
          </table:table-cell>
          <table:table-cell table:formula="of:=PI()*(([.K110])^4-([.E110])^4)" office:value-type="float" office:value="0.000000000634478160911896" calcext:value-type="float">
            <text:p>6.34478160911896E-10</text:p>
          </table:table-cell>
          <table:table-cell table:formula="of:=[.L110]*((1000^4))" office:value-type="float" office:value="634.478160911896" calcext:value-type="float">
            <text:p>634.478160911896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843482625" calcext:value-type="float">
            <text:p>0.0843482625</text:p>
          </table:table-cell>
          <table:table-cell office:value-type="float" office:value="0" calcext:value-type="float">
            <text:p>0</text:p>
          </table:table-cell>
          <table:table-cell office:value-type="float" office:value="6678" calcext:value-type="float">
            <text:p>6678</text:p>
          </table:table-cell>
          <table:table-cell office:value-type="float" office:value="0.0041973970439091" calcext:value-type="float">
            <text:p>0.004197397043909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843482625" calcext:value-type="float">
            <text:p>0.0843482625</text:p>
          </table:table-cell>
          <table:table-cell office:value-type="float" office:value="0" calcext:value-type="float">
            <text:p>0</text:p>
          </table:table-cell>
          <table:table-cell office:value-type="float" office:value="6668" calcext:value-type="float">
            <text:p>6668</text:p>
          </table:table-cell>
          <table:table-cell office:value-type="float" office:value="0.0047575848387544" calcext:value-type="float">
            <text:p>0.004757584838754</text:p>
          </table:table-cell>
          <table:table-cell table:formula="of:=PI()*(([.K111])^4-([.E111])^4)" office:value-type="float" office:value="0.000000000634371759720407" calcext:value-type="float">
            <text:p>6.34371759720407E-10</text:p>
          </table:table-cell>
          <table:table-cell table:formula="of:=[.L111]*((1000^4))" office:value-type="float" office:value="634.371759720407" calcext:value-type="float">
            <text:p>634.371759720407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8512286875" calcext:value-type="float">
            <text:p>0.08512286875</text:p>
          </table:table-cell>
          <table:table-cell office:value-type="float" office:value="0" calcext:value-type="float">
            <text:p>0</text:p>
          </table:table-cell>
          <table:table-cell office:value-type="float" office:value="6664" calcext:value-type="float">
            <text:p>6664</text:p>
          </table:table-cell>
          <table:table-cell office:value-type="float" office:value="0.0041976268970361" calcext:value-type="float">
            <text:p>0.004197626897036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8512286875" calcext:value-type="float">
            <text:p>0.08512286875</text:p>
          </table:table-cell>
          <table:table-cell office:value-type="float" office:value="0" calcext:value-type="float">
            <text:p>0</text:p>
          </table:table-cell>
          <table:table-cell office:value-type="float" office:value="6654" calcext:value-type="float">
            <text:p>6654</text:p>
          </table:table-cell>
          <table:table-cell office:value-type="float" office:value="0.0047577931308365" calcext:value-type="float">
            <text:p>0.004757793130837</text:p>
          </table:table-cell>
          <table:table-cell table:formula="of:=PI()*(([.K112])^4-([.E112])^4)" office:value-type="float" office:value="0.0000000006344400267971" calcext:value-type="float">
            <text:p>6.344400267971E-10</text:p>
          </table:table-cell>
          <table:table-cell table:formula="of:=[.L112]*((1000^4))" office:value-type="float" office:value="634.4400267971" calcext:value-type="float">
            <text:p>634.4400267971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85897475" calcext:value-type="float">
            <text:p>0.085897475</text:p>
          </table:table-cell>
          <table:table-cell office:value-type="float" office:value="0" calcext:value-type="float">
            <text:p>0</text:p>
          </table:table-cell>
          <table:table-cell office:value-type="float" office:value="6650" calcext:value-type="float">
            <text:p>6650</text:p>
          </table:table-cell>
          <table:table-cell office:value-type="float" office:value="0.0041989100824917" calcext:value-type="float">
            <text:p>0.004198910082492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85897475" calcext:value-type="float">
            <text:p>0.085897475</text:p>
          </table:table-cell>
          <table:table-cell office:value-type="float" office:value="0" calcext:value-type="float">
            <text:p>0</text:p>
          </table:table-cell>
          <table:table-cell office:value-type="float" office:value="6640" calcext:value-type="float">
            <text:p>6640</text:p>
          </table:table-cell>
          <table:table-cell office:value-type="float" office:value="0.0047588650273214" calcext:value-type="float">
            <text:p>0.004758865027321</text:p>
          </table:table-cell>
          <table:table-cell table:formula="of:=PI()*(([.K113])^4-([.E113])^4)" office:value-type="float" office:value="0.000000000634698032120598" calcext:value-type="float">
            <text:p>6.34698032120598E-10</text:p>
          </table:table-cell>
          <table:table-cell table:formula="of:=[.L113]*((1000^4))" office:value-type="float" office:value="634.698032120598" calcext:value-type="float">
            <text:p>634.698032120598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8667208125" calcext:value-type="float">
            <text:p>0.08667208125</text:p>
          </table:table-cell>
          <table:table-cell office:value-type="float" office:value="0" calcext:value-type="float">
            <text:p>0</text:p>
          </table:table-cell>
          <table:table-cell office:value-type="float" office:value="6636" calcext:value-type="float">
            <text:p>6636</text:p>
          </table:table-cell>
          <table:table-cell office:value-type="float" office:value="0.004202359739626" calcext:value-type="float">
            <text:p>0.004202359739626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8667208125" calcext:value-type="float">
            <text:p>0.08667208125</text:p>
          </table:table-cell>
          <table:table-cell office:value-type="float" office:value="0" calcext:value-type="float">
            <text:p>0</text:p>
          </table:table-cell>
          <table:table-cell office:value-type="float" office:value="6626" calcext:value-type="float">
            <text:p>6626</text:p>
          </table:table-cell>
          <table:table-cell office:value-type="float" office:value="0.0047623838138087" calcext:value-type="float">
            <text:p>0.004762383813809</text:p>
          </table:table-cell>
          <table:table-cell table:formula="of:=PI()*(([.K114])^4-([.E114])^4)" office:value-type="float" office:value="0.000000000636255721701405" calcext:value-type="float">
            <text:p>6.36255721701405E-10</text:p>
          </table:table-cell>
          <table:table-cell table:formula="of:=[.L114]*((1000^4))" office:value-type="float" office:value="636.255721701405" calcext:value-type="float">
            <text:p>636.255721701405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874466875" calcext:value-type="float">
            <text:p>0.0874466875</text:p>
          </table:table-cell>
          <table:table-cell office:value-type="float" office:value="0" calcext:value-type="float">
            <text:p>0</text:p>
          </table:table-cell>
          <table:table-cell office:value-type="float" office:value="6622" calcext:value-type="float">
            <text:p>6622</text:p>
          </table:table-cell>
          <table:table-cell office:value-type="float" office:value="0.0042062307258428" calcext:value-type="float">
            <text:p>0.004206230725843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874466875" calcext:value-type="float">
            <text:p>0.0874466875</text:p>
          </table:table-cell>
          <table:table-cell office:value-type="float" office:value="0" calcext:value-type="float">
            <text:p>0</text:p>
          </table:table-cell>
          <table:table-cell office:value-type="float" office:value="6612" calcext:value-type="float">
            <text:p>6612</text:p>
          </table:table-cell>
          <table:table-cell office:value-type="float" office:value="0.004765977162826" calcext:value-type="float">
            <text:p>0.004765977162826</text:p>
          </table:table-cell>
          <table:table-cell table:formula="of:=PI()*(([.K115])^4-([.E115])^4)" office:value-type="float" office:value="0.000000000637523553928666" calcext:value-type="float">
            <text:p>6.37523553928666E-10</text:p>
          </table:table-cell>
          <table:table-cell table:formula="of:=[.L115]*((1000^4))" office:value-type="float" office:value="637.523553928666" calcext:value-type="float">
            <text:p>637.523553928666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8822129375" calcext:value-type="float">
            <text:p>0.08822129375</text:p>
          </table:table-cell>
          <table:table-cell office:value-type="float" office:value="0" calcext:value-type="float">
            <text:p>0</text:p>
          </table:table-cell>
          <table:table-cell office:value-type="float" office:value="6608" calcext:value-type="float">
            <text:p>6608</text:p>
          </table:table-cell>
          <table:table-cell office:value-type="float" office:value="0.0042031122189586" calcext:value-type="float">
            <text:p>0.004203112218959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8822129375" calcext:value-type="float">
            <text:p>0.08822129375</text:p>
          </table:table-cell>
          <table:table-cell office:value-type="float" office:value="0" calcext:value-type="float">
            <text:p>0</text:p>
          </table:table-cell>
          <table:table-cell office:value-type="float" office:value="6598" calcext:value-type="float">
            <text:p>6598</text:p>
          </table:table-cell>
          <table:table-cell office:value-type="float" office:value="0.0047630910455966" calcext:value-type="float">
            <text:p>0.004763091045597</text:p>
          </table:table-cell>
          <table:table-cell table:formula="of:=PI()*(([.K116])^4-([.E116])^4)" office:value-type="float" office:value="0.000000000636513935910098" calcext:value-type="float">
            <text:p>6.36513935910098E-10</text:p>
          </table:table-cell>
          <table:table-cell table:formula="of:=[.L116]*((1000^4))" office:value-type="float" office:value="636.513935910098" calcext:value-type="float">
            <text:p>636.513935910098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889959" calcext:value-type="float">
            <text:p>0.0889959</text:p>
          </table:table-cell>
          <table:table-cell office:value-type="float" office:value="0" calcext:value-type="float">
            <text:p>0</text:p>
          </table:table-cell>
          <table:table-cell office:value-type="float" office:value="6594" calcext:value-type="float">
            <text:p>6594</text:p>
          </table:table-cell>
          <table:table-cell office:value-type="float" office:value="0.0041991418423713" calcext:value-type="float">
            <text:p>0.004199141842371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889959" calcext:value-type="float">
            <text:p>0.0889959</text:p>
          </table:table-cell>
          <table:table-cell office:value-type="float" office:value="0" calcext:value-type="float">
            <text:p>0</text:p>
          </table:table-cell>
          <table:table-cell office:value-type="float" office:value="6584" calcext:value-type="float">
            <text:p>6584</text:p>
          </table:table-cell>
          <table:table-cell office:value-type="float" office:value="0.0047592317182895" calcext:value-type="float">
            <text:p>0.00475923171829</text:p>
          </table:table-cell>
          <table:table-cell table:formula="of:=PI()*(([.K117])^4-([.E117])^4)" office:value-type="float" office:value="0.000000000634979082624734" calcext:value-type="float">
            <text:p>6.34979082624734E-10</text:p>
          </table:table-cell>
          <table:table-cell table:formula="of:=[.L117]*((1000^4))" office:value-type="float" office:value="634.979082624734" calcext:value-type="float">
            <text:p>634.979082624734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8977050625" calcext:value-type="float">
            <text:p>0.08977050625</text:p>
          </table:table-cell>
          <table:table-cell office:value-type="float" office:value="0" calcext:value-type="float">
            <text:p>0</text:p>
          </table:table-cell>
          <table:table-cell office:value-type="float" office:value="6580" calcext:value-type="float">
            <text:p>6580</text:p>
          </table:table-cell>
          <table:table-cell office:value-type="float" office:value="0.0041975228007928" calcext:value-type="float">
            <text:p>0.004197522800793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8977050625" calcext:value-type="float">
            <text:p>0.08977050625</text:p>
          </table:table-cell>
          <table:table-cell office:value-type="float" office:value="0" calcext:value-type="float">
            <text:p>0</text:p>
          </table:table-cell>
          <table:table-cell office:value-type="float" office:value="6570" calcext:value-type="float">
            <text:p>6570</text:p>
          </table:table-cell>
          <table:table-cell office:value-type="float" office:value="0.0047577111978628" calcext:value-type="float">
            <text:p>0.004757711197863</text:p>
          </table:table-cell>
          <table:table-cell table:formula="of:=PI()*(([.K118])^4-([.E118])^4)" office:value-type="float" office:value="0.00000000063442588909875" calcext:value-type="float">
            <text:p>6.3442588909875E-10</text:p>
          </table:table-cell>
          <table:table-cell table:formula="of:=[.L118]*((1000^4))" office:value-type="float" office:value="634.42588909875" calcext:value-type="float">
            <text:p>634.42588909875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905451125" calcext:value-type="float">
            <text:p>0.0905451125</text:p>
          </table:table-cell>
          <table:table-cell office:value-type="float" office:value="0" calcext:value-type="float">
            <text:p>0</text:p>
          </table:table-cell>
          <table:table-cell office:value-type="float" office:value="6566" calcext:value-type="float">
            <text:p>6566</text:p>
          </table:table-cell>
          <table:table-cell office:value-type="float" office:value="0.0041970935285892" calcext:value-type="float">
            <text:p>0.004197093528589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905451125" calcext:value-type="float">
            <text:p>0.0905451125</text:p>
          </table:table-cell>
          <table:table-cell office:value-type="float" office:value="0" calcext:value-type="float">
            <text:p>0</text:p>
          </table:table-cell>
          <table:table-cell office:value-type="float" office:value="6556" calcext:value-type="float">
            <text:p>6556</text:p>
          </table:table-cell>
          <table:table-cell office:value-type="float" office:value="0.0047573145528856" calcext:value-type="float">
            <text:p>0.004757314552886</text:p>
          </table:table-cell>
          <table:table-cell table:formula="of:=PI()*(([.K119])^4-([.E119])^4)" office:value-type="float" office:value="0.000000000634288056087516" calcext:value-type="float">
            <text:p>6.34288056087516E-10</text:p>
          </table:table-cell>
          <table:table-cell table:formula="of:=[.L119]*((1000^4))" office:value-type="float" office:value="634.288056087516" calcext:value-type="float">
            <text:p>634.288056087516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9131971875" calcext:value-type="float">
            <text:p>0.09131971875</text:p>
          </table:table-cell>
          <table:table-cell office:value-type="float" office:value="0" calcext:value-type="float">
            <text:p>0</text:p>
          </table:table-cell>
          <table:table-cell office:value-type="float" office:value="6552" calcext:value-type="float">
            <text:p>6552</text:p>
          </table:table-cell>
          <table:table-cell office:value-type="float" office:value="0.0041972232444529" calcext:value-type="float">
            <text:p>0.004197223244453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9131971875" calcext:value-type="float">
            <text:p>0.09131971875</text:p>
          </table:table-cell>
          <table:table-cell office:value-type="float" office:value="0" calcext:value-type="float">
            <text:p>0</text:p>
          </table:table-cell>
          <table:table-cell office:value-type="float" office:value="6542" calcext:value-type="float">
            <text:p>6542</text:p>
          </table:table-cell>
          <table:table-cell office:value-type="float" office:value="0.0047574342742311" calcext:value-type="float">
            <text:p>0.004757434274231</text:p>
          </table:table-cell>
          <table:table-cell table:formula="of:=PI()*(([.K120])^4-([.E120])^4)" office:value-type="float" office:value="0.000000000634329521564487" calcext:value-type="float">
            <text:p>6.34329521564487E-10</text:p>
          </table:table-cell>
          <table:table-cell table:formula="of:=[.L120]*((1000^4))" office:value-type="float" office:value="634.329521564488" calcext:value-type="float">
            <text:p>634.329521564488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92094325" calcext:value-type="float">
            <text:p>0.092094325</text:p>
          </table:table-cell>
          <table:table-cell office:value-type="float" office:value="0" calcext:value-type="float">
            <text:p>0</text:p>
          </table:table-cell>
          <table:table-cell office:value-type="float" office:value="6538" calcext:value-type="float">
            <text:p>6538</text:p>
          </table:table-cell>
          <table:table-cell office:value-type="float" office:value="0.0041974882201862" calcext:value-type="float">
            <text:p>0.004197488220186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92094325" calcext:value-type="float">
            <text:p>0.092094325</text:p>
          </table:table-cell>
          <table:table-cell office:value-type="float" office:value="0" calcext:value-type="float">
            <text:p>0</text:p>
          </table:table-cell>
          <table:table-cell office:value-type="float" office:value="6528" calcext:value-type="float">
            <text:p>6528</text:p>
          </table:table-cell>
          <table:table-cell office:value-type="float" office:value="0.0047576858051867" calcext:value-type="float">
            <text:p>0.004757685805187</text:p>
          </table:table-cell>
          <table:table-cell table:formula="of:=PI()*(([.K121])^4-([.E121])^4)" office:value-type="float" office:value="0.0000000006344236624845" calcext:value-type="float">
            <text:p>6.344236624845E-10</text:p>
          </table:table-cell>
          <table:table-cell table:formula="of:=[.L121]*((1000^4))" office:value-type="float" office:value="634.4236624845" calcext:value-type="float">
            <text:p>634.4236624845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9286893125" calcext:value-type="float">
            <text:p>0.09286893125</text:p>
          </table:table-cell>
          <table:table-cell office:value-type="float" office:value="0" calcext:value-type="float">
            <text:p>0</text:p>
          </table:table-cell>
          <table:table-cell office:value-type="float" office:value="6524" calcext:value-type="float">
            <text:p>6524</text:p>
          </table:table-cell>
          <table:table-cell office:value-type="float" office:value="0.0041976805200511" calcext:value-type="float">
            <text:p>0.004197680520051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9286893125" calcext:value-type="float">
            <text:p>0.09286893125</text:p>
          </table:table-cell>
          <table:table-cell office:value-type="float" office:value="0" calcext:value-type="float">
            <text:p>0</text:p>
          </table:table-cell>
          <table:table-cell office:value-type="float" office:value="6514" calcext:value-type="float">
            <text:p>6514</text:p>
          </table:table-cell>
          <table:table-cell office:value-type="float" office:value="0.0047578755488987" calcext:value-type="float">
            <text:p>0.004757875548899</text:p>
          </table:table-cell>
          <table:table-cell table:formula="of:=PI()*(([.K122])^4-([.E122])^4)" office:value-type="float" office:value="0.00000000063450173406165" calcext:value-type="float">
            <text:p>6.3450173406165E-10</text:p>
          </table:table-cell>
          <table:table-cell table:formula="of:=[.L122]*((1000^4))" office:value-type="float" office:value="634.50173406165" calcext:value-type="float">
            <text:p>634.50173406165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936435375" calcext:value-type="float">
            <text:p>0.0936435375</text:p>
          </table:table-cell>
          <table:table-cell office:value-type="float" office:value="0" calcext:value-type="float">
            <text:p>0</text:p>
          </table:table-cell>
          <table:table-cell office:value-type="float" office:value="6510" calcext:value-type="float">
            <text:p>6510</text:p>
          </table:table-cell>
          <table:table-cell office:value-type="float" office:value="0.0041977194204261" calcext:value-type="float">
            <text:p>0.004197719420426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936435375" calcext:value-type="float">
            <text:p>0.0936435375</text:p>
          </table:table-cell>
          <table:table-cell office:value-type="float" office:value="0" calcext:value-type="float">
            <text:p>0</text:p>
          </table:table-cell>
          <table:table-cell office:value-type="float" office:value="6500" calcext:value-type="float">
            <text:p>6500</text:p>
          </table:table-cell>
          <table:table-cell office:value-type="float" office:value="0.0047579234725919" calcext:value-type="float">
            <text:p>0.004757923472592</text:p>
          </table:table-cell>
          <table:table-cell table:formula="of:=PI()*(([.K123])^4-([.E123])^4)" office:value-type="float" office:value="0.000000000634530440938671" calcext:value-type="float">
            <text:p>6.34530440938671E-10</text:p>
          </table:table-cell>
          <table:table-cell table:formula="of:=[.L123]*((1000^4))" office:value-type="float" office:value="634.530440938671" calcext:value-type="float">
            <text:p>634.530440938671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9441814375" calcext:value-type="float">
            <text:p>0.09441814375</text:p>
          </table:table-cell>
          <table:table-cell office:value-type="float" office:value="0" calcext:value-type="float">
            <text:p>0</text:p>
          </table:table-cell>
          <table:table-cell office:value-type="float" office:value="6496" calcext:value-type="float">
            <text:p>6496</text:p>
          </table:table-cell>
          <table:table-cell office:value-type="float" office:value="0.0041975916538104" calcext:value-type="float">
            <text:p>0.00419759165381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9441814375" calcext:value-type="float">
            <text:p>0.09441814375</text:p>
          </table:table-cell>
          <table:table-cell office:value-type="float" office:value="0" calcext:value-type="float">
            <text:p>0</text:p>
          </table:table-cell>
          <table:table-cell office:value-type="float" office:value="6486" calcext:value-type="float">
            <text:p>6486</text:p>
          </table:table-cell>
          <table:table-cell office:value-type="float" office:value="0.0047578115501898" calcext:value-type="float">
            <text:p>0.00475781155019</text:p>
          </table:table-cell>
          <table:table-cell table:formula="of:=PI()*(([.K124])^4-([.E124])^4)" office:value-type="float" office:value="0.000000000634497711766785" calcext:value-type="float">
            <text:p>6.34497711766785E-10</text:p>
          </table:table-cell>
          <table:table-cell table:formula="of:=[.L124]*((1000^4))" office:value-type="float" office:value="634.497711766785" calcext:value-type="float">
            <text:p>634.497711766785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9519275" calcext:value-type="float">
            <text:p>0.09519275</text:p>
          </table:table-cell>
          <table:table-cell office:value-type="float" office:value="0" calcext:value-type="float">
            <text:p>0</text:p>
          </table:table-cell>
          <table:table-cell office:value-type="float" office:value="6482" calcext:value-type="float">
            <text:p>6482</text:p>
          </table:table-cell>
          <table:table-cell office:value-type="float" office:value="0.0041973385236032" calcext:value-type="float">
            <text:p>0.004197338523603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9519275" calcext:value-type="float">
            <text:p>0.09519275</text:p>
          </table:table-cell>
          <table:table-cell office:value-type="float" office:value="0" calcext:value-type="float">
            <text:p>0</text:p>
          </table:table-cell>
          <table:table-cell office:value-type="float" office:value="6472" calcext:value-type="float">
            <text:p>6472</text:p>
          </table:table-cell>
          <table:table-cell office:value-type="float" office:value="0.0047575741284892" calcext:value-type="float">
            <text:p>0.004757574128489</text:p>
          </table:table-cell>
          <table:table-cell table:formula="of:=PI()*(([.K125])^4-([.E125])^4)" office:value-type="float" office:value="0.000000000634411647430371" calcext:value-type="float">
            <text:p>6.34411647430371E-10</text:p>
          </table:table-cell>
          <table:table-cell table:formula="of:=[.L125]*((1000^4))" office:value-type="float" office:value="634.411647430371" calcext:value-type="float">
            <text:p>634.411647430371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9596735625" calcext:value-type="float">
            <text:p>0.09596735625</text:p>
          </table:table-cell>
          <table:table-cell office:value-type="float" office:value="0" calcext:value-type="float">
            <text:p>0</text:p>
          </table:table-cell>
          <table:table-cell office:value-type="float" office:value="6468" calcext:value-type="float">
            <text:p>6468</text:p>
          </table:table-cell>
          <table:table-cell office:value-type="float" office:value="0.0041970684642145" calcext:value-type="float">
            <text:p>0.004197068464215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9596735625" calcext:value-type="float">
            <text:p>0.09596735625</text:p>
          </table:table-cell>
          <table:table-cell office:value-type="float" office:value="0" calcext:value-type="float">
            <text:p>0</text:p>
          </table:table-cell>
          <table:table-cell office:value-type="float" office:value="6458" calcext:value-type="float">
            <text:p>6458</text:p>
          </table:table-cell>
          <table:table-cell office:value-type="float" office:value="0.0047572971893744" calcext:value-type="float">
            <text:p>0.004757297189374</text:p>
          </table:table-cell>
          <table:table-cell table:formula="of:=PI()*(([.K126])^4-([.E126])^4)" office:value-type="float" office:value="0.000000000634287850256585" calcext:value-type="float">
            <text:p>6.34287850256585E-10</text:p>
          </table:table-cell>
          <table:table-cell table:formula="of:=[.L126]*((1000^4))" office:value-type="float" office:value="634.287850256585" calcext:value-type="float">
            <text:p>634.287850256585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967419625" calcext:value-type="float">
            <text:p>0.0967419625</text:p>
          </table:table-cell>
          <table:table-cell office:value-type="float" office:value="0" calcext:value-type="float">
            <text:p>0</text:p>
          </table:table-cell>
          <table:table-cell office:value-type="float" office:value="6454" calcext:value-type="float">
            <text:p>6454</text:p>
          </table:table-cell>
          <table:table-cell office:value-type="float" office:value="0.0041970148711691" calcext:value-type="float">
            <text:p>0.004197014871169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967419625" calcext:value-type="float">
            <text:p>0.0967419625</text:p>
          </table:table-cell>
          <table:table-cell office:value-type="float" office:value="0" calcext:value-type="float">
            <text:p>0</text:p>
          </table:table-cell>
          <table:table-cell office:value-type="float" office:value="6444" calcext:value-type="float">
            <text:p>6444</text:p>
          </table:table-cell>
          <table:table-cell office:value-type="float" office:value="0.0047572399585567" calcext:value-type="float">
            <text:p>0.004757239958557</text:p>
          </table:table-cell>
          <table:table-cell table:formula="of:=PI()*(([.K127])^4-([.E127])^4)" office:value-type="float" office:value="0.000000000634260210310397" calcext:value-type="float">
            <text:p>6.34260210310397E-10</text:p>
          </table:table-cell>
          <table:table-cell table:formula="of:=[.L127]*((1000^4))" office:value-type="float" office:value="634.260210310397" calcext:value-type="float">
            <text:p>634.260210310397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9751656875" calcext:value-type="float">
            <text:p>0.09751656875</text:p>
          </table:table-cell>
          <table:table-cell office:value-type="float" office:value="0" calcext:value-type="float">
            <text:p>0</text:p>
          </table:table-cell>
          <table:table-cell office:value-type="float" office:value="6440" calcext:value-type="float">
            <text:p>6440</text:p>
          </table:table-cell>
          <table:table-cell office:value-type="float" office:value="0.0041976599583545" calcext:value-type="float">
            <text:p>0.004197659958355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9751656875" calcext:value-type="float">
            <text:p>0.09751656875</text:p>
          </table:table-cell>
          <table:table-cell office:value-type="float" office:value="0" calcext:value-type="float">
            <text:p>0</text:p>
          </table:table-cell>
          <table:table-cell office:value-type="float" office:value="6430" calcext:value-type="float">
            <text:p>6430</text:p>
          </table:table-cell>
          <table:table-cell office:value-type="float" office:value="0.0047576604310647" calcext:value-type="float">
            <text:p>0.004757660431065</text:p>
          </table:table-cell>
          <table:table-cell table:formula="of:=PI()*(([.K128])^4-([.E128])^4)" office:value-type="float" office:value="0.000000000634229709416652" calcext:value-type="float">
            <text:p>6.34229709416652E-10</text:p>
          </table:table-cell>
          <table:table-cell table:formula="of:=[.L128]*((1000^4))" office:value-type="float" office:value="634.229709416653" calcext:value-type="float">
            <text:p>634.229709416653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98291175" calcext:value-type="float">
            <text:p>0.098291175</text:p>
          </table:table-cell>
          <table:table-cell office:value-type="float" office:value="0" calcext:value-type="float">
            <text:p>0</text:p>
          </table:table-cell>
          <table:table-cell office:value-type="float" office:value="6426" calcext:value-type="float">
            <text:p>6426</text:p>
          </table:table-cell>
          <table:table-cell office:value-type="float" office:value="0.0041997084941876" calcext:value-type="float">
            <text:p>0.004199708494188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98291175" calcext:value-type="float">
            <text:p>0.098291175</text:p>
          </table:table-cell>
          <table:table-cell office:value-type="float" office:value="0" calcext:value-type="float">
            <text:p>0</text:p>
          </table:table-cell>
          <table:table-cell office:value-type="float" office:value="6416" calcext:value-type="float">
            <text:p>6416</text:p>
          </table:table-cell>
          <table:table-cell office:value-type="float" office:value="0.0047596415434925" calcext:value-type="float">
            <text:p>0.004759641543493</text:p>
          </table:table-cell>
          <table:table-cell table:formula="of:=PI()*(([.K129])^4-([.E129])^4)" office:value-type="float" office:value="0.000000000635006969458787" calcext:value-type="float">
            <text:p>6.35006969458787E-10</text:p>
          </table:table-cell>
          <table:table-cell table:formula="of:=[.L129]*((1000^4))" office:value-type="float" office:value="635.006969458787" calcext:value-type="float">
            <text:p>635.006969458787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9906578125" calcext:value-type="float">
            <text:p>0.09906578125</text:p>
          </table:table-cell>
          <table:table-cell office:value-type="float" office:value="0" calcext:value-type="float">
            <text:p>0</text:p>
          </table:table-cell>
          <table:table-cell office:value-type="float" office:value="6412" calcext:value-type="float">
            <text:p>6412</text:p>
          </table:table-cell>
          <table:table-cell office:value-type="float" office:value="0.0042042018146397" calcext:value-type="float">
            <text:p>0.00420420181464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9906578125" calcext:value-type="float">
            <text:p>0.09906578125</text:p>
          </table:table-cell>
          <table:table-cell office:value-type="float" office:value="0" calcext:value-type="float">
            <text:p>0</text:p>
          </table:table-cell>
          <table:table-cell office:value-type="float" office:value="6402" calcext:value-type="float">
            <text:p>6402</text:p>
          </table:table-cell>
          <table:table-cell office:value-type="float" office:value="0.0047640739585411" calcext:value-type="float">
            <text:p>0.004764073958541</text:p>
          </table:table-cell>
          <table:table-cell table:formula="of:=PI()*(([.K130])^4-([.E130])^4)" office:value-type="float" office:value="0.000000000636831988847734" calcext:value-type="float">
            <text:p>6.36831988847734E-10</text:p>
          </table:table-cell>
          <table:table-cell table:formula="of:=[.L130]*((1000^4))" office:value-type="float" office:value="636.831988847734" calcext:value-type="float">
            <text:p>636.831988847734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0998403875" calcext:value-type="float">
            <text:p>0.0998403875</text:p>
          </table:table-cell>
          <table:table-cell office:value-type="float" office:value="0" calcext:value-type="float">
            <text:p>0</text:p>
          </table:table-cell>
          <table:table-cell office:value-type="float" office:value="6398" calcext:value-type="float">
            <text:p>6398</text:p>
          </table:table-cell>
          <table:table-cell office:value-type="float" office:value="0.0042043263378953" calcext:value-type="float">
            <text:p>0.004204326337895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0998403875" calcext:value-type="float">
            <text:p>0.0998403875</text:p>
          </table:table-cell>
          <table:table-cell office:value-type="float" office:value="0" calcext:value-type="float">
            <text:p>0</text:p>
          </table:table-cell>
          <table:table-cell office:value-type="float" office:value="6388" calcext:value-type="float">
            <text:p>6388</text:p>
          </table:table-cell>
          <table:table-cell office:value-type="float" office:value="0.0047641402916653" calcext:value-type="float">
            <text:p>0.004764140291665</text:p>
          </table:table-cell>
          <table:table-cell table:formula="of:=PI()*(([.K131])^4-([.E131])^4)" office:value-type="float" office:value="0.000000000636805835299017" calcext:value-type="float">
            <text:p>6.36805835299017E-10</text:p>
          </table:table-cell>
          <table:table-cell table:formula="of:=[.L131]*((1000^4))" office:value-type="float" office:value="636.805835299017" calcext:value-type="float">
            <text:p>636.805835299017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10061499375" calcext:value-type="float">
            <text:p>0.10061499375</text:p>
          </table:table-cell>
          <table:table-cell office:value-type="float" office:value="0" calcext:value-type="float">
            <text:p>0</text:p>
          </table:table-cell>
          <table:table-cell office:value-type="float" office:value="6384" calcext:value-type="float">
            <text:p>6384</text:p>
          </table:table-cell>
          <table:table-cell office:value-type="float" office:value="0.0041995309222657" calcext:value-type="float">
            <text:p>0.004199530922266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10061499375" calcext:value-type="float">
            <text:p>0.10061499375</text:p>
          </table:table-cell>
          <table:table-cell office:value-type="float" office:value="0" calcext:value-type="float">
            <text:p>0</text:p>
          </table:table-cell>
          <table:table-cell office:value-type="float" office:value="6374" calcext:value-type="float">
            <text:p>6374</text:p>
          </table:table-cell>
          <table:table-cell office:value-type="float" office:value="0.0047596681527456" calcext:value-type="float">
            <text:p>0.004759668152746</text:p>
          </table:table-cell>
          <table:table-cell table:formula="of:=PI()*(([.K132])^4-([.E132])^4)" office:value-type="float" office:value="0.000000000635208302365238" calcext:value-type="float">
            <text:p>6.35208302365238E-10</text:p>
          </table:table-cell>
          <table:table-cell table:formula="of:=[.L132]*((1000^4))" office:value-type="float" office:value="635.208302365238" calcext:value-type="float">
            <text:p>635.208302365238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1013896" calcext:value-type="float">
            <text:p>0.1013896</text:p>
          </table:table-cell>
          <table:table-cell office:value-type="float" office:value="0" calcext:value-type="float">
            <text:p>0</text:p>
          </table:table-cell>
          <table:table-cell office:value-type="float" office:value="6370" calcext:value-type="float">
            <text:p>6370</text:p>
          </table:table-cell>
          <table:table-cell office:value-type="float" office:value="0.0041963901257768" calcext:value-type="float">
            <text:p>0.004196390125777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1013896" calcext:value-type="float">
            <text:p>0.1013896</text:p>
          </table:table-cell>
          <table:table-cell office:value-type="float" office:value="0" calcext:value-type="float">
            <text:p>0</text:p>
          </table:table-cell>
          <table:table-cell office:value-type="float" office:value="6360" calcext:value-type="float">
            <text:p>6360</text:p>
          </table:table-cell>
          <table:table-cell office:value-type="float" office:value="0.004756643077903" calcext:value-type="float">
            <text:p>0.004756643077903</text:p>
          </table:table-cell>
          <table:table-cell table:formula="of:=PI()*(([.K133])^4-([.E133])^4)" office:value-type="float" office:value="0.000000000634033104906075" calcext:value-type="float">
            <text:p>6.34033104906075E-10</text:p>
          </table:table-cell>
          <table:table-cell table:formula="of:=[.L133]*((1000^4))" office:value-type="float" office:value="634.033104906075" calcext:value-type="float">
            <text:p>634.033104906075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10216420625" calcext:value-type="float">
            <text:p>0.10216420625</text:p>
          </table:table-cell>
          <table:table-cell office:value-type="float" office:value="0" calcext:value-type="float">
            <text:p>0</text:p>
          </table:table-cell>
          <table:table-cell office:value-type="float" office:value="6356" calcext:value-type="float">
            <text:p>6356</text:p>
          </table:table-cell>
          <table:table-cell office:value-type="float" office:value="0.0041949650639188" calcext:value-type="float">
            <text:p>0.004194965063919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10216420625" calcext:value-type="float">
            <text:p>0.10216420625</text:p>
          </table:table-cell>
          <table:table-cell office:value-type="float" office:value="0" calcext:value-type="float">
            <text:p>0</text:p>
          </table:table-cell>
          <table:table-cell office:value-type="float" office:value="6346" calcext:value-type="float">
            <text:p>6346</text:p>
          </table:table-cell>
          <table:table-cell office:value-type="float" office:value="0.0047553375204839" calcext:value-type="float">
            <text:p>0.004755337520484</text:p>
          </table:table-cell>
          <table:table-cell table:formula="of:=PI()*(([.K134])^4-([.E134])^4)" office:value-type="float" office:value="0.000000000633590835023412" calcext:value-type="float">
            <text:p>6.33590835023412E-10</text:p>
          </table:table-cell>
          <table:table-cell table:formula="of:=[.L134]*((1000^4))" office:value-type="float" office:value="633.590835023412" calcext:value-type="float">
            <text:p>633.590835023412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1029388125" calcext:value-type="float">
            <text:p>0.1029388125</text:p>
          </table:table-cell>
          <table:table-cell office:value-type="float" office:value="0" calcext:value-type="float">
            <text:p>0</text:p>
          </table:table-cell>
          <table:table-cell office:value-type="float" office:value="6342" calcext:value-type="float">
            <text:p>6342</text:p>
          </table:table-cell>
          <table:table-cell office:value-type="float" office:value="0.0041943971128023" calcext:value-type="float">
            <text:p>0.004194397112802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1029388125" calcext:value-type="float">
            <text:p>0.1029388125</text:p>
          </table:table-cell>
          <table:table-cell office:value-type="float" office:value="0" calcext:value-type="float">
            <text:p>0</text:p>
          </table:table-cell>
          <table:table-cell office:value-type="float" office:value="6332" calcext:value-type="float">
            <text:p>6332</text:p>
          </table:table-cell>
          <table:table-cell office:value-type="float" office:value="0.0047547943780489" calcext:value-type="float">
            <text:p>0.004754794378049</text:p>
          </table:table-cell>
          <table:table-cell table:formula="of:=PI()*(([.K135])^4-([.E135])^4)" office:value-type="float" office:value="0.000000000633383774705549" calcext:value-type="float">
            <text:p>6.33383774705549E-10</text:p>
          </table:table-cell>
          <table:table-cell table:formula="of:=[.L135]*((1000^4))" office:value-type="float" office:value="633.383774705549" calcext:value-type="float">
            <text:p>633.383774705549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10371341875" calcext:value-type="float">
            <text:p>0.10371341875</text:p>
          </table:table-cell>
          <table:table-cell office:value-type="float" office:value="0" calcext:value-type="float">
            <text:p>0</text:p>
          </table:table-cell>
          <table:table-cell office:value-type="float" office:value="6328" calcext:value-type="float">
            <text:p>6328</text:p>
          </table:table-cell>
          <table:table-cell office:value-type="float" office:value="0.0041941359645204" calcext:value-type="float">
            <text:p>0.00419413596452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10371341875" calcext:value-type="float">
            <text:p>0.10371341875</text:p>
          </table:table-cell>
          <table:table-cell office:value-type="float" office:value="0" calcext:value-type="float">
            <text:p>0</text:p>
          </table:table-cell>
          <table:table-cell office:value-type="float" office:value="6318" calcext:value-type="float">
            <text:p>6318</text:p>
          </table:table-cell>
          <table:table-cell office:value-type="float" office:value="0.0047545459900584" calcext:value-type="float">
            <text:p>0.004754545990058</text:p>
          </table:table-cell>
          <table:table-cell table:formula="of:=PI()*(([.K136])^4-([.E136])^4)" office:value-type="float" office:value="0.000000000633290406863328" calcext:value-type="float">
            <text:p>6.33290406863328E-10</text:p>
          </table:table-cell>
          <table:table-cell table:formula="of:=[.L136]*((1000^4))" office:value-type="float" office:value="633.290406863328" calcext:value-type="float">
            <text:p>633.290406863328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104488025" calcext:value-type="float">
            <text:p>0.104488025</text:p>
          </table:table-cell>
          <table:table-cell office:value-type="float" office:value="0" calcext:value-type="float">
            <text:p>0</text:p>
          </table:table-cell>
          <table:table-cell office:value-type="float" office:value="6314" calcext:value-type="float">
            <text:p>6314</text:p>
          </table:table-cell>
          <table:table-cell office:value-type="float" office:value="0.0041938782379682" calcext:value-type="float">
            <text:p>0.004193878237968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104488025" calcext:value-type="float">
            <text:p>0.104488025</text:p>
          </table:table-cell>
          <table:table-cell office:value-type="float" office:value="0" calcext:value-type="float">
            <text:p>0</text:p>
          </table:table-cell>
          <table:table-cell office:value-type="float" office:value="6304" calcext:value-type="float">
            <text:p>6304</text:p>
          </table:table-cell>
          <table:table-cell office:value-type="float" office:value="0.0047542998011939" calcext:value-type="float">
            <text:p>0.004754299801194</text:p>
          </table:table-cell>
          <table:table-cell table:formula="of:=PI()*(([.K137])^4-([.E137])^4)" office:value-type="float" office:value="0.00000000063319684434425" calcext:value-type="float">
            <text:p>6.3319684434425E-10</text:p>
          </table:table-cell>
          <table:table-cell table:formula="of:=[.L137]*((1000^4))" office:value-type="float" office:value="633.19684434425" calcext:value-type="float">
            <text:p>633.19684434425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10526263125" calcext:value-type="float">
            <text:p>0.10526263125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0.0041934783414723" calcext:value-type="float">
            <text:p>0.004193478341472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10526263125" calcext:value-type="float">
            <text:p>0.10526263125</text:p>
          </table:table-cell>
          <table:table-cell office:value-type="float" office:value="0" calcext:value-type="float">
            <text:p>0</text:p>
          </table:table-cell>
          <table:table-cell office:value-type="float" office:value="6290" calcext:value-type="float">
            <text:p>6290</text:p>
          </table:table-cell>
          <table:table-cell office:value-type="float" office:value="0.0047539289811011" calcext:value-type="float">
            <text:p>0.004753928981101</text:p>
          </table:table-cell>
          <table:table-cell table:formula="of:=PI()*(([.K138])^4-([.E138])^4)" office:value-type="float" office:value="0.000000000633066771157321" calcext:value-type="float">
            <text:p>6.33066771157321E-10</text:p>
          </table:table-cell>
          <table:table-cell table:formula="of:=[.L138]*((1000^4))" office:value-type="float" office:value="633.066771157321" calcext:value-type="float">
            <text:p>633.066771157321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1060372375" calcext:value-type="float">
            <text:p>0.1060372375</text:p>
          </table:table-cell>
          <table:table-cell office:value-type="float" office:value="0" calcext:value-type="float">
            <text:p>0</text:p>
          </table:table-cell>
          <table:table-cell office:value-type="float" office:value="6286" calcext:value-type="float">
            <text:p>6286</text:p>
          </table:table-cell>
          <table:table-cell office:value-type="float" office:value="0.0041929078309038" calcext:value-type="float">
            <text:p>0.004192907830904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1060372375" calcext:value-type="float">
            <text:p>0.1060372375</text:p>
          </table:table-cell>
          <table:table-cell office:value-type="float" office:value="0" calcext:value-type="float">
            <text:p>0</text:p>
          </table:table-cell>
          <table:table-cell office:value-type="float" office:value="6276" calcext:value-type="float">
            <text:p>6276</text:p>
          </table:table-cell>
          <table:table-cell office:value-type="float" office:value="0.0047534021057234" calcext:value-type="float">
            <text:p>0.004753402105723</text:p>
          </table:table-cell>
          <table:table-cell table:formula="of:=PI()*(([.K139])^4-([.E139])^4)" office:value-type="float" office:value="0.00000000063288412854446" calcext:value-type="float">
            <text:p>6.3288412854446E-10</text:p>
          </table:table-cell>
          <table:table-cell table:formula="of:=[.L139]*((1000^4))" office:value-type="float" office:value="632.88412854446" calcext:value-type="float">
            <text:p>632.88412854446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10681184375" calcext:value-type="float">
            <text:p>0.10681184375</text:p>
          </table:table-cell>
          <table:table-cell office:value-type="float" office:value="0" calcext:value-type="float">
            <text:p>0</text:p>
          </table:table-cell>
          <table:table-cell office:value-type="float" office:value="6272" calcext:value-type="float">
            <text:p>6272</text:p>
          </table:table-cell>
          <table:table-cell office:value-type="float" office:value="0.0041921776281202" calcext:value-type="float">
            <text:p>0.00419217762812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10681184375" calcext:value-type="float">
            <text:p>0.10681184375</text:p>
          </table:table-cell>
          <table:table-cell office:value-type="float" office:value="0" calcext:value-type="float">
            <text:p>0</text:p>
          </table:table-cell>
          <table:table-cell office:value-type="float" office:value="6262" calcext:value-type="float">
            <text:p>6262</text:p>
          </table:table-cell>
          <table:table-cell office:value-type="float" office:value="0.0047527303367764" calcext:value-type="float">
            <text:p>0.004752730336776</text:p>
          </table:table-cell>
          <table:table-cell table:formula="of:=PI()*(([.K140])^4-([.E140])^4)" office:value-type="float" office:value="0.000000000632653879448134" calcext:value-type="float">
            <text:p>6.32653879448134E-10</text:p>
          </table:table-cell>
          <table:table-cell table:formula="of:=[.L140]*((1000^4))" office:value-type="float" office:value="632.653879448134" calcext:value-type="float">
            <text:p>632.653879448134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10758645" calcext:value-type="float">
            <text:p>0.10758645</text:p>
          </table:table-cell>
          <table:table-cell office:value-type="float" office:value="0" calcext:value-type="float">
            <text:p>0</text:p>
          </table:table-cell>
          <table:table-cell office:value-type="float" office:value="6258" calcext:value-type="float">
            <text:p>6258</text:p>
          </table:table-cell>
          <table:table-cell office:value-type="float" office:value="0.0041913411989134" calcext:value-type="float">
            <text:p>0.004191341198913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10758645" calcext:value-type="float">
            <text:p>0.10758645</text:p>
          </table:table-cell>
          <table:table-cell office:value-type="float" office:value="0" calcext:value-type="float">
            <text:p>0</text:p>
          </table:table-cell>
          <table:table-cell office:value-type="float" office:value="6248" calcext:value-type="float">
            <text:p>6248</text:p>
          </table:table-cell>
          <table:table-cell office:value-type="float" office:value="0.004751957204975" calcext:value-type="float">
            <text:p>0.004751957204975</text:p>
          </table:table-cell>
          <table:table-cell table:formula="of:=PI()*(([.K141])^4-([.E141])^4)" office:value-type="float" office:value="0.000000000632385268555984" calcext:value-type="float">
            <text:p>6.32385268555984E-10</text:p>
          </table:table-cell>
          <table:table-cell table:formula="of:=[.L141]*((1000^4))" office:value-type="float" office:value="632.385268555984" calcext:value-type="float">
            <text:p>632.385268555984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10836105625" calcext:value-type="float">
            <text:p>0.10836105625</text:p>
          </table:table-cell>
          <table:table-cell office:value-type="float" office:value="0" calcext:value-type="float">
            <text:p>0</text:p>
          </table:table-cell>
          <table:table-cell office:value-type="float" office:value="6244" calcext:value-type="float">
            <text:p>6244</text:p>
          </table:table-cell>
          <table:table-cell office:value-type="float" office:value="0.0041905215620244" calcext:value-type="float">
            <text:p>0.004190521562024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10836105625" calcext:value-type="float">
            <text:p>0.10836105625</text:p>
          </table:table-cell>
          <table:table-cell office:value-type="float" office:value="0" calcext:value-type="float">
            <text:p>0</text:p>
          </table:table-cell>
          <table:table-cell office:value-type="float" office:value="6234" calcext:value-type="float">
            <text:p>6234</text:p>
          </table:table-cell>
          <table:table-cell office:value-type="float" office:value="0.0047511841797987" calcext:value-type="float">
            <text:p>0.004751184179799</text:p>
          </table:table-cell>
          <table:table-cell table:formula="of:=PI()*(([.K142])^4-([.E142])^4)" office:value-type="float" office:value="0.0000000006321013186402" calcext:value-type="float">
            <text:p>6.321013186402E-10</text:p>
          </table:table-cell>
          <table:table-cell table:formula="of:=[.L142]*((1000^4))" office:value-type="float" office:value="632.1013186402" calcext:value-type="float">
            <text:p>632.1013186402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1091356625" calcext:value-type="float">
            <text:p>0.1091356625</text:p>
          </table:table-cell>
          <table:table-cell office:value-type="float" office:value="0" calcext:value-type="float">
            <text:p>0</text:p>
          </table:table-cell>
          <table:table-cell office:value-type="float" office:value="6230" calcext:value-type="float">
            <text:p>6230</text:p>
          </table:table-cell>
          <table:table-cell office:value-type="float" office:value="0.0041899552487765" calcext:value-type="float">
            <text:p>0.004189955248777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1091356625" calcext:value-type="float">
            <text:p>0.1091356625</text:p>
          </table:table-cell>
          <table:table-cell office:value-type="float" office:value="0" calcext:value-type="float">
            <text:p>0</text:p>
          </table:table-cell>
          <table:table-cell office:value-type="float" office:value="6220" calcext:value-type="float">
            <text:p>6220</text:p>
          </table:table-cell>
          <table:table-cell office:value-type="float" office:value="0.0047506748012035" calcext:value-type="float">
            <text:p>0.004750674801204</text:p>
          </table:table-cell>
          <table:table-cell table:formula="of:=PI()*(([.K143])^4-([.E143])^4)" office:value-type="float" office:value="0.00000000063193848404111" calcext:value-type="float">
            <text:p>6.3193848404111E-10</text:p>
          </table:table-cell>
          <table:table-cell table:formula="of:=[.L143]*((1000^4))" office:value-type="float" office:value="631.93848404111" calcext:value-type="float">
            <text:p>631.93848404111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10991026875" calcext:value-type="float">
            <text:p>0.10991026875</text:p>
          </table:table-cell>
          <table:table-cell office:value-type="float" office:value="0" calcext:value-type="float">
            <text:p>0</text:p>
          </table:table-cell>
          <table:table-cell office:value-type="float" office:value="6216" calcext:value-type="float">
            <text:p>6216</text:p>
          </table:table-cell>
          <table:table-cell office:value-type="float" office:value="0.0041900052770172" calcext:value-type="float">
            <text:p>0.004190005277017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10991026875" calcext:value-type="float">
            <text:p>0.10991026875</text:p>
          </table:table-cell>
          <table:table-cell office:value-type="float" office:value="0" calcext:value-type="float">
            <text:p>0</text:p>
          </table:table-cell>
          <table:table-cell office:value-type="float" office:value="6206" calcext:value-type="float">
            <text:p>6206</text:p>
          </table:table-cell>
          <table:table-cell office:value-type="float" office:value="0.0047505493421349" calcext:value-type="float">
            <text:p>0.004750549342135</text:p>
          </table:table-cell>
          <table:table-cell table:formula="of:=PI()*(([.K144])^4-([.E144])^4)" office:value-type="float" office:value="0.000000000631723210672797" calcext:value-type="float">
            <text:p>6.31723210672797E-10</text:p>
          </table:table-cell>
          <table:table-cell table:formula="of:=[.L144]*((1000^4))" office:value-type="float" office:value="631.723210672797" calcext:value-type="float">
            <text:p>631.723210672797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110684875" calcext:value-type="float">
            <text:p>0.110684875</text:p>
          </table:table-cell>
          <table:table-cell office:value-type="float" office:value="0" calcext:value-type="float">
            <text:p>0</text:p>
          </table:table-cell>
          <table:table-cell office:value-type="float" office:value="6202" calcext:value-type="float">
            <text:p>6202</text:p>
          </table:table-cell>
          <table:table-cell office:value-type="float" office:value="0.0041919356603884" calcext:value-type="float">
            <text:p>0.004191935660388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110684875" calcext:value-type="float">
            <text:p>0.110684875</text:p>
          </table:table-cell>
          <table:table-cell office:value-type="float" office:value="0" calcext:value-type="float">
            <text:p>0</text:p>
          </table:table-cell>
          <table:table-cell office:value-type="float" office:value="6192" calcext:value-type="float">
            <text:p>6192</text:p>
          </table:table-cell>
          <table:table-cell office:value-type="float" office:value="0.0047525390249595" calcext:value-type="float">
            <text:p>0.00475253902496</text:p>
          </table:table-cell>
          <table:table-cell table:formula="of:=PI()*(([.K145])^4-([.E145])^4)" office:value-type="float" office:value="0.000000000632619799461023" calcext:value-type="float">
            <text:p>6.32619799461023E-10</text:p>
          </table:table-cell>
          <table:table-cell table:formula="of:=[.L145]*((1000^4))" office:value-type="float" office:value="632.619799461023" calcext:value-type="float">
            <text:p>632.619799461023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11145948125" calcext:value-type="float">
            <text:p>0.11145948125</text:p>
          </table:table-cell>
          <table:table-cell office:value-type="float" office:value="0" calcext:value-type="float">
            <text:p>0</text:p>
          </table:table-cell>
          <table:table-cell office:value-type="float" office:value="6188" calcext:value-type="float">
            <text:p>6188</text:p>
          </table:table-cell>
          <table:table-cell office:value-type="float" office:value="0.0041928902696345" calcext:value-type="float">
            <text:p>0.004192890269635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11145948125" calcext:value-type="float">
            <text:p>0.11145948125</text:p>
          </table:table-cell>
          <table:table-cell office:value-type="float" office:value="0" calcext:value-type="float">
            <text:p>0</text:p>
          </table:table-cell>
          <table:table-cell office:value-type="float" office:value="6178" calcext:value-type="float">
            <text:p>6178</text:p>
          </table:table-cell>
          <table:table-cell office:value-type="float" office:value="0.0047530403763186" calcext:value-type="float">
            <text:p>0.004753040376319</text:p>
          </table:table-cell>
          <table:table-cell table:formula="of:=PI()*(([.K146])^4-([.E146])^4)" office:value-type="float" office:value="0.000000000632412240574295" calcext:value-type="float">
            <text:p>6.32412240574295E-10</text:p>
          </table:table-cell>
          <table:table-cell table:formula="of:=[.L146]*((1000^4))" office:value-type="float" office:value="632.412240574295" calcext:value-type="float">
            <text:p>632.412240574295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1122340875" calcext:value-type="float">
            <text:p>0.1122340875</text:p>
          </table:table-cell>
          <table:table-cell office:value-type="float" office:value="0" calcext:value-type="float">
            <text:p>0</text:p>
          </table:table-cell>
          <table:table-cell office:value-type="float" office:value="6174" calcext:value-type="float">
            <text:p>6174</text:p>
          </table:table-cell>
          <table:table-cell office:value-type="float" office:value="0.0041872445184111" calcext:value-type="float">
            <text:p>0.004187244518411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1122340875" calcext:value-type="float">
            <text:p>0.1122340875</text:p>
          </table:table-cell>
          <table:table-cell office:value-type="float" office:value="0" calcext:value-type="float">
            <text:p>0</text:p>
          </table:table-cell>
          <table:table-cell office:value-type="float" office:value="6164" calcext:value-type="float">
            <text:p>6164</text:p>
          </table:table-cell>
          <table:table-cell office:value-type="float" office:value="0.004747946697326" calcext:value-type="float">
            <text:p>0.004747946697326</text:p>
          </table:table-cell>
          <table:table-cell table:formula="of:=PI()*(([.K147])^4-([.E147])^4)" office:value-type="float" office:value="0.000000000630769219760268" calcext:value-type="float">
            <text:p>6.30769219760268E-10</text:p>
          </table:table-cell>
          <table:table-cell table:formula="of:=[.L147]*((1000^4))" office:value-type="float" office:value="630.769219760268" calcext:value-type="float">
            <text:p>630.769219760268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11300869375" calcext:value-type="float">
            <text:p>0.11300869375</text:p>
          </table:table-cell>
          <table:table-cell office:value-type="float" office:value="0" calcext:value-type="float">
            <text:p>0</text:p>
          </table:table-cell>
          <table:table-cell office:value-type="float" office:value="6160" calcext:value-type="float">
            <text:p>6160</text:p>
          </table:table-cell>
          <table:table-cell office:value-type="float" office:value="0.0041820470578457" calcext:value-type="float">
            <text:p>0.004182047057846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11300869375" calcext:value-type="float">
            <text:p>0.11300869375</text:p>
          </table:table-cell>
          <table:table-cell office:value-type="float" office:value="0" calcext:value-type="float">
            <text:p>0</text:p>
          </table:table-cell>
          <table:table-cell office:value-type="float" office:value="6150" calcext:value-type="float">
            <text:p>6150</text:p>
          </table:table-cell>
          <table:table-cell office:value-type="float" office:value="0.004743241960426" calcext:value-type="float">
            <text:p>0.004743241960426</text:p>
          </table:table-cell>
          <table:table-cell table:formula="of:=PI()*(([.K148])^4-([.E148])^4)" office:value-type="float" office:value="0.000000000629236725104998" calcext:value-type="float">
            <text:p>6.29236725104998E-10</text:p>
          </table:table-cell>
          <table:table-cell table:formula="of:=[.L148]*((1000^4))" office:value-type="float" office:value="629.236725104998" calcext:value-type="float">
            <text:p>629.236725104998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1137833" calcext:value-type="float">
            <text:p>0.1137833</text:p>
          </table:table-cell>
          <table:table-cell office:value-type="float" office:value="0" calcext:value-type="float">
            <text:p>0</text:p>
          </table:table-cell>
          <table:table-cell office:value-type="float" office:value="6146" calcext:value-type="float">
            <text:p>6146</text:p>
          </table:table-cell>
          <table:table-cell office:value-type="float" office:value="0.0041782239502764" calcext:value-type="float">
            <text:p>0.004178223950276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1137833" calcext:value-type="float">
            <text:p>0.1137833</text:p>
          </table:table-cell>
          <table:table-cell office:value-type="float" office:value="0" calcext:value-type="float">
            <text:p>0</text:p>
          </table:table-cell>
          <table:table-cell office:value-type="float" office:value="6136" calcext:value-type="float">
            <text:p>6136</text:p>
          </table:table-cell>
          <table:table-cell office:value-type="float" office:value="0.0047396611454044" calcext:value-type="float">
            <text:p>0.004739661145404</text:p>
          </table:table-cell>
          <table:table-cell table:formula="of:=PI()*(([.K149])^4-([.E149])^4)" office:value-type="float" office:value="0.000000000627949325182794" calcext:value-type="float">
            <text:p>6.27949325182794E-10</text:p>
          </table:table-cell>
          <table:table-cell table:formula="of:=[.L149]*((1000^4))" office:value-type="float" office:value="627.949325182794" calcext:value-type="float">
            <text:p>627.949325182794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11455790625" calcext:value-type="float">
            <text:p>0.11455790625</text:p>
          </table:table-cell>
          <table:table-cell office:value-type="float" office:value="0" calcext:value-type="float">
            <text:p>0</text:p>
          </table:table-cell>
          <table:table-cell office:value-type="float" office:value="6132" calcext:value-type="float">
            <text:p>6132</text:p>
          </table:table-cell>
          <table:table-cell office:value-type="float" office:value="0.0041752322404753" calcext:value-type="float">
            <text:p>0.004175232240475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11455790625" calcext:value-type="float">
            <text:p>0.11455790625</text:p>
          </table:table-cell>
          <table:table-cell office:value-type="float" office:value="0" calcext:value-type="float">
            <text:p>0</text:p>
          </table:table-cell>
          <table:table-cell office:value-type="float" office:value="6122" calcext:value-type="float">
            <text:p>6122</text:p>
          </table:table-cell>
          <table:table-cell office:value-type="float" office:value="0.0047368889138636" calcext:value-type="float">
            <text:p>0.004736888913864</text:p>
          </table:table-cell>
          <table:table-cell table:formula="of:=PI()*(([.K150])^4-([.E150])^4)" office:value-type="float" office:value="0.000000000626982659594502" calcext:value-type="float">
            <text:p>6.26982659594502E-10</text:p>
          </table:table-cell>
          <table:table-cell table:formula="of:=[.L150]*((1000^4))" office:value-type="float" office:value="626.982659594502" calcext:value-type="float">
            <text:p>626.982659594502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1153325125" calcext:value-type="float">
            <text:p>0.1153325125</text:p>
          </table:table-cell>
          <table:table-cell office:value-type="float" office:value="0" calcext:value-type="float">
            <text:p>0</text:p>
          </table:table-cell>
          <table:table-cell office:value-type="float" office:value="6118" calcext:value-type="float">
            <text:p>6118</text:p>
          </table:table-cell>
          <table:table-cell office:value-type="float" office:value="0.0041726191669749" calcext:value-type="float">
            <text:p>0.004172619166975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1153325125" calcext:value-type="float">
            <text:p>0.1153325125</text:p>
          </table:table-cell>
          <table:table-cell office:value-type="float" office:value="0" calcext:value-type="float">
            <text:p>0</text:p>
          </table:table-cell>
          <table:table-cell office:value-type="float" office:value="6108" calcext:value-type="float">
            <text:p>6108</text:p>
          </table:table-cell>
          <table:table-cell office:value-type="float" office:value="0.0047344527587296" calcext:value-type="float">
            <text:p>0.00473445275873</text:p>
          </table:table-cell>
          <table:table-cell table:formula="of:=PI()*(([.K151])^4-([.E151])^4)" office:value-type="float" office:value="0.000000000626119129777709" calcext:value-type="float">
            <text:p>6.26119129777709E-10</text:p>
          </table:table-cell>
          <table:table-cell table:formula="of:=[.L151]*((1000^4))" office:value-type="float" office:value="626.119129777709" calcext:value-type="float">
            <text:p>626.119129777709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11610711875" calcext:value-type="float">
            <text:p>0.11610711875</text:p>
          </table:table-cell>
          <table:table-cell office:value-type="float" office:value="0" calcext:value-type="float">
            <text:p>0</text:p>
          </table:table-cell>
          <table:table-cell office:value-type="float" office:value="6104" calcext:value-type="float">
            <text:p>6104</text:p>
          </table:table-cell>
          <table:table-cell office:value-type="float" office:value="0.0041700969862666" calcext:value-type="float">
            <text:p>0.004170096986267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11610711875" calcext:value-type="float">
            <text:p>0.11610711875</text:p>
          </table:table-cell>
          <table:table-cell office:value-type="float" office:value="0" calcext:value-type="float">
            <text:p>0</text:p>
          </table:table-cell>
          <table:table-cell office:value-type="float" office:value="6094" calcext:value-type="float">
            <text:p>6094</text:p>
          </table:table-cell>
          <table:table-cell office:value-type="float" office:value="0.004732113307284" calcext:value-type="float">
            <text:p>0.004732113307284</text:p>
          </table:table-cell>
          <table:table-cell table:formula="of:=PI()*(([.K152])^4-([.E152])^4)" office:value-type="float" office:value="0.000000000625302074995564" calcext:value-type="float">
            <text:p>6.25302074995564E-10</text:p>
          </table:table-cell>
          <table:table-cell table:formula="of:=[.L152]*((1000^4))" office:value-type="float" office:value="625.302074995564" calcext:value-type="float">
            <text:p>625.302074995564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116881725" calcext:value-type="float">
            <text:p>0.116881725</text:p>
          </table:table-cell>
          <table:table-cell office:value-type="float" office:value="0" calcext:value-type="float">
            <text:p>0</text:p>
          </table:table-cell>
          <table:table-cell office:value-type="float" office:value="6090" calcext:value-type="float">
            <text:p>6090</text:p>
          </table:table-cell>
          <table:table-cell office:value-type="float" office:value="0.004167433736172" calcext:value-type="float">
            <text:p>0.004167433736172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116881725" calcext:value-type="float">
            <text:p>0.116881725</text:p>
          </table:table-cell>
          <table:table-cell office:value-type="float" office:value="0" calcext:value-type="float">
            <text:p>0</text:p>
          </table:table-cell>
          <table:table-cell office:value-type="float" office:value="6080" calcext:value-type="float">
            <text:p>6080</text:p>
          </table:table-cell>
          <table:table-cell office:value-type="float" office:value="0.004729638587412" calcext:value-type="float">
            <text:p>0.004729638587412</text:p>
          </table:table-cell>
          <table:table-cell table:formula="of:=PI()*(([.K153])^4-([.E153])^4)" office:value-type="float" office:value="0.000000000624433933846032" calcext:value-type="float">
            <text:p>6.24433933846032E-10</text:p>
          </table:table-cell>
          <table:table-cell table:formula="of:=[.L153]*((1000^4))" office:value-type="float" office:value="624.433933846032" calcext:value-type="float">
            <text:p>624.433933846032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11765633125" calcext:value-type="float">
            <text:p>0.11765633125</text:p>
          </table:table-cell>
          <table:table-cell office:value-type="float" office:value="0" calcext:value-type="float">
            <text:p>0</text:p>
          </table:table-cell>
          <table:table-cell office:value-type="float" office:value="6076" calcext:value-type="float">
            <text:p>6076</text:p>
          </table:table-cell>
          <table:table-cell office:value-type="float" office:value="0.0041645504734249" calcext:value-type="float">
            <text:p>0.004164550473425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11765633125" calcext:value-type="float">
            <text:p>0.11765633125</text:p>
          </table:table-cell>
          <table:table-cell office:value-type="float" office:value="0" calcext:value-type="float">
            <text:p>0</text:p>
          </table:table-cell>
          <table:table-cell office:value-type="float" office:value="6066" calcext:value-type="float">
            <text:p>6066</text:p>
          </table:table-cell>
          <table:table-cell office:value-type="float" office:value="0.004726975061784" calcext:value-type="float">
            <text:p>0.004726975061784</text:p>
          </table:table-cell>
          <table:table-cell table:formula="of:=PI()*(([.K154])^4-([.E154])^4)" office:value-type="float" office:value="0.000000000623515410190605" calcext:value-type="float">
            <text:p>6.23515410190605E-10</text:p>
          </table:table-cell>
          <table:table-cell table:formula="of:=[.L154]*((1000^4))" office:value-type="float" office:value="623.515410190605" calcext:value-type="float">
            <text:p>623.515410190605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1184309375" calcext:value-type="float">
            <text:p>0.1184309375</text:p>
          </table:table-cell>
          <table:table-cell office:value-type="float" office:value="0" calcext:value-type="float">
            <text:p>0</text:p>
          </table:table-cell>
          <table:table-cell office:value-type="float" office:value="6062" calcext:value-type="float">
            <text:p>6062</text:p>
          </table:table-cell>
          <table:table-cell office:value-type="float" office:value="0.0041615859272695" calcext:value-type="float">
            <text:p>0.00416158592727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1184309375" calcext:value-type="float">
            <text:p>0.1184309375</text:p>
          </table:table-cell>
          <table:table-cell office:value-type="float" office:value="0" calcext:value-type="float">
            <text:p>0</text:p>
          </table:table-cell>
          <table:table-cell office:value-type="float" office:value="6052" calcext:value-type="float">
            <text:p>6052</text:p>
          </table:table-cell>
          <table:table-cell office:value-type="float" office:value="0.004724174208732" calcext:value-type="float">
            <text:p>0.004724174208732</text:p>
          </table:table-cell>
          <table:table-cell table:formula="of:=PI()*(([.K155])^4-([.E155])^4)" office:value-type="float" office:value="0.000000000622489093075293" calcext:value-type="float">
            <text:p>6.22489093075293E-10</text:p>
          </table:table-cell>
          <table:table-cell table:formula="of:=[.L155]*((1000^4))" office:value-type="float" office:value="622.489093075293" calcext:value-type="float">
            <text:p>622.489093075293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11920554375" calcext:value-type="float">
            <text:p>0.11920554375</text:p>
          </table:table-cell>
          <table:table-cell office:value-type="float" office:value="0" calcext:value-type="float">
            <text:p>0</text:p>
          </table:table-cell>
          <table:table-cell office:value-type="float" office:value="6048" calcext:value-type="float">
            <text:p>6048</text:p>
          </table:table-cell>
          <table:table-cell office:value-type="float" office:value="0.0041592725549324" calcext:value-type="float">
            <text:p>0.004159272554932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11920554375" calcext:value-type="float">
            <text:p>0.11920554375</text:p>
          </table:table-cell>
          <table:table-cell office:value-type="float" office:value="0" calcext:value-type="float">
            <text:p>0</text:p>
          </table:table-cell>
          <table:table-cell office:value-type="float" office:value="6038" calcext:value-type="float">
            <text:p>6038</text:p>
          </table:table-cell>
          <table:table-cell office:value-type="float" office:value="0.0047220197381023" calcext:value-type="float">
            <text:p>0.004722019738102</text:p>
          </table:table-cell>
          <table:table-cell table:formula="of:=PI()*(([.K156])^4-([.E156])^4)" office:value-type="float" office:value="0.000000000621730042625418" calcext:value-type="float">
            <text:p>6.21730042625418E-10</text:p>
          </table:table-cell>
          <table:table-cell table:formula="of:=[.L156]*((1000^4))" office:value-type="float" office:value="621.730042625418" calcext:value-type="float">
            <text:p>621.730042625418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11998015" calcext:value-type="float">
            <text:p>0.11998015</text:p>
          </table:table-cell>
          <table:table-cell office:value-type="float" office:value="0" calcext:value-type="float">
            <text:p>0</text:p>
          </table:table-cell>
          <table:table-cell office:value-type="float" office:value="6034" calcext:value-type="float">
            <text:p>6034</text:p>
          </table:table-cell>
          <table:table-cell office:value-type="float" office:value="0.0041586854099162" calcext:value-type="float">
            <text:p>0.004158685409916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11998015" calcext:value-type="float">
            <text:p>0.11998015</text:p>
          </table:table-cell>
          <table:table-cell office:value-type="float" office:value="0" calcext:value-type="float">
            <text:p>0</text:p>
          </table:table-cell>
          <table:table-cell office:value-type="float" office:value="6024" calcext:value-type="float">
            <text:p>6024</text:p>
          </table:table-cell>
          <table:table-cell office:value-type="float" office:value="0.0047214716175096" calcext:value-type="float">
            <text:p>0.00472147161751</text:p>
          </table:table-cell>
          <table:table-cell table:formula="of:=PI()*(([.K157])^4-([.E157])^4)" office:value-type="float" office:value="0.000000000621535730614184" calcext:value-type="float">
            <text:p>6.21535730614184E-10</text:p>
          </table:table-cell>
          <table:table-cell table:formula="of:=[.L157]*((1000^4))" office:value-type="float" office:value="621.535730614184" calcext:value-type="float">
            <text:p>621.535730614184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12075475625" calcext:value-type="float">
            <text:p>0.12075475625</text:p>
          </table:table-cell>
          <table:table-cell office:value-type="float" office:value="0" calcext:value-type="float">
            <text:p>0</text:p>
          </table:table-cell>
          <table:table-cell office:value-type="float" office:value="6020" calcext:value-type="float">
            <text:p>6020</text:p>
          </table:table-cell>
          <table:table-cell office:value-type="float" office:value="0.0041591368361522" calcext:value-type="float">
            <text:p>0.004159136836152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12075475625" calcext:value-type="float">
            <text:p>0.12075475625</text:p>
          </table:table-cell>
          <table:table-cell office:value-type="float" office:value="0" calcext:value-type="float">
            <text:p>0</text:p>
          </table:table-cell>
          <table:table-cell office:value-type="float" office:value="6010" calcext:value-type="float">
            <text:p>6010</text:p>
          </table:table-cell>
          <table:table-cell office:value-type="float" office:value="0.0047218999840875" calcext:value-type="float">
            <text:p>0.004721899984088</text:p>
          </table:table-cell>
          <table:table-cell table:formula="of:=PI()*(([.K158])^4-([.E158])^4)" office:value-type="float" office:value="0.000000000621694312110033" calcext:value-type="float">
            <text:p>6.21694312110033E-10</text:p>
          </table:table-cell>
          <table:table-cell table:formula="of:=[.L158]*((1000^4))" office:value-type="float" office:value="621.694312110033" calcext:value-type="float">
            <text:p>621.694312110033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1215293625" calcext:value-type="float">
            <text:p>0.1215293625</text:p>
          </table:table-cell>
          <table:table-cell office:value-type="float" office:value="0" calcext:value-type="float">
            <text:p>0</text:p>
          </table:table-cell>
          <table:table-cell office:value-type="float" office:value="6006" calcext:value-type="float">
            <text:p>6006</text:p>
          </table:table-cell>
          <table:table-cell office:value-type="float" office:value="0.0041598338538413" calcext:value-type="float">
            <text:p>0.004159833853841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1215293625" calcext:value-type="float">
            <text:p>0.1215293625</text:p>
          </table:table-cell>
          <table:table-cell office:value-type="float" office:value="0" calcext:value-type="float">
            <text:p>0</text:p>
          </table:table-cell>
          <table:table-cell office:value-type="float" office:value="5996" calcext:value-type="float">
            <text:p>5996</text:p>
          </table:table-cell>
          <table:table-cell office:value-type="float" office:value="0.0047225797237176" calcext:value-type="float">
            <text:p>0.004722579723718</text:p>
          </table:table-cell>
          <table:table-cell table:formula="of:=PI()*(([.K159])^4-([.E159])^4)" office:value-type="float" office:value="0.000000000621963466106201" calcext:value-type="float">
            <text:p>6.21963466106201E-10</text:p>
          </table:table-cell>
          <table:table-cell table:formula="of:=[.L159]*((1000^4))" office:value-type="float" office:value="621.963466106201" calcext:value-type="float">
            <text:p>621.963466106201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12230396875" calcext:value-type="float">
            <text:p>0.12230396875</text:p>
          </table:table-cell>
          <table:table-cell office:value-type="float" office:value="0" calcext:value-type="float">
            <text:p>0</text:p>
          </table:table-cell>
          <table:table-cell office:value-type="float" office:value="5992" calcext:value-type="float">
            <text:p>5992</text:p>
          </table:table-cell>
          <table:table-cell office:value-type="float" office:value="0.0041605820258556" calcext:value-type="float">
            <text:p>0.004160582025856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12230396875" calcext:value-type="float">
            <text:p>0.12230396875</text:p>
          </table:table-cell>
          <table:table-cell office:value-type="float" office:value="0" calcext:value-type="float">
            <text:p>0</text:p>
          </table:table-cell>
          <table:table-cell office:value-type="float" office:value="5982" calcext:value-type="float">
            <text:p>5982</text:p>
          </table:table-cell>
          <table:table-cell office:value-type="float" office:value="0.0047231517789801" calcext:value-type="float">
            <text:p>0.00472315177898</text:p>
          </table:table-cell>
          <table:table-cell table:formula="of:=PI()*(([.K160])^4-([.E160])^4)" office:value-type="float" office:value="0.000000000622043810579821" calcext:value-type="float">
            <text:p>6.22043810579821E-10</text:p>
          </table:table-cell>
          <table:table-cell table:formula="of:=[.L160]*((1000^4))" office:value-type="float" office:value="622.043810579821" calcext:value-type="float">
            <text:p>622.043810579821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123078575" calcext:value-type="float">
            <text:p>0.123078575</text:p>
          </table:table-cell>
          <table:table-cell office:value-type="float" office:value="0" calcext:value-type="float">
            <text:p>0</text:p>
          </table:table-cell>
          <table:table-cell office:value-type="float" office:value="5978" calcext:value-type="float">
            <text:p>5978</text:p>
          </table:table-cell>
          <table:table-cell office:value-type="float" office:value="0.0041614342493811" calcext:value-type="float">
            <text:p>0.004161434249381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123078575" calcext:value-type="float">
            <text:p>0.123078575</text:p>
          </table:table-cell>
          <table:table-cell office:value-type="float" office:value="0" calcext:value-type="float">
            <text:p>0</text:p>
          </table:table-cell>
          <table:table-cell office:value-type="float" office:value="5968" calcext:value-type="float">
            <text:p>5968</text:p>
          </table:table-cell>
          <table:table-cell office:value-type="float" office:value="0.004723874866347" calcext:value-type="float">
            <text:p>0.004723874866347</text:p>
          </table:table-cell>
          <table:table-cell table:formula="of:=PI()*(([.K161])^4-([.E161])^4)" office:value-type="float" office:value="0.000000000622229895771062" calcext:value-type="float">
            <text:p>6.22229895771062E-10</text:p>
          </table:table-cell>
          <table:table-cell table:formula="of:=[.L161]*((1000^4))" office:value-type="float" office:value="622.229895771062" calcext:value-type="float">
            <text:p>622.229895771062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12385318125" calcext:value-type="float">
            <text:p>0.12385318125</text:p>
          </table:table-cell>
          <table:table-cell office:value-type="float" office:value="0" calcext:value-type="float">
            <text:p>0</text:p>
          </table:table-cell>
          <table:table-cell office:value-type="float" office:value="5964" calcext:value-type="float">
            <text:p>5964</text:p>
          </table:table-cell>
          <table:table-cell office:value-type="float" office:value="0.0041632309408417" calcext:value-type="float">
            <text:p>0.004163230940842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12385318125" calcext:value-type="float">
            <text:p>0.12385318125</text:p>
          </table:table-cell>
          <table:table-cell office:value-type="float" office:value="0" calcext:value-type="float">
            <text:p>0</text:p>
          </table:table-cell>
          <table:table-cell office:value-type="float" office:value="5954" calcext:value-type="float">
            <text:p>5954</text:p>
          </table:table-cell>
          <table:table-cell office:value-type="float" office:value="0.0047254954935557" calcext:value-type="float">
            <text:p>0.004725495493556</text:p>
          </table:table-cell>
          <table:table-cell table:formula="of:=PI()*(([.K162])^4-([.E162])^4)" office:value-type="float" office:value="0.000000000622749636329429" calcext:value-type="float">
            <text:p>6.22749636329429E-10</text:p>
          </table:table-cell>
          <table:table-cell table:formula="of:=[.L162]*((1000^4))" office:value-type="float" office:value="622.749636329429" calcext:value-type="float">
            <text:p>622.749636329429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1246277875" calcext:value-type="float">
            <text:p>0.1246277875</text:p>
          </table:table-cell>
          <table:table-cell office:value-type="float" office:value="0" calcext:value-type="float">
            <text:p>0</text:p>
          </table:table-cell>
          <table:table-cell office:value-type="float" office:value="5950" calcext:value-type="float">
            <text:p>5950</text:p>
          </table:table-cell>
          <table:table-cell office:value-type="float" office:value="0.0041670795547731" calcext:value-type="float">
            <text:p>0.004167079554773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1246277875" calcext:value-type="float">
            <text:p>0.1246277875</text:p>
          </table:table-cell>
          <table:table-cell office:value-type="float" office:value="0" calcext:value-type="float">
            <text:p>0</text:p>
          </table:table-cell>
          <table:table-cell office:value-type="float" office:value="5940" calcext:value-type="float">
            <text:p>5940</text:p>
          </table:table-cell>
          <table:table-cell office:value-type="float" office:value="0.0047290974006874" calcext:value-type="float">
            <text:p>0.004729097400687</text:p>
          </table:table-cell>
          <table:table-cell table:formula="of:=PI()*(([.K163])^4-([.E163])^4)" office:value-type="float" office:value="0.000000000624036637413886" calcext:value-type="float">
            <text:p>6.24036637413886E-10</text:p>
          </table:table-cell>
          <table:table-cell table:formula="of:=[.L163]*((1000^4))" office:value-type="float" office:value="624.036637413886" calcext:value-type="float">
            <text:p>624.036637413886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12540239375" calcext:value-type="float">
            <text:p>0.12540239375</text:p>
          </table:table-cell>
          <table:table-cell office:value-type="float" office:value="0" calcext:value-type="float">
            <text:p>0</text:p>
          </table:table-cell>
          <table:table-cell office:value-type="float" office:value="5935" calcext:value-type="float">
            <text:p>5935</text:p>
          </table:table-cell>
          <table:table-cell office:value-type="float" office:value="0.0041734125206731" calcext:value-type="float">
            <text:p>0.004173412520673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12540239375" calcext:value-type="float">
            <text:p>0.12540239375</text:p>
          </table:table-cell>
          <table:table-cell office:value-type="float" office:value="0" calcext:value-type="float">
            <text:p>0</text:p>
          </table:table-cell>
          <table:table-cell office:value-type="float" office:value="5919" calcext:value-type="float">
            <text:p>5919</text:p>
          </table:table-cell>
          <table:table-cell office:value-type="float" office:value="0.0047353359869863" calcext:value-type="float">
            <text:p>0.004735335986986</text:p>
          </table:table-cell>
          <table:table-cell table:formula="of:=PI()*(([.K164])^4-([.E164])^4)" office:value-type="float" office:value="0.000000000626572834672783" calcext:value-type="float">
            <text:p>6.26572834672783E-10</text:p>
          </table:table-cell>
          <table:table-cell table:formula="of:=[.L164]*((1000^4))" office:value-type="float" office:value="626.572834672783" calcext:value-type="float">
            <text:p>626.572834672783</text:p>
          </table:table-cell>
        </table:table-row>
        <table:table-row table:style-name="ro1">
          <table:table-cell office:value-type="float" office:value="0.00418" calcext:value-type="float">
            <text:p>0.00418</text:p>
          </table:table-cell>
          <table:table-cell office:value-type="float" office:value="0.126177" calcext:value-type="float">
            <text:p>0.126177</text:p>
          </table:table-cell>
          <table:table-cell office:value-type="float" office:value="0" calcext:value-type="float">
            <text:p>0</text:p>
          </table:table-cell>
          <table:table-cell office:value-type="float" office:value="5934" calcext:value-type="float">
            <text:p>5934</text:p>
          </table:table-cell>
          <table:table-cell office:value-type="float" office:value="0.004182732779601" calcext:value-type="float">
            <text:p>0.004182732779601</text:p>
          </table:table-cell>
          <table:table-cell/>
          <table:table-cell office:value-type="float" office:value="0.00474" calcext:value-type="float">
            <text:p>0.00474</text:p>
          </table:table-cell>
          <table:table-cell office:value-type="float" office:value="0.126177" calcext:value-type="float">
            <text:p>0.126177</text:p>
          </table:table-cell>
          <table:table-cell office:value-type="float" office:value="0" calcext:value-type="float">
            <text:p>0</text:p>
          </table:table-cell>
          <table:table-cell office:value-type="float" office:value="5916" calcext:value-type="float">
            <text:p>5916</text:p>
          </table:table-cell>
          <table:table-cell office:value-type="float" office:value="0.0047425689822539" calcext:value-type="float">
            <text:p>0.004742568982254</text:p>
          </table:table-cell>
          <table:table-cell table:formula="of:=PI()*(([.K165])^4-([.E165])^4)" office:value-type="float" office:value="0.000000000627704017048996" calcext:value-type="float">
            <text:p>6.27704017048996E-10</text:p>
          </table:table-cell>
          <table:table-cell table:formula="of:=[.L165]*((1000^4))" office:value-type="float" office:value="627.704017048997" calcext:value-type="float">
            <text:p>627.704017048997</text:p>
          </table:table-cell>
        </table:table-row>
        <table:table-row table:style-name="ro1">
          <table:table-cell table:number-columns-repeated="6"/>
          <table:table-cell office:value-type="float" office:value="0.00474" calcext:value-type="float">
            <text:p>0.00474</text:p>
          </table:table-cell>
          <table:table-cell office:value-type="float" office:value="0.12692366666667" calcext:value-type="float">
            <text:p>0.12692366666667</text:p>
          </table:table-cell>
          <table:table-cell office:value-type="float" office:value="0" calcext:value-type="float">
            <text:p>0</text:p>
          </table:table-cell>
          <table:table-cell office:value-type="float" office:value="8180" calcext:value-type="float">
            <text:p>8180</text:p>
          </table:table-cell>
          <table:table-cell office:value-type="float" office:value="0.0047416419024621" calcext:value-type="float">
            <text:p>0.0047416419024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00474" calcext:value-type="float">
            <text:p>0.00474</text:p>
          </table:table-cell>
          <table:table-cell office:value-type="float" office:value="0.12767033333333" calcext:value-type="float">
            <text:p>0.12767033333333</text:p>
          </table:table-cell>
          <table:table-cell office:value-type="float" office:value="0" calcext:value-type="float">
            <text:p>0</text:p>
          </table:table-cell>
          <table:table-cell office:value-type="float" office:value="8159" calcext:value-type="float">
            <text:p>8159</text:p>
          </table:table-cell>
          <table:table-cell office:value-type="float" office:value="0.0047396417423532" calcext:value-type="float">
            <text:p>0.00473964174235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00474" calcext:value-type="float">
            <text:p>0.00474</text:p>
          </table:table-cell>
          <table:table-cell office:value-type="float" office:value="0.128417" calcext:value-type="float">
            <text:p>0.128417</text:p>
          </table:table-cell>
          <table:table-cell office:value-type="float" office:value="0" calcext:value-type="float">
            <text:p>0</text:p>
          </table:table-cell>
          <table:table-cell office:value-type="float" office:value="8156" calcext:value-type="float">
            <text:p>8156</text:p>
          </table:table-cell>
          <table:table-cell office:value-type="float" office:value="0.0047372170310869" calcext:value-type="float">
            <text:p>0.00473721703108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6T11:13:49.579040299</meta:creation-date>
    <dc:date>2019-04-26T17:45:40.849575273</dc:date>
    <meta:editing-duration>PT5H20M9S</meta:editing-duration>
    <meta:editing-cycles>2</meta:editing-cycles>
    <meta:generator>LibreOffice/6.0.7.3$Linux_X86_64 LibreOffice_project/00m0$Build-3</meta:generator>
    <meta:document-statistic meta:table-count="1" meta:cell-count="1972" meta:object-count="0"/>
  </office:meta>
</office:document-meta>
</file>